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799166666666667" calcext:value-type="float">
            <text:p>0.799166666666667</text:p>
          </table:table-cell>
          <table:table-cell office:value-type="float" office:value="0.0516666666666667" calcext:value-type="float">
            <text:p>0.051666666666667</text:p>
          </table:table-cell>
        </table:table-row>
        <table:table-row table:style-name="ro1">
          <table:table-cell office:value-type="float" office:value="0.868333333333333" calcext:value-type="float">
            <text:p>0.868333333333333</text:p>
          </table:table-cell>
          <table:table-cell office:value-type="float" office:value="0.403333333333333" calcext:value-type="float">
            <text:p>0.403333333333333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0.981666666666667" calcext:value-type="float">
            <text:p>0.981666666666667</text:p>
          </table:table-cell>
          <table:table-cell office:value-type="float" office:value="5.03666666666667" calcext:value-type="float">
            <text:p>5.03666666666667</text:p>
          </table:table-cell>
        </table:table-row>
        <table:table-row table:style-name="ro1">
          <table:table-cell office:value-type="float" office:value="1.03666666666667" calcext:value-type="float">
            <text:p>1.03666666666667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1.0925" calcext:value-type="float">
            <text:p>1.0925</text:p>
          </table:table-cell>
          <table:table-cell office:value-type="float" office:value="15.4683333333333" calcext:value-type="float">
            <text:p>15.4683333333333</text:p>
          </table:table-cell>
        </table:table-row>
        <table:table-row table:style-name="ro1">
          <table:table-cell office:value-type="float" office:value="1.1475" calcext:value-type="float">
            <text:p>1.1475</text:p>
          </table:table-cell>
          <table:table-cell office:value-type="float" office:value="20.7675" calcext:value-type="float">
            <text:p>20.7675</text:p>
          </table:table-cell>
        </table:table-row>
        <table:table-row table:style-name="ro1">
          <table:table-cell office:value-type="float" office:value="1.2025" calcext:value-type="float">
            <text:p>1.2025</text:p>
          </table:table-cell>
          <table:table-cell office:value-type="float" office:value="25.4283333333333" calcext:value-type="float">
            <text:p>25.4283333333333</text:p>
          </table:table-cell>
        </table:table-row>
        <table:table-row table:style-name="ro1">
          <table:table-cell office:value-type="float" office:value="1.2575" calcext:value-type="float">
            <text:p>1.2575</text:p>
          </table:table-cell>
          <table:table-cell office:value-type="float" office:value="29.3083333333333" calcext:value-type="float">
            <text:p>29.3083333333333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32.4175" calcext:value-type="float">
            <text:p>32.4175</text:p>
          </table:table-cell>
        </table:table-row>
        <table:table-row table:style-name="ro1">
          <table:table-cell office:value-type="float" office:value="1.3675" calcext:value-type="float">
            <text:p>1.3675</text:p>
          </table:table-cell>
          <table:table-cell office:value-type="float" office:value="34.8758333333333" calcext:value-type="float">
            <text:p>34.8758333333333</text:p>
          </table:table-cell>
        </table:table-row>
        <table:table-row table:style-name="ro1">
          <table:table-cell office:value-type="float" office:value="1.4225" calcext:value-type="float">
            <text:p>1.4225</text:p>
          </table:table-cell>
          <table:table-cell office:value-type="float" office:value="36.8383333333333" calcext:value-type="float">
            <text:p>36.8383333333333</text:p>
          </table:table-cell>
        </table:table-row>
        <table:table-row table:style-name="ro1">
          <table:table-cell office:value-type="float" office:value="1.4775" calcext:value-type="float">
            <text:p>1.4775</text:p>
          </table:table-cell>
          <table:table-cell office:value-type="float" office:value="38.3358333333333" calcext:value-type="float">
            <text:p>38.3358333333333</text:p>
          </table:table-cell>
        </table:table-row>
        <table:table-row table:style-name="ro1">
          <table:table-cell office:value-type="float" office:value="1.5325" calcext:value-type="float">
            <text:p>1.5325</text:p>
          </table:table-cell>
          <table:table-cell office:value-type="float" office:value="39.5108333333333" calcext:value-type="float">
            <text:p>39.5108333333333</text:p>
          </table:table-cell>
        </table:table-row>
        <table:table-row table:style-name="ro1">
          <table:table-cell office:value-type="float" office:value="1.5875" calcext:value-type="float">
            <text:p>1.5875</text:p>
          </table:table-cell>
          <table:table-cell office:value-type="float" office:value="40.4391666666667" calcext:value-type="float">
            <text:p>40.4391666666667</text:p>
          </table:table-cell>
        </table:table-row>
        <table:table-row table:style-name="ro1">
          <table:table-cell office:value-type="float" office:value="1.6425" calcext:value-type="float">
            <text:p>1.6425</text:p>
          </table:table-cell>
          <table:table-cell office:value-type="float" office:value="41.1825" calcext:value-type="float">
            <text:p>41.1825</text:p>
          </table:table-cell>
        </table:table-row>
        <table:table-row table:style-name="ro1">
          <table:table-cell office:value-type="float" office:value="1.6975" calcext:value-type="float">
            <text:p>1.6975</text:p>
          </table:table-cell>
          <table:table-cell office:value-type="float" office:value="41.815" calcext:value-type="float">
            <text:p>41.815</text:p>
          </table:table-cell>
        </table:table-row>
        <table:table-row table:style-name="ro1">
          <table:table-cell office:value-type="float" office:value="1.7525" calcext:value-type="float">
            <text:p>1.7525</text:p>
          </table:table-cell>
          <table:table-cell office:value-type="float" office:value="42.3458333333333" calcext:value-type="float">
            <text:p>42.3458333333333</text:p>
          </table:table-cell>
        </table:table-row>
        <table:table-row table:style-name="ro1">
          <table:table-cell office:value-type="float" office:value="1.8075" calcext:value-type="float">
            <text:p>1.8075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1.8625" calcext:value-type="float">
            <text:p>1.8625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1.9175" calcext:value-type="float">
            <text:p>1.9175</text:p>
          </table:table-cell>
          <table:table-cell office:value-type="float" office:value="43.5083333333333" calcext:value-type="float">
            <text:p>43.5083333333333</text:p>
          </table:table-cell>
        </table:table-row>
        <table:table-row table:style-name="ro1">
          <table:table-cell office:value-type="float" office:value="1.9725" calcext:value-type="float">
            <text:p>1.9725</text:p>
          </table:table-cell>
          <table:table-cell office:value-type="float" office:value="43.8083333333333" calcext:value-type="float">
            <text:p>43.8083333333333</text:p>
          </table:table-cell>
        </table:table-row>
        <table:table-row table:style-name="ro1">
          <table:table-cell office:value-type="float" office:value="2.0275" calcext:value-type="float">
            <text:p>2.0275</text:p>
          </table:table-cell>
          <table:table-cell office:value-type="float" office:value="44.125" calcext:value-type="float">
            <text:p>44.125</text:p>
          </table:table-cell>
        </table:table-row>
        <table:table-row table:style-name="ro1">
          <table:table-cell office:value-type="float" office:value="2.0825" calcext:value-type="float">
            <text:p>2.0825</text:p>
          </table:table-cell>
          <table:table-cell office:value-type="float" office:value="44.4041666666667" calcext:value-type="float">
            <text:p>44.4041666666667</text:p>
          </table:table-cell>
        </table:table-row>
        <table:table-row table:style-name="ro1">
          <table:table-cell office:value-type="float" office:value="2.1375" calcext:value-type="float">
            <text:p>2.1375</text:p>
          </table:table-cell>
          <table:table-cell office:value-type="float" office:value="44.6866666666667" calcext:value-type="float">
            <text:p>44.6866666666667</text:p>
          </table:table-cell>
        </table:table-row>
        <table:table-row table:style-name="ro1">
          <table:table-cell office:value-type="float" office:value="2.1925" calcext:value-type="float">
            <text:p>2.1925</text:p>
          </table:table-cell>
          <table:table-cell office:value-type="float" office:value="44.9458333333333" calcext:value-type="float">
            <text:p>44.9458333333333</text:p>
          </table:table-cell>
        </table:table-row>
        <table:table-row table:style-name="ro1">
          <table:table-cell office:value-type="float" office:value="2.2475" calcext:value-type="float">
            <text:p>2.2475</text:p>
          </table:table-cell>
          <table:table-cell office:value-type="float" office:value="45.2083333333333" calcext:value-type="float">
            <text:p>45.2083333333333</text:p>
          </table:table-cell>
        </table:table-row>
        <table:table-row table:style-name="ro1">
          <table:table-cell office:value-type="float" office:value="2.3025" calcext:value-type="float">
            <text:p>2.3025</text:p>
          </table:table-cell>
          <table:table-cell office:value-type="float" office:value="45.4983333333333" calcext:value-type="float">
            <text:p>45.4983333333333</text:p>
          </table:table-cell>
        </table:table-row>
        <table:table-row table:style-name="ro1">
          <table:table-cell office:value-type="float" office:value="2.3575" calcext:value-type="float">
            <text:p>2.3575</text:p>
          </table:table-cell>
          <table:table-cell office:value-type="float" office:value="45.8083333333333" calcext:value-type="float">
            <text:p>45.8083333333333</text:p>
          </table:table-cell>
        </table:table-row>
        <table:table-row table:style-name="ro1">
          <table:table-cell office:value-type="float" office:value="2.4125" calcext:value-type="float">
            <text:p>2.4125</text:p>
          </table:table-cell>
          <table:table-cell office:value-type="float" office:value="46.1558333333333" calcext:value-type="float">
            <text:p>46.1558333333333</text:p>
          </table:table-cell>
        </table:table-row>
        <table:table-row table:style-name="ro1">
          <table:table-cell office:value-type="float" office:value="2.4675" calcext:value-type="float">
            <text:p>2.4675</text:p>
          </table:table-cell>
          <table:table-cell office:value-type="float" office:value="46.5325" calcext:value-type="float">
            <text:p>46.5325</text:p>
          </table:table-cell>
        </table:table-row>
        <table:table-row table:style-name="ro1">
          <table:table-cell office:value-type="float" office:value="2.5225" calcext:value-type="float">
            <text:p>2.5225</text:p>
          </table:table-cell>
          <table:table-cell office:value-type="float" office:value="46.9325" calcext:value-type="float">
            <text:p>46.9325</text:p>
          </table:table-cell>
        </table:table-row>
        <table:table-row table:style-name="ro1">
          <table:table-cell office:value-type="float" office:value="2.5775" calcext:value-type="float">
            <text:p>2.5775</text:p>
          </table:table-cell>
          <table:table-cell office:value-type="float" office:value="47.3833333333333" calcext:value-type="float">
            <text:p>47.3833333333333</text:p>
          </table:table-cell>
        </table:table-row>
        <table:table-row table:style-name="ro1">
          <table:table-cell office:value-type="float" office:value="2.6325" calcext:value-type="float">
            <text:p>2.6325</text:p>
          </table:table-cell>
          <table:table-cell office:value-type="float" office:value="47.875" calcext:value-type="float">
            <text:p>47.875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office:value-type="float" office:value="48.3925" calcext:value-type="float">
            <text:p>48.3925</text:p>
          </table:table-cell>
        </table:table-row>
        <table:table-row table:style-name="ro1">
          <table:table-cell office:value-type="float" office:value="2.7425" calcext:value-type="float">
            <text:p>2.7425</text:p>
          </table:table-cell>
          <table:table-cell office:value-type="float" office:value="48.9116666666667" calcext:value-type="float">
            <text:p>48.9116666666667</text:p>
          </table:table-cell>
        </table:table-row>
        <table:table-row table:style-name="ro1">
          <table:table-cell office:value-type="float" office:value="2.7975" calcext:value-type="float">
            <text:p>2.7975</text:p>
          </table:table-cell>
          <table:table-cell office:value-type="float" office:value="49.44" calcext:value-type="float">
            <text:p>49.44</text:p>
          </table:table-cell>
        </table:table-row>
        <table:table-row table:style-name="ro1">
          <table:table-cell office:value-type="float" office:value="2.8525" calcext:value-type="float">
            <text:p>2.8525</text:p>
          </table:table-cell>
          <table:table-cell office:value-type="float" office:value="50.005" calcext:value-type="float">
            <text:p>50.005</text:p>
          </table:table-cell>
        </table:table-row>
        <table:table-row table:style-name="ro1">
          <table:table-cell office:value-type="float" office:value="2.9075" calcext:value-type="float">
            <text:p>2.9075</text:p>
          </table:table-cell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float" office:value="2.9625" calcext:value-type="float">
            <text:p>2.9625</text:p>
          </table:table-cell>
          <table:table-cell office:value-type="float" office:value="51.115" calcext:value-type="float">
            <text:p>51.115</text:p>
          </table:table-cell>
        </table:table-row>
        <table:table-row table:style-name="ro1">
          <table:table-cell office:value-type="float" office:value="3.0175" calcext:value-type="float">
            <text:p>3.0175</text:p>
          </table:table-cell>
          <table:table-cell office:value-type="float" office:value="51.6425" calcext:value-type="float">
            <text:p>51.6425</text:p>
          </table:table-cell>
        </table:table-row>
        <table:table-row table:style-name="ro1">
          <table:table-cell office:value-type="float" office:value="3.0725" calcext:value-type="float">
            <text:p>3.0725</text:p>
          </table:table-cell>
          <table:table-cell office:value-type="float" office:value="52.4366666666667" calcext:value-type="float">
            <text:p>52.4366666666667</text:p>
          </table:table-cell>
        </table:table-row>
        <table:table-row table:style-name="ro1">
          <table:table-cell office:value-type="float" office:value="3.135" calcext:value-type="float">
            <text:p>3.135</text:p>
          </table:table-cell>
          <table:table-cell office:value-type="float" office:value="53.8233333333333" calcext:value-type="float">
            <text:p>53.8233333333333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56.1591666666667" calcext:value-type="float">
            <text:p>56.159166666666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59.4833333333333" calcext:value-type="float">
            <text:p>59.4833333333333</text:p>
          </table:table-cell>
        </table:table-row>
        <table:table-row table:style-name="ro1">
          <table:table-cell office:value-type="float" office:value="3.3825" calcext:value-type="float">
            <text:p>3.3825</text:p>
          </table:table-cell>
          <table:table-cell office:value-type="float" office:value="63.2425" calcext:value-type="float">
            <text:p>63.2425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66.9741666666667" calcext:value-type="float">
            <text:p>66.9741666666667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70.6158333333333" calcext:value-type="float">
            <text:p>70.6158333333333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76.3858333333333" calcext:value-type="float">
            <text:p>76.3858333333333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78.4991666666667" calcext:value-type="float">
            <text:p>78.4991666666667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80.2883333333334" calcext:value-type="float">
            <text:p>80.2883333333334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81.6991666666667" calcext:value-type="float">
            <text:p>81.6991666666667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82.8241666666667" calcext:value-type="float">
            <text:p>82.8241666666667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83.8091666666667" calcext:value-type="float">
            <text:p>83.8091666666667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84.6108333333333" calcext:value-type="float">
            <text:p>84.6108333333333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85.3133333333333" calcext:value-type="float">
            <text:p>85.3133333333333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85.89" calcext:value-type="float">
            <text:p>85.89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86.4075" calcext:value-type="float">
            <text:p>86.4075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86.8716666666667" calcext:value-type="float">
            <text:p>86.8716666666667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87.2508333333333" calcext:value-type="float">
            <text:p>87.2508333333333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87.6341666666667" calcext:value-type="float">
            <text:p>87.6341666666667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87.9591666666667" calcext:value-type="float">
            <text:p>87.9591666666667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88.2358333333333" calcext:value-type="float">
            <text:p>88.2358333333333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88.5408333333333" calcext:value-type="float">
            <text:p>88.5408333333333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88.815" calcext:value-type="float">
            <text:p>88.815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89.0841666666667" calcext:value-type="float">
            <text:p>89.0841666666667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89.355" calcext:value-type="float">
            <text:p>89.355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89.6275" calcext:value-type="float">
            <text:p>89.6275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89.8816666666667" calcext:value-type="float">
            <text:p>89.8816666666667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90.14" calcext:value-type="float">
            <text:p>90.14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90.67" calcext:value-type="float">
            <text:p>90.67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90.9583333333333" calcext:value-type="float">
            <text:p>90.9583333333333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91.2125" calcext:value-type="float">
            <text:p>91.2125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91.4883333333333" calcext:value-type="float">
            <text:p>91.4883333333333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91.795" calcext:value-type="float">
            <text:p>91.795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92.0858333333333" calcext:value-type="float">
            <text:p>92.0858333333333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92.3691666666667" calcext:value-type="float">
            <text:p>92.3691666666667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92.6558333333333" calcext:value-type="float">
            <text:p>92.6558333333333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92.9733333333333" calcext:value-type="float">
            <text:p>92.9733333333333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93.2741666666667" calcext:value-type="float">
            <text:p>93.2741666666667</text:p>
          </table:table-cell>
        </table:table-row>
        <table:table-row table:style-name="ro1">
          <table:table-cell office:value-type="float" office:value="7.075" calcext:value-type="float">
            <text:p>7.075</text:p>
          </table:table-cell>
          <table:table-cell office:value-type="float" office:value="93.5883333333333" calcext:value-type="float">
            <text:p>93.5883333333333</text:p>
          </table:table-cell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93.8916666666667" calcext:value-type="float">
            <text:p>93.8916666666667</text:p>
          </table:table-cell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94.2225" calcext:value-type="float">
            <text:p>94.2225</text:p>
          </table:table-cell>
        </table:table-row>
        <table:table-row table:style-name="ro1">
          <table:table-cell office:value-type="float" office:value="7.40833333333333" calcext:value-type="float">
            <text:p>7.40833333333333</text:p>
          </table:table-cell>
          <table:table-cell office:value-type="float" office:value="94.5458333333333" calcext:value-type="float">
            <text:p>94.5458333333333</text:p>
          </table:table-cell>
        </table:table-row>
        <table:table-row table:style-name="ro1">
          <table:table-cell office:value-type="float" office:value="7.50833333333333" calcext:value-type="float">
            <text:p>7.50833333333333</text:p>
          </table:table-cell>
          <table:table-cell office:value-type="float" office:value="94.8425" calcext:value-type="float">
            <text:p>94.8425</text:p>
          </table:table-cell>
        </table:table-row>
        <table:table-row table:style-name="ro1">
          <table:table-cell office:value-type="float" office:value="7.60833333333333" calcext:value-type="float">
            <text:p>7.60833333333333</text:p>
          </table:table-cell>
          <table:table-cell office:value-type="float" office:value="95.1616666666667" calcext:value-type="float">
            <text:p>95.1616666666667</text:p>
          </table:table-cell>
        </table:table-row>
        <table:table-row table:style-name="ro1">
          <table:table-cell office:value-type="float" office:value="7.71666666666667" calcext:value-type="float">
            <text:p>7.71666666666667</text:p>
          </table:table-cell>
          <table:table-cell office:value-type="float" office:value="95.4841666666667" calcext:value-type="float">
            <text:p>95.4841666666667</text:p>
          </table:table-cell>
        </table:table-row>
        <table:table-row table:style-name="ro1">
          <table:table-cell office:value-type="float" office:value="8.04166666666667" calcext:value-type="float">
            <text:p>8.04166666666667</text:p>
          </table:table-cell>
          <table:table-cell office:value-type="float" office:value="95.8116666666667" calcext:value-type="float">
            <text:p>95.8116666666667</text:p>
          </table:table-cell>
        </table:table-row>
        <table:table-row table:style-name="ro1">
          <table:table-cell office:value-type="float" office:value="8.59166666666667" calcext:value-type="float">
            <text:p>8.59166666666667</text:p>
          </table:table-cell>
          <table:table-cell office:value-type="float" office:value="96.1058333333333" calcext:value-type="float">
            <text:p>96.1058333333333</text:p>
          </table:table-cell>
        </table:table-row>
        <table:table-row table:style-name="ro1">
          <table:table-cell office:value-type="float" office:value="9.14166666666667" calcext:value-type="float">
            <text:p>9.14166666666667</text:p>
          </table:table-cell>
          <table:table-cell office:value-type="float" office:value="96.4058333333333" calcext:value-type="float">
            <text:p>96.4058333333333</text:p>
          </table:table-cell>
        </table:table-row>
        <table:table-row table:style-name="ro1">
          <table:table-cell office:value-type="float" office:value="9.69166666666667" calcext:value-type="float">
            <text:p>9.69166666666667</text:p>
          </table:table-cell>
          <table:table-cell office:value-type="float" office:value="96.6891666666667" calcext:value-type="float">
            <text:p>96.6891666666667</text:p>
          </table:table-cell>
        </table:table-row>
        <table:table-row table:style-name="ro1">
          <table:table-cell office:value-type="float" office:value="10.2416666666667" calcext:value-type="float">
            <text:p>10.2416666666667</text:p>
          </table:table-cell>
          <table:table-cell office:value-type="float" office:value="96.9316666666667" calcext:value-type="float">
            <text:p>96.9316666666667</text:p>
          </table:table-cell>
        </table:table-row>
        <table:table-row table:style-name="ro1">
          <table:table-cell office:value-type="float" office:value="10.7916666666667" calcext:value-type="float">
            <text:p>10.7916666666667</text:p>
          </table:table-cell>
          <table:table-cell office:value-type="float" office:value="97.1625" calcext:value-type="float">
            <text:p>97.1625</text:p>
          </table:table-cell>
        </table:table-row>
        <table:table-row table:style-name="ro1">
          <table:table-cell office:value-type="float" office:value="11.3416666666667" calcext:value-type="float">
            <text:p>11.3416666666667</text:p>
          </table:table-cell>
          <table:table-cell office:value-type="float" office:value="97.3866666666667" calcext:value-type="float">
            <text:p>97.3866666666667</text:p>
          </table:table-cell>
        </table:table-row>
        <table:table-row table:style-name="ro1">
          <table:table-cell office:value-type="float" office:value="11.8916666666667" calcext:value-type="float">
            <text:p>11.8916666666667</text:p>
          </table:table-cell>
          <table:table-cell office:value-type="float" office:value="97.5841666666667" calcext:value-type="float">
            <text:p>97.5841666666667</text:p>
          </table:table-cell>
        </table:table-row>
        <table:table-row table:style-name="ro1">
          <table:table-cell office:value-type="float" office:value="12.4416666666667" calcext:value-type="float">
            <text:p>12.4416666666667</text:p>
          </table:table-cell>
          <table:table-cell office:value-type="float" office:value="97.7525" calcext:value-type="float">
            <text:p>97.7525</text:p>
          </table:table-cell>
        </table:table-row>
        <table:table-row table:style-name="ro1">
          <table:table-cell office:value-type="float" office:value="13.075" calcext:value-type="float">
            <text:p>13.075</text:p>
          </table:table-cell>
          <table:table-cell office:value-type="float" office:value="97.9116666666667" calcext:value-type="float">
            <text:p>97.9116666666667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office:value-type="float" office:value="98.0683333333333" calcext:value-type="float">
            <text:p>98.0683333333333</text:p>
          </table:table-cell>
        </table:table-row>
        <table:table-row table:style-name="ro1">
          <table:table-cell office:value-type="float" office:value="14.8416666666667" calcext:value-type="float">
            <text:p>14.8416666666667</text:p>
          </table:table-cell>
          <table:table-cell office:value-type="float" office:value="98.21" calcext:value-type="float">
            <text:p>98.21</text:p>
          </table:table-cell>
        </table:table-row>
        <table:table-row table:style-name="ro1">
          <table:table-cell office:value-type="float" office:value="16.1416666666667" calcext:value-type="float">
            <text:p>16.1416666666667</text:p>
          </table:table-cell>
          <table:table-cell office:value-type="float" office:value="98.3383333333333" calcext:value-type="float">
            <text:p>98.3383333333333</text:p>
          </table:table-cell>
        </table:table-row>
        <table:table-row table:style-name="ro1">
          <table:table-cell office:value-type="float" office:value="17.9416666666667" calcext:value-type="float">
            <text:p>17.9416666666667</text:p>
          </table:table-cell>
          <table:table-cell office:value-type="float" office:value="98.4725" calcext:value-type="float">
            <text:p>98.4725</text:p>
          </table:table-cell>
        </table:table-row>
        <table:table-row table:style-name="ro1">
          <table:table-cell office:value-type="float" office:value="28.7416666666667" calcext:value-type="float">
            <text:p>28.7416666666667</text:p>
          </table:table-cell>
          <table:table-cell office:value-type="float" office:value="98.5841666666667" calcext:value-type="float">
            <text:p>98.5841666666667</text:p>
          </table:table-cell>
        </table:table-row>
        <table:table-row table:style-name="ro1">
          <table:table-cell office:value-type="float" office:value="29.4583333333333" calcext:value-type="float">
            <text:p>29.4583333333333</text:p>
          </table:table-cell>
          <table:table-cell office:value-type="float" office:value="98.68" calcext:value-type="float">
            <text:p>98.68</text:p>
          </table:table-cell>
        </table:table-row>
        <table:table-row table:style-name="ro1">
          <table:table-cell office:value-type="float" office:value="32.2583333333333" calcext:value-type="float">
            <text:p>32.2583333333333</text:p>
          </table:table-cell>
          <table:table-cell office:value-type="float" office:value="98.7641666666667" calcext:value-type="float">
            <text:p>98.7641666666667</text:p>
          </table:table-cell>
        </table:table-row>
        <table:table-row table:style-name="ro1">
          <table:table-cell office:value-type="float" office:value="36.725" calcext:value-type="float">
            <text:p>36.725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float" office:value="39.4416666666667" calcext:value-type="float">
            <text:p>39.4416666666667</text:p>
          </table:table-cell>
          <table:table-cell office:value-type="float" office:value="98.9075" calcext:value-type="float">
            <text:p>98.9075</text:p>
          </table:table-cell>
        </table:table-row>
        <table:table-row table:style-name="ro1">
          <table:table-cell office:value-type="float" office:value="50.7416666666667" calcext:value-type="float">
            <text:p>50.7416666666667</text:p>
          </table:table-cell>
          <table:table-cell office:value-type="float" office:value="98.9791666666667" calcext:value-type="float">
            <text:p>98.9791666666667</text:p>
          </table:table-cell>
        </table:table-row>
        <table:table-row table:style-name="ro1">
          <table:table-cell office:value-type="float" office:value="55.875" calcext:value-type="float">
            <text:p>55.875</text:p>
          </table:table-cell>
          <table:table-cell office:value-type="float" office:value="99.0558333333333" calcext:value-type="float">
            <text:p>99.0558333333333</text:p>
          </table:table-cell>
        </table:table-row>
        <table:table-row table:style-name="ro1">
          <table:table-cell office:value-type="float" office:value="55.925" calcext:value-type="float">
            <text:p>55.925</text:p>
          </table:table-cell>
          <table:table-cell office:value-type="float" office:value="99.1091666666667" calcext:value-type="float">
            <text:p>99.1091666666667</text:p>
          </table:table-cell>
        </table:table-row>
        <table:table-row table:style-name="ro1">
          <table:table-cell office:value-type="float" office:value="55.975" calcext:value-type="float">
            <text:p>55.975</text:p>
          </table:table-cell>
          <table:table-cell office:value-type="float" office:value="99.1591666666667" calcext:value-type="float">
            <text:p>99.1591666666667</text:p>
          </table:table-cell>
        </table:table-row>
        <table:table-row table:style-name="ro1">
          <table:table-cell office:value-type="float" office:value="56.025" calcext:value-type="float">
            <text:p>56.025</text:p>
          </table:table-cell>
          <table:table-cell office:value-type="float" office:value="99.2108333333333" calcext:value-type="float">
            <text:p>99.2108333333333</text:p>
          </table:table-cell>
        </table:table-row>
        <table:table-row table:style-name="ro1">
          <table:table-cell office:value-type="float" office:value="56.075" calcext:value-type="float">
            <text:p>56.075</text:p>
          </table:table-cell>
          <table:table-cell office:value-type="float" office:value="99.2575" calcext:value-type="float">
            <text:p>99.2575</text:p>
          </table:table-cell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99.2933333333333" calcext:value-type="float">
            <text:p>99.2933333333333</text:p>
          </table:table-cell>
        </table:table-row>
        <table:table-row table:style-name="ro1">
          <table:table-cell office:value-type="float" office:value="56.175" calcext:value-type="float">
            <text:p>56.175</text:p>
          </table:table-cell>
          <table:table-cell office:value-type="float" office:value="99.3325" calcext:value-type="float">
            <text:p>99.3325</text:p>
          </table:table-cell>
        </table:table-row>
        <table:table-row table:style-name="ro1">
          <table:table-cell office:value-type="float" office:value="56.225" calcext:value-type="float">
            <text:p>56.225</text:p>
          </table:table-cell>
          <table:table-cell office:value-type="float" office:value="99.3616666666667" calcext:value-type="float">
            <text:p>99.3616666666667</text:p>
          </table:table-cell>
        </table:table-row>
        <table:table-row table:style-name="ro1">
          <table:table-cell office:value-type="float" office:value="56.275" calcext:value-type="float">
            <text:p>56.275</text:p>
          </table:table-cell>
          <table:table-cell office:value-type="float" office:value="99.3991666666667" calcext:value-type="float">
            <text:p>99.3991666666667</text:p>
          </table:table-cell>
        </table:table-row>
        <table:table-row table:style-name="ro1">
          <table:table-cell office:value-type="float" office:value="56.325" calcext:value-type="float">
            <text:p>56.325</text:p>
          </table:table-cell>
          <table:table-cell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56.375" calcext:value-type="float">
            <text:p>56.375</text:p>
          </table:table-cell>
          <table:table-cell office:value-type="float" office:value="99.4591666666667" calcext:value-type="float">
            <text:p>99.4591666666667</text:p>
          </table:table-cell>
        </table:table-row>
        <table:table-row table:style-name="ro1">
          <table:table-cell office:value-type="float" office:value="56.425" calcext:value-type="float">
            <text:p>56.425</text:p>
          </table:table-cell>
          <table:table-cell office:value-type="float" office:value="99.4841666666667" calcext:value-type="float">
            <text:p>99.4841666666667</text:p>
          </table:table-cell>
        </table:table-row>
        <table:table-row table:style-name="ro1">
          <table:table-cell office:value-type="float" office:value="56.475" calcext:value-type="float">
            <text:p>56.475</text:p>
          </table:table-cell>
          <table:table-cell office:value-type="float" office:value="99.5025" calcext:value-type="float">
            <text:p>99.5025</text:p>
          </table:table-cell>
        </table:table-row>
        <table:table-row table:style-name="ro1">
          <table:table-cell office:value-type="float" office:value="56.525" calcext:value-type="float">
            <text:p>56.525</text:p>
          </table:table-cell>
          <table:table-cell office:value-type="float" office:value="99.5191666666667" calcext:value-type="float">
            <text:p>99.5191666666667</text:p>
          </table:table-cell>
        </table:table-row>
        <table:table-row table:style-name="ro1">
          <table:table-cell office:value-type="float" office:value="56.575" calcext:value-type="float">
            <text:p>56.575</text:p>
          </table:table-cell>
          <table:table-cell office:value-type="float" office:value="99.5391666666667" calcext:value-type="float">
            <text:p>99.5391666666667</text:p>
          </table:table-cell>
        </table:table-row>
        <table:table-row table:style-name="ro1">
          <table:table-cell office:value-type="float" office:value="56.625" calcext:value-type="float">
            <text:p>56.625</text:p>
          </table:table-cell>
          <table:table-cell office:value-type="float" office:value="99.5558333333333" calcext:value-type="float">
            <text:p>99.5558333333333</text:p>
          </table:table-cell>
        </table:table-row>
        <table:table-row table:style-name="ro1">
          <table:table-cell office:value-type="float" office:value="56.675" calcext:value-type="float">
            <text:p>56.675</text:p>
          </table:table-cell>
          <table:table-cell office:value-type="float" office:value="99.5691666666667" calcext:value-type="float">
            <text:p>99.5691666666667</text:p>
          </table:table-cell>
        </table:table-row>
        <table:table-row table:style-name="ro1">
          <table:table-cell office:value-type="float" office:value="56.725" calcext:value-type="float">
            <text:p>56.725</text:p>
          </table:table-cell>
          <table:table-cell office:value-type="float" office:value="99.5808333333333" calcext:value-type="float">
            <text:p>99.5808333333333</text:p>
          </table:table-cell>
        </table:table-row>
        <table:table-row table:style-name="ro1">
          <table:table-cell office:value-type="float" office:value="56.775" calcext:value-type="float">
            <text:p>56.775</text:p>
          </table:table-cell>
          <table:table-cell office:value-type="float" office:value="99.595" calcext:value-type="float">
            <text:p>99.595</text:p>
          </table:table-cell>
        </table:table-row>
        <table:table-row table:style-name="ro1">
          <table:table-cell office:value-type="float" office:value="56.825" calcext:value-type="float">
            <text:p>56.825</text:p>
          </table:table-cell>
          <table:table-cell office:value-type="float" office:value="99.6075" calcext:value-type="float">
            <text:p>99.6075</text:p>
          </table:table-cell>
        </table:table-row>
        <table:table-row table:style-name="ro1">
          <table:table-cell office:value-type="float" office:value="56.875" calcext:value-type="float">
            <text:p>56.875</text:p>
          </table:table-cell>
          <table:table-cell office:value-type="float" office:value="99.6233333333333" calcext:value-type="float">
            <text:p>99.6233333333333</text:p>
          </table:table-cell>
        </table:table-row>
        <table:table-row table:style-name="ro1">
          <table:table-cell office:value-type="float" office:value="56.925" calcext:value-type="float">
            <text:p>56.925</text:p>
          </table:table-cell>
          <table:table-cell office:value-type="float" office:value="99.6341666666667" calcext:value-type="float">
            <text:p>99.6341666666667</text:p>
          </table:table-cell>
        </table:table-row>
        <table:table-row table:style-name="ro1">
          <table:table-cell office:value-type="float" office:value="56.975" calcext:value-type="float">
            <text:p>56.975</text:p>
          </table:table-cell>
          <table:table-cell office:value-type="float" office:value="99.6491666666667" calcext:value-type="float">
            <text:p>99.6491666666667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99.665" calcext:value-type="float">
            <text:p>99.665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99.6975" calcext:value-type="float">
            <text:p>99.6975</text:p>
          </table:table-cell>
        </table:table-row>
        <table:table-row table:style-name="ro1">
          <table:table-cell office:value-type="float" office:value="57.65" calcext:value-type="float">
            <text:p>57.65</text:p>
          </table:table-cell>
          <table:table-cell office:value-type="float" office:value="99.7266666666667" calcext:value-type="float">
            <text:p>99.7266666666667</text:p>
          </table:table-cell>
        </table:table-row>
        <table:table-row table:style-name="ro1">
          <table:table-cell office:value-type="float" office:value="58.0833333333333" calcext:value-type="float">
            <text:p>58.0833333333333</text:p>
          </table:table-cell>
          <table:table-cell office:value-type="float" office:value="99.7533333333333" calcext:value-type="float">
            <text:p>99.7533333333333</text:p>
          </table:table-cell>
        </table:table-row>
        <table:table-row table:style-name="ro1">
          <table:table-cell office:value-type="float" office:value="58.5833333333333" calcext:value-type="float">
            <text:p>58.5833333333333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59.0833333333333" calcext:value-type="float">
            <text:p>59.0833333333333</text:p>
          </table:table-cell>
          <table:table-cell office:value-type="float" office:value="99.795" calcext:value-type="float">
            <text:p>99.795</text:p>
          </table:table-cell>
        </table:table-row>
        <table:table-row table:style-name="ro1">
          <table:table-cell office:value-type="float" office:value="59.5833333333333" calcext:value-type="float">
            <text:p>59.5833333333333</text:p>
          </table:table-cell>
          <table:table-cell office:value-type="float" office:value="99.8133333333333" calcext:value-type="float">
            <text:p>99.8133333333333</text:p>
          </table:table-cell>
        </table:table-row>
        <table:table-row table:style-name="ro1">
          <table:table-cell office:value-type="float" office:value="60.0833333333333" calcext:value-type="float">
            <text:p>60.0833333333333</text:p>
          </table:table-cell>
          <table:table-cell office:value-type="float" office:value="99.8308333333333" calcext:value-type="float">
            <text:p>99.8308333333333</text:p>
          </table:table-cell>
        </table:table-row>
        <table:table-row table:style-name="ro1">
          <table:table-cell office:value-type="float" office:value="60.5833333333333" calcext:value-type="float">
            <text:p>60.5833333333333</text:p>
          </table:table-cell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61.0833333333333" calcext:value-type="float">
            <text:p>61.0833333333333</text:p>
          </table:table-cell>
          <table:table-cell office:value-type="float" office:value="99.8525" calcext:value-type="float">
            <text:p>99.8525</text:p>
          </table:table-cell>
        </table:table-row>
        <table:table-row table:style-name="ro1">
          <table:table-cell office:value-type="float" office:value="61.5833333333333" calcext:value-type="float">
            <text:p>61.5833333333333</text:p>
          </table:table-cell>
          <table:table-cell office:value-type="float" office:value="99.8616666666667" calcext:value-type="float">
            <text:p>99.8616666666667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63.0833333333333" calcext:value-type="float">
            <text:p>63.0833333333333</text:p>
          </table:table-cell>
          <table:table-cell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63.6666666666667" calcext:value-type="float">
            <text:p>63.6666666666667</text:p>
          </table:table-cell>
          <table:table-cell office:value-type="float" office:value="99.8791666666667" calcext:value-type="float">
            <text:p>99.8791666666667</text:p>
          </table:table-cell>
        </table:table-row>
        <table:table-row table:style-name="ro1">
          <table:table-cell office:value-type="float" office:value="64.1666666666667" calcext:value-type="float">
            <text:p>64.1666666666667</text:p>
          </table:table-cell>
          <table:table-cell office:value-type="float" office:value="99.8891666666667" calcext:value-type="float">
            <text:p>99.8891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.8941666666667" calcext:value-type="float">
            <text:p>99.8941666666667</text:p>
          </table:table-cell>
        </table:table-row>
        <table:table-row table:style-name="ro1">
          <table:table-cell office:value-type="float" office:value="65.6666666666667" calcext:value-type="float">
            <text:p>65.6666666666667</text:p>
          </table:table-cell>
          <table:table-cell office:value-type="float" office:value="99.8991666666667" calcext:value-type="float">
            <text:p>99.8991666666667</text:p>
          </table:table-cell>
        </table:table-row>
        <table:table-row table:style-name="ro1">
          <table:table-cell office:value-type="float" office:value="66.8333333333333" calcext:value-type="float">
            <text:p>66.8333333333333</text:p>
          </table:table-cell>
          <table:table-cell office:value-type="float" office:value="99.9025" calcext:value-type="float">
            <text:p>99.9025</text:p>
          </table:table-cell>
        </table:table-row>
        <table:table-row table:style-name="ro1">
          <table:table-cell office:value-type="float" office:value="67.6666666666667" calcext:value-type="float">
            <text:p>67.6666666666667</text:p>
          </table:table-cell>
          <table:table-cell office:value-type="float" office:value="99.9075" calcext:value-type="float">
            <text:p>99.907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99.9141666666667" calcext:value-type="float">
            <text:p>99.9141666666667</text:p>
          </table:table-cell>
        </table:table-row>
        <table:table-row table:style-name="ro1">
          <table:table-cell office:value-type="float" office:value="69.1666666666667" calcext:value-type="float">
            <text:p>69.1666666666667</text:p>
          </table:table-cell>
          <table:table-cell office:value-type="float" office:value="99.9183333333333" calcext:value-type="float">
            <text:p>99.9183333333333</text:p>
          </table:table-cell>
        </table:table-row>
        <table:table-row table:style-name="ro1">
          <table:table-cell office:value-type="float" office:value="70.1666666666667" calcext:value-type="float">
            <text:p>70.1666666666667</text:p>
          </table:table-cell>
          <table:table-cell office:value-type="float" office:value="99.9225" calcext:value-type="float">
            <text:p>99.9225</text:p>
          </table:table-cell>
        </table:table-row>
        <table:table-row table:style-name="ro1">
          <table:table-cell office:value-type="float" office:value="71.4166666666667" calcext:value-type="float">
            <text:p>71.4166666666667</text:p>
          </table:table-cell>
          <table:table-cell office:value-type="float" office:value="99.9258333333333" calcext:value-type="float">
            <text:p>99.9258333333333</text:p>
          </table:table-cell>
        </table:table-row>
        <table:table-row table:style-name="ro1">
          <table:table-cell office:value-type="float" office:value="72.0833333333333" calcext:value-type="float">
            <text:p>72.0833333333333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73.4166666666667" calcext:value-type="float">
            <text:p>73.4166666666667</text:p>
          </table:table-cell>
          <table:table-cell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74.5833333333333" calcext:value-type="float">
            <text:p>74.5833333333333</text:p>
          </table:table-cell>
          <table:table-cell office:value-type="float" office:value="99.9383333333333" calcext:value-type="float">
            <text:p>99.9383333333333</text:p>
          </table:table-cell>
        </table:table-row>
        <table:table-row table:style-name="ro1">
          <table:table-cell office:value-type="float" office:value="75.75" calcext:value-type="float">
            <text:p>75.75</text:p>
          </table:table-cell>
          <table:table-cell office:value-type="float" office:value="99.9425" calcext:value-type="float">
            <text:p>99.942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99.9475" calcext:value-type="float">
            <text:p>99.9475</text:p>
          </table:table-cell>
        </table:table-row>
        <table:table-row table:style-name="ro1">
          <table:table-cell office:value-type="float" office:value="78.25" calcext:value-type="float">
            <text:p>78.25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79.5833333333333" calcext:value-type="float">
            <text:p>79.5833333333333</text:p>
          </table:table-cell>
          <table:table-cell office:value-type="float" office:value="99.9558333333333" calcext:value-type="float">
            <text:p>99.9558333333333</text:p>
          </table:table-cell>
        </table:table-row>
        <table:table-row table:style-name="ro1">
          <table:table-cell office:value-type="float" office:value="80.3333333333334" calcext:value-type="float">
            <text:p>80.3333333333334</text:p>
          </table:table-cell>
          <table:table-cell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81.75" calcext:value-type="float">
            <text:p>81.75</text:p>
          </table:table-cell>
          <table:table-cell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84.1666666666667" calcext:value-type="float">
            <text:p>84.1666666666667</text:p>
          </table:table-cell>
          <table:table-cell office:value-type="float" office:value="99.9658333333333" calcext:value-type="float">
            <text:p>99.9658333333333</text:p>
          </table:table-cell>
        </table:table-row>
        <table:table-row table:style-name="ro1">
          <table:table-cell office:value-type="float" office:value="87.0833333333333" calcext:value-type="float">
            <text:p>87.0833333333333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92.5833333333333" calcext:value-type="float">
            <text:p>92.5833333333333</text:p>
          </table:table-cell>
          <table:table-cell office:value-type="float" office:value="99.9775" calcext:value-type="float">
            <text:p>99.9775</text:p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99.9791666666667" calcext:value-type="float">
            <text:p>99.9791666666667</text:p>
          </table:table-cell>
        </table:table-row>
        <table:table-row table:style-name="ro1">
          <table:table-cell office:value-type="float" office:value="111.916666666667" calcext:value-type="float">
            <text:p>111.916666666667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23.583333333333" calcext:value-type="float">
            <text:p>123.583333333333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37.833333333333" calcext:value-type="float">
            <text:p>137.833333333333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38.75" calcext:value-type="float">
            <text:p>138.75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41.25" calcext:value-type="float">
            <text:p>141.25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43.75" calcext:value-type="float">
            <text:p>143.7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46.25" calcext:value-type="float">
            <text:p>146.2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60.416666666667" calcext:value-type="float">
            <text:p>160.41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66.25" calcext:value-type="float">
            <text:p>166.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241666666666667" calcext:value-type="float">
            <text:p>0.024166666666667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228333333333333" calcext:value-type="float">
            <text:p>0.228333333333333</text:p>
          </table:table-cell>
        </table:table-row>
        <table:table-row table:style-name="ro1">
          <table:table-cell office:value-type="float" office:value="1.11166666666667" calcext:value-type="float">
            <text:p>1.11166666666667</text:p>
          </table:table-cell>
          <table:table-cell office:value-type="float" office:value="1.28666666666667" calcext:value-type="float">
            <text:p>1.28666666666667</text:p>
          </table:table-cell>
        </table:table-row>
        <table:table-row table:style-name="ro1">
          <table:table-cell office:value-type="float" office:value="1.16833333333333" calcext:value-type="float">
            <text:p>1.16833333333333</text:p>
          </table:table-cell>
          <table:table-cell office:value-type="float" office:value="3.94916666666667" calcext:value-type="float">
            <text:p>3.94916666666667</text:p>
          </table:table-cell>
        </table:table-row>
        <table:table-row table:style-name="ro1">
          <table:table-cell office:value-type="float" office:value="1.22333333333333" calcext:value-type="float">
            <text:p>1.22333333333333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office:value-type="float" office:value="1.27833333333333" calcext:value-type="float">
            <text:p>1.27833333333333</text:p>
          </table:table-cell>
          <table:table-cell office:value-type="float" office:value="13.0958333333333" calcext:value-type="float">
            <text:p>13.0958333333333</text:p>
          </table:table-cell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18.1608333333333" calcext:value-type="float">
            <text:p>18.1608333333333</text:p>
          </table:table-cell>
        </table:table-row>
        <table:table-row table:style-name="ro1">
          <table:table-cell office:value-type="float" office:value="1.38833333333333" calcext:value-type="float">
            <text:p>1.38833333333333</text:p>
          </table:table-cell>
          <table:table-cell office:value-type="float" office:value="22.7608333333333" calcext:value-type="float">
            <text:p>22.7608333333333</text:p>
          </table:table-cell>
        </table:table-row>
        <table:table-row table:style-name="ro1">
          <table:table-cell office:value-type="float" office:value="1.44333333333333" calcext:value-type="float">
            <text:p>1.44333333333333</text:p>
          </table:table-cell>
          <table:table-cell office:value-type="float" office:value="26.7933333333333" calcext:value-type="float">
            <text:p>26.7933333333333</text:p>
          </table:table-cell>
        </table:table-row>
        <table:table-row table:style-name="ro1">
          <table:table-cell office:value-type="float" office:value="1.49833333333333" calcext:value-type="float">
            <text:p>1.49833333333333</text:p>
          </table:table-cell>
          <table:table-cell office:value-type="float" office:value="30.0891666666667" calcext:value-type="float">
            <text:p>30.0891666666667</text:p>
          </table:table-cell>
        </table:table-row>
        <table:table-row table:style-name="ro1">
          <table:table-cell office:value-type="float" office:value="1.55333333333333" calcext:value-type="float">
            <text:p>1.55333333333333</text:p>
          </table:table-cell>
          <table:table-cell office:value-type="float" office:value="32.7891666666667" calcext:value-type="float">
            <text:p>32.7891666666667</text:p>
          </table:table-cell>
        </table:table-row>
        <table:table-row table:style-name="ro1">
          <table:table-cell office:value-type="float" office:value="1.60833333333333" calcext:value-type="float">
            <text:p>1.60833333333333</text:p>
          </table:table-cell>
          <table:table-cell office:value-type="float" office:value="34.935" calcext:value-type="float">
            <text:p>34.935</text:p>
          </table:table-cell>
        </table:table-row>
        <table:table-row table:style-name="ro1">
          <table:table-cell office:value-type="float" office:value="1.66333333333333" calcext:value-type="float">
            <text:p>1.66333333333333</text:p>
          </table:table-cell>
          <table:table-cell office:value-type="float" office:value="36.5775" calcext:value-type="float">
            <text:p>36.5775</text:p>
          </table:table-cell>
        </table:table-row>
        <table:table-row table:style-name="ro1">
          <table:table-cell office:value-type="float" office:value="1.71833333333333" calcext:value-type="float">
            <text:p>1.71833333333333</text:p>
          </table:table-cell>
          <table:table-cell office:value-type="float" office:value="37.8891666666667" calcext:value-type="float">
            <text:p>37.8891666666667</text:p>
          </table:table-cell>
        </table:table-row>
        <table:table-row table:style-name="ro1">
          <table:table-cell office:value-type="float" office:value="1.77333333333333" calcext:value-type="float">
            <text:p>1.77333333333333</text:p>
          </table:table-cell>
          <table:table-cell office:value-type="float" office:value="38.9575" calcext:value-type="float">
            <text:p>38.9575</text:p>
          </table:table-cell>
        </table:table-row>
        <table:table-row table:style-name="ro1">
          <table:table-cell office:value-type="float" office:value="1.82833333333333" calcext:value-type="float">
            <text:p>1.82833333333333</text:p>
          </table:table-cell>
          <table:table-cell office:value-type="float" office:value="39.8958333333333" calcext:value-type="float">
            <text:p>39.8958333333333</text:p>
          </table:table-cell>
        </table:table-row>
        <table:table-row table:style-name="ro1">
          <table:table-cell office:value-type="float" office:value="1.88333333333333" calcext:value-type="float">
            <text:p>1.88333333333333</text:p>
          </table:table-cell>
          <table:table-cell office:value-type="float" office:value="40.9216666666667" calcext:value-type="float">
            <text:p>40.9216666666667</text:p>
          </table:table-cell>
        </table:table-row>
        <table:table-row table:style-name="ro1">
          <table:table-cell office:value-type="float" office:value="1.95333333333333" calcext:value-type="float">
            <text:p>1.95333333333333</text:p>
          </table:table-cell>
          <table:table-cell office:value-type="float" office:value="42.62" calcext:value-type="float">
            <text:p>42.62</text:p>
          </table:table-cell>
        </table:table-row>
        <table:table-row table:style-name="ro1">
          <table:table-cell office:value-type="float" office:value="2.03083333333333" calcext:value-type="float">
            <text:p>2.03083333333333</text:p>
          </table:table-cell>
          <table:table-cell office:value-type="float" office:value="45.0658333333333" calcext:value-type="float">
            <text:p>45.0658333333333</text:p>
          </table:table-cell>
        </table:table-row>
        <table:table-row table:style-name="ro1">
          <table:table-cell office:value-type="float" office:value="2.11583333333333" calcext:value-type="float">
            <text:p>2.11583333333333</text:p>
          </table:table-cell>
          <table:table-cell office:value-type="float" office:value="48.2091666666667" calcext:value-type="float">
            <text:p>48.2091666666667</text:p>
          </table:table-cell>
        </table:table-row>
        <table:table-row table:style-name="ro1">
          <table:table-cell office:value-type="float" office:value="2.20833333333333" calcext:value-type="float">
            <text:p>2.20833333333333</text:p>
          </table:table-cell>
          <table:table-cell office:value-type="float" office:value="51.9891666666667" calcext:value-type="float">
            <text:p>51.9891666666667</text:p>
          </table:table-cell>
        </table:table-row>
        <table:table-row table:style-name="ro1">
          <table:table-cell office:value-type="float" office:value="2.30833333333333" calcext:value-type="float">
            <text:p>2.30833333333333</text:p>
          </table:table-cell>
          <table:table-cell office:value-type="float" office:value="56.0941666666667" calcext:value-type="float">
            <text:p>56.0941666666667</text:p>
          </table:table-cell>
        </table:table-row>
        <table:table-row table:style-name="ro1">
          <table:table-cell office:value-type="float" office:value="2.40833333333333" calcext:value-type="float">
            <text:p>2.40833333333333</text:p>
          </table:table-cell>
          <table:table-cell office:value-type="float" office:value="60.0258333333333" calcext:value-type="float">
            <text:p>60.0258333333333</text:p>
          </table:table-cell>
        </table:table-row>
        <table:table-row table:style-name="ro1">
          <table:table-cell office:value-type="float" office:value="2.50833333333333" calcext:value-type="float">
            <text:p>2.50833333333333</text:p>
          </table:table-cell>
          <table:table-cell office:value-type="float" office:value="63.52" calcext:value-type="float">
            <text:p>63.52</text:p>
          </table:table-cell>
        </table:table-row>
        <table:table-row table:style-name="ro1">
          <table:table-cell office:value-type="float" office:value="2.60833333333333" calcext:value-type="float">
            <text:p>2.60833333333333</text:p>
          </table:table-cell>
          <table:table-cell office:value-type="float" office:value="66.5775" calcext:value-type="float">
            <text:p>66.5775</text:p>
          </table:table-cell>
        </table:table-row>
        <table:table-row table:style-name="ro1">
          <table:table-cell office:value-type="float" office:value="2.70833333333333" calcext:value-type="float">
            <text:p>2.70833333333333</text:p>
          </table:table-cell>
          <table:table-cell office:value-type="float" office:value="69.11" calcext:value-type="float">
            <text:p>69.11</text:p>
          </table:table-cell>
        </table:table-row>
        <table:table-row table:style-name="ro1">
          <table:table-cell office:value-type="float" office:value="2.80833333333333" calcext:value-type="float">
            <text:p>2.80833333333333</text:p>
          </table:table-cell>
          <table:table-cell office:value-type="float" office:value="71.1708333333333" calcext:value-type="float">
            <text:p>71.1708333333333</text:p>
          </table:table-cell>
        </table:table-row>
        <table:table-row table:style-name="ro1">
          <table:table-cell office:value-type="float" office:value="2.90833333333333" calcext:value-type="float">
            <text:p>2.90833333333333</text:p>
          </table:table-cell>
          <table:table-cell office:value-type="float" office:value="72.9141666666667" calcext:value-type="float">
            <text:p>72.9141666666667</text:p>
          </table:table-cell>
        </table:table-row>
        <table:table-row table:style-name="ro1">
          <table:table-cell office:value-type="float" office:value="3.00833333333333" calcext:value-type="float">
            <text:p>3.00833333333333</text:p>
          </table:table-cell>
          <table:table-cell office:value-type="float" office:value="74.4391666666667" calcext:value-type="float">
            <text:p>74.4391666666667</text:p>
          </table:table-cell>
        </table:table-row>
        <table:table-row table:style-name="ro1">
          <table:table-cell office:value-type="float" office:value="3.10833333333333" calcext:value-type="float">
            <text:p>3.10833333333333</text:p>
          </table:table-cell>
          <table:table-cell office:value-type="float" office:value="75.785" calcext:value-type="float">
            <text:p>75.785</text:p>
          </table:table-cell>
        </table:table-row>
        <table:table-row table:style-name="ro1">
          <table:table-cell office:value-type="float" office:value="3.20833333333333" calcext:value-type="float">
            <text:p>3.20833333333333</text:p>
          </table:table-cell>
          <table:table-cell office:value-type="float" office:value="76.9166666666667" calcext:value-type="float">
            <text:p>76.9166666666667</text:p>
          </table:table-cell>
        </table:table-row>
        <table:table-row table:style-name="ro1">
          <table:table-cell office:value-type="float" office:value="3.30833333333333" calcext:value-type="float">
            <text:p>3.30833333333333</text:p>
          </table:table-cell>
          <table:table-cell office:value-type="float" office:value="77.9541666666667" calcext:value-type="float">
            <text:p>77.9541666666667</text:p>
          </table:table-cell>
        </table:table-row>
        <table:table-row table:style-name="ro1">
          <table:table-cell office:value-type="float" office:value="3.40833333333333" calcext:value-type="float">
            <text:p>3.40833333333333</text:p>
          </table:table-cell>
          <table:table-cell office:value-type="float" office:value="78.8908333333333" calcext:value-type="float">
            <text:p>78.8908333333333</text:p>
          </table:table-cell>
        </table:table-row>
        <table:table-row table:style-name="ro1">
          <table:table-cell office:value-type="float" office:value="3.50833333333333" calcext:value-type="float">
            <text:p>3.50833333333333</text:p>
          </table:table-cell>
          <table:table-cell office:value-type="float" office:value="79.7658333333333" calcext:value-type="float">
            <text:p>79.7658333333333</text:p>
          </table:table-cell>
        </table:table-row>
        <table:table-row table:style-name="ro1">
          <table:table-cell office:value-type="float" office:value="3.60833333333333" calcext:value-type="float">
            <text:p>3.60833333333333</text:p>
          </table:table-cell>
          <table:table-cell office:value-type="float" office:value="80.6191666666667" calcext:value-type="float">
            <text:p>80.6191666666667</text:p>
          </table:table-cell>
        </table:table-row>
        <table:table-row table:style-name="ro1">
          <table:table-cell office:value-type="float" office:value="3.70833333333333" calcext:value-type="float">
            <text:p>3.70833333333333</text:p>
          </table:table-cell>
          <table:table-cell office:value-type="float" office:value="81.4025" calcext:value-type="float">
            <text:p>81.4025</text:p>
          </table:table-cell>
        </table:table-row>
        <table:table-row table:style-name="ro1">
          <table:table-cell office:value-type="float" office:value="3.80833333333333" calcext:value-type="float">
            <text:p>3.80833333333333</text:p>
          </table:table-cell>
          <table:table-cell office:value-type="float" office:value="82.1341666666667" calcext:value-type="float">
            <text:p>82.1341666666667</text:p>
          </table:table-cell>
        </table:table-row>
        <table:table-row table:style-name="ro1">
          <table:table-cell office:value-type="float" office:value="3.90833333333333" calcext:value-type="float">
            <text:p>3.90833333333333</text:p>
          </table:table-cell>
          <table:table-cell office:value-type="float" office:value="82.8425" calcext:value-type="float">
            <text:p>82.8425</text:p>
          </table:table-cell>
        </table:table-row>
        <table:table-row table:style-name="ro1">
          <table:table-cell office:value-type="float" office:value="4.00833333333333" calcext:value-type="float">
            <text:p>4.00833333333333</text:p>
          </table:table-cell>
          <table:table-cell office:value-type="float" office:value="83.5258333333333" calcext:value-type="float">
            <text:p>83.5258333333333</text:p>
          </table:table-cell>
        </table:table-row>
        <table:table-row table:style-name="ro1">
          <table:table-cell office:value-type="float" office:value="4.10833333333333" calcext:value-type="float">
            <text:p>4.10833333333333</text:p>
          </table:table-cell>
          <table:table-cell office:value-type="float" office:value="84.1533333333333" calcext:value-type="float">
            <text:p>84.1533333333333</text:p>
          </table:table-cell>
        </table:table-row>
        <table:table-row table:style-name="ro1">
          <table:table-cell office:value-type="float" office:value="4.20833333333333" calcext:value-type="float">
            <text:p>4.20833333333333</text:p>
          </table:table-cell>
          <table:table-cell office:value-type="float" office:value="84.7325" calcext:value-type="float">
            <text:p>84.7325</text:p>
          </table:table-cell>
        </table:table-row>
        <table:table-row table:style-name="ro1">
          <table:table-cell office:value-type="float" office:value="4.30833333333333" calcext:value-type="float">
            <text:p>4.30833333333333</text:p>
          </table:table-cell>
          <table:table-cell office:value-type="float" office:value="85.3091666666667" calcext:value-type="float">
            <text:p>85.3091666666667</text:p>
          </table:table-cell>
        </table:table-row>
        <table:table-row table:style-name="ro1">
          <table:table-cell office:value-type="float" office:value="4.40833333333333" calcext:value-type="float">
            <text:p>4.40833333333333</text:p>
          </table:table-cell>
          <table:table-cell office:value-type="float" office:value="85.8516666666667" calcext:value-type="float">
            <text:p>85.8516666666667</text:p>
          </table:table-cell>
        </table:table-row>
        <table:table-row table:style-name="ro1">
          <table:table-cell office:value-type="float" office:value="4.50833333333333" calcext:value-type="float">
            <text:p>4.50833333333333</text:p>
          </table:table-cell>
          <table:table-cell office:value-type="float" office:value="86.35" calcext:value-type="float">
            <text:p>86.35</text:p>
          </table:table-cell>
        </table:table-row>
        <table:table-row table:style-name="ro1">
          <table:table-cell office:value-type="float" office:value="4.60833333333333" calcext:value-type="float">
            <text:p>4.60833333333333</text:p>
          </table:table-cell>
          <table:table-cell office:value-type="float" office:value="86.8133333333333" calcext:value-type="float">
            <text:p>86.8133333333333</text:p>
          </table:table-cell>
        </table:table-row>
        <table:table-row table:style-name="ro1">
          <table:table-cell office:value-type="float" office:value="4.70833333333333" calcext:value-type="float">
            <text:p>4.70833333333333</text:p>
          </table:table-cell>
          <table:table-cell office:value-type="float" office:value="87.2216666666667" calcext:value-type="float">
            <text:p>87.2216666666667</text:p>
          </table:table-cell>
        </table:table-row>
        <table:table-row table:style-name="ro1">
          <table:table-cell office:value-type="float" office:value="4.80833333333333" calcext:value-type="float">
            <text:p>4.80833333333333</text:p>
          </table:table-cell>
          <table:table-cell office:value-type="float" office:value="87.6566666666667" calcext:value-type="float">
            <text:p>87.6566666666667</text:p>
          </table:table-cell>
        </table:table-row>
        <table:table-row table:style-name="ro1">
          <table:table-cell office:value-type="float" office:value="4.90833333333333" calcext:value-type="float">
            <text:p>4.90833333333333</text:p>
          </table:table-cell>
          <table:table-cell office:value-type="float" office:value="88.0675" calcext:value-type="float">
            <text:p>88.0675</text:p>
          </table:table-cell>
        </table:table-row>
        <table:table-row table:style-name="ro1">
          <table:table-cell office:value-type="float" office:value="5.00833333333333" calcext:value-type="float">
            <text:p>5.00833333333333</text:p>
          </table:table-cell>
          <table:table-cell office:value-type="float" office:value="88.4583333333334" calcext:value-type="float">
            <text:p>88.4583333333334</text:p>
          </table:table-cell>
        </table:table-row>
        <table:table-row table:style-name="ro1">
          <table:table-cell office:value-type="float" office:value="5.10833333333333" calcext:value-type="float">
            <text:p>5.10833333333333</text:p>
          </table:table-cell>
          <table:table-cell office:value-type="float" office:value="88.8325" calcext:value-type="float">
            <text:p>88.8325</text:p>
          </table:table-cell>
        </table:table-row>
        <table:table-row table:style-name="ro1">
          <table:table-cell office:value-type="float" office:value="5.20833333333333" calcext:value-type="float">
            <text:p>5.20833333333333</text:p>
          </table:table-cell>
          <table:table-cell office:value-type="float" office:value="89.1916666666667" calcext:value-type="float">
            <text:p>89.1916666666667</text:p>
          </table:table-cell>
        </table:table-row>
        <table:table-row table:style-name="ro1">
          <table:table-cell office:value-type="float" office:value="5.30833333333333" calcext:value-type="float">
            <text:p>5.30833333333333</text:p>
          </table:table-cell>
          <table:table-cell office:value-type="float" office:value="89.5741666666667" calcext:value-type="float">
            <text:p>89.5741666666667</text:p>
          </table:table-cell>
        </table:table-row>
        <table:table-row table:style-name="ro1">
          <table:table-cell office:value-type="float" office:value="5.40833333333333" calcext:value-type="float">
            <text:p>5.40833333333333</text:p>
          </table:table-cell>
          <table:table-cell office:value-type="float" office:value="89.9425" calcext:value-type="float">
            <text:p>89.9425</text:p>
          </table:table-cell>
        </table:table-row>
        <table:table-row table:style-name="ro1">
          <table:table-cell office:value-type="float" office:value="5.50833333333333" calcext:value-type="float">
            <text:p>5.50833333333333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>
          <table:table-cell office:value-type="float" office:value="5.60833333333333" calcext:value-type="float">
            <text:p>5.60833333333333</text:p>
          </table:table-cell>
          <table:table-cell office:value-type="float" office:value="90.7066666666667" calcext:value-type="float">
            <text:p>90.7066666666667</text:p>
          </table:table-cell>
        </table:table-row>
        <table:table-row table:style-name="ro1">
          <table:table-cell office:value-type="float" office:value="5.70833333333333" calcext:value-type="float">
            <text:p>5.70833333333333</text:p>
          </table:table-cell>
          <table:table-cell office:value-type="float" office:value="91.0575" calcext:value-type="float">
            <text:p>91.0575</text:p>
          </table:table-cell>
        </table:table-row>
        <table:table-row table:style-name="ro1">
          <table:table-cell office:value-type="float" office:value="5.80833333333333" calcext:value-type="float">
            <text:p>5.80833333333333</text:p>
          </table:table-cell>
          <table:table-cell office:value-type="float" office:value="91.4416666666667" calcext:value-type="float">
            <text:p>91.4416666666667</text:p>
          </table:table-cell>
        </table:table-row>
        <table:table-row table:style-name="ro1">
          <table:table-cell office:value-type="float" office:value="5.90833333333333" calcext:value-type="float">
            <text:p>5.90833333333333</text:p>
          </table:table-cell>
          <table:table-cell office:value-type="float" office:value="91.8108333333333" calcext:value-type="float">
            <text:p>91.8108333333333</text:p>
          </table:table-cell>
        </table:table-row>
        <table:table-row table:style-name="ro1">
          <table:table-cell office:value-type="float" office:value="6.00833333333333" calcext:value-type="float">
            <text:p>6.00833333333333</text:p>
          </table:table-cell>
          <table:table-cell office:value-type="float" office:value="92.2041666666667" calcext:value-type="float">
            <text:p>92.2041666666667</text:p>
          </table:table-cell>
        </table:table-row>
        <table:table-row table:style-name="ro1">
          <table:table-cell office:value-type="float" office:value="6.10833333333333" calcext:value-type="float">
            <text:p>6.10833333333333</text:p>
          </table:table-cell>
          <table:table-cell office:value-type="float" office:value="92.5825" calcext:value-type="float">
            <text:p>92.5825</text:p>
          </table:table-cell>
        </table:table-row>
        <table:table-row table:style-name="ro1">
          <table:table-cell office:value-type="float" office:value="6.20833333333333" calcext:value-type="float">
            <text:p>6.20833333333333</text:p>
          </table:table-cell>
          <table:table-cell office:value-type="float" office:value="92.9483333333333" calcext:value-type="float">
            <text:p>92.9483333333333</text:p>
          </table:table-cell>
        </table:table-row>
        <table:table-row table:style-name="ro1">
          <table:table-cell office:value-type="float" office:value="6.30833333333333" calcext:value-type="float">
            <text:p>6.30833333333333</text:p>
          </table:table-cell>
          <table:table-cell office:value-type="float" office:value="93.3225" calcext:value-type="float">
            <text:p>93.3225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93.7133333333333" calcext:value-type="float">
            <text:p>93.7133333333333</text:p>
          </table:table-cell>
        </table:table-row>
        <table:table-row table:style-name="ro1">
          <table:table-cell office:value-type="float" office:value="6.50833333333333" calcext:value-type="float">
            <text:p>6.50833333333333</text:p>
          </table:table-cell>
          <table:table-cell office:value-type="float" office:value="94.08" calcext:value-type="float">
            <text:p>94.08</text:p>
          </table:table-cell>
        </table:table-row>
        <table:table-row table:style-name="ro1">
          <table:table-cell office:value-type="float" office:value="6.60833333333333" calcext:value-type="float">
            <text:p>6.60833333333333</text:p>
          </table:table-cell>
          <table:table-cell office:value-type="float" office:value="94.4416666666667" calcext:value-type="float">
            <text:p>94.4416666666667</text:p>
          </table:table-cell>
        </table:table-row>
        <table:table-row table:style-name="ro1">
          <table:table-cell office:value-type="float" office:value="6.70833333333333" calcext:value-type="float">
            <text:p>6.70833333333333</text:p>
          </table:table-cell>
          <table:table-cell office:value-type="float" office:value="94.79" calcext:value-type="float">
            <text:p>94.79</text:p>
          </table:table-cell>
        </table:table-row>
        <table:table-row table:style-name="ro1">
          <table:table-cell office:value-type="float" office:value="6.80833333333333" calcext:value-type="float">
            <text:p>6.80833333333333</text:p>
          </table:table-cell>
          <table:table-cell office:value-type="float" office:value="95.1116666666666" calcext:value-type="float">
            <text:p>95.1116666666666</text:p>
          </table:table-cell>
        </table:table-row>
        <table:table-row table:style-name="ro1">
          <table:table-cell office:value-type="float" office:value="6.90833333333333" calcext:value-type="float">
            <text:p>6.90833333333333</text:p>
          </table:table-cell>
          <table:table-cell office:value-type="float" office:value="95.4358333333333" calcext:value-type="float">
            <text:p>95.4358333333333</text:p>
          </table:table-cell>
        </table:table-row>
        <table:table-row table:style-name="ro1">
          <table:table-cell office:value-type="float" office:value="7.00833333333333" calcext:value-type="float">
            <text:p>7.00833333333333</text:p>
          </table:table-cell>
          <table:table-cell office:value-type="float" office:value="95.6925" calcext:value-type="float">
            <text:p>95.6925</text:p>
          </table:table-cell>
        </table:table-row>
        <table:table-row table:style-name="ro1">
          <table:table-cell office:value-type="float" office:value="7.10833333333333" calcext:value-type="float">
            <text:p>7.10833333333333</text:p>
          </table:table-cell>
          <table:table-cell office:value-type="float" office:value="95.9733333333333" calcext:value-type="float">
            <text:p>95.9733333333333</text:p>
          </table:table-cell>
        </table:table-row>
        <table:table-row table:style-name="ro1">
          <table:table-cell office:value-type="float" office:value="7.20833333333333" calcext:value-type="float">
            <text:p>7.20833333333333</text:p>
          </table:table-cell>
          <table:table-cell office:value-type="float" office:value="96.22" calcext:value-type="float">
            <text:p>96.22</text:p>
          </table:table-cell>
        </table:table-row>
        <table:table-row table:style-name="ro1">
          <table:table-cell office:value-type="float" office:value="7.30833333333333" calcext:value-type="float">
            <text:p>7.30833333333333</text:p>
          </table:table-cell>
          <table:table-cell office:value-type="float" office:value="96.4575" calcext:value-type="float">
            <text:p>96.4575</text:p>
          </table:table-cell>
        </table:table-row>
        <table:table-row table:style-name="ro1">
          <table:table-cell office:value-type="float" office:value="7.40833333333333" calcext:value-type="float">
            <text:p>7.40833333333333</text:p>
          </table:table-cell>
          <table:table-cell office:value-type="float" office:value="96.6733333333333" calcext:value-type="float">
            <text:p>96.6733333333333</text:p>
          </table:table-cell>
        </table:table-row>
        <table:table-row table:style-name="ro1">
          <table:table-cell office:value-type="float" office:value="7.50833333333333" calcext:value-type="float">
            <text:p>7.50833333333333</text:p>
          </table:table-cell>
          <table:table-cell office:value-type="float" office:value="96.88" calcext:value-type="float">
            <text:p>96.88</text:p>
          </table:table-cell>
        </table:table-row>
        <table:table-row table:style-name="ro1">
          <table:table-cell office:value-type="float" office:value="7.60833333333333" calcext:value-type="float">
            <text:p>7.60833333333333</text:p>
          </table:table-cell>
          <table:table-cell office:value-type="float" office:value="97.0941666666667" calcext:value-type="float">
            <text:p>97.0941666666667</text:p>
          </table:table-cell>
        </table:table-row>
        <table:table-row table:style-name="ro1">
          <table:table-cell office:value-type="float" office:value="7.70833333333333" calcext:value-type="float">
            <text:p>7.70833333333333</text:p>
          </table:table-cell>
          <table:table-cell office:value-type="float" office:value="97.2816666666667" calcext:value-type="float">
            <text:p>97.2816666666667</text:p>
          </table:table-cell>
        </table:table-row>
        <table:table-row table:style-name="ro1">
          <table:table-cell office:value-type="float" office:value="7.80833333333333" calcext:value-type="float">
            <text:p>7.80833333333333</text:p>
          </table:table-cell>
          <table:table-cell office:value-type="float" office:value="97.4383333333333" calcext:value-type="float">
            <text:p>97.4383333333333</text:p>
          </table:table-cell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97.6041666666667" calcext:value-type="float">
            <text:p>97.6041666666667</text:p>
          </table:table-cell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97.7566666666667" calcext:value-type="float">
            <text:p>97.7566666666667</text:p>
          </table:table-cell>
        </table:table-row>
        <table:table-row table:style-name="ro1">
          <table:table-cell office:value-type="float" office:value="8.11666666666667" calcext:value-type="float">
            <text:p>8.11666666666667</text:p>
          </table:table-cell>
          <table:table-cell office:value-type="float" office:value="97.8866666666667" calcext:value-type="float">
            <text:p>97.8866666666667</text:p>
          </table:table-cell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98.005" calcext:value-type="float">
            <text:p>98.005</text:p>
          </table:table-cell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98.1208333333333" calcext:value-type="float">
            <text:p>98.1208333333333</text:p>
          </table:table-cell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98.2233333333333" calcext:value-type="float">
            <text:p>98.2233333333333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98.3133333333333" calcext:value-type="float">
            <text:p>98.3133333333333</text:p>
          </table:table-cell>
        </table:table-row>
        <table:table-row table:style-name="ro1">
          <table:table-cell office:value-type="float" office:value="8.61666666666667" calcext:value-type="float">
            <text:p>8.61666666666667</text:p>
          </table:table-cell>
          <table:table-cell office:value-type="float" office:value="98.4008333333333" calcext:value-type="float">
            <text:p>98.4008333333333</text:p>
          </table:table-cell>
        </table:table-row>
        <table:table-row table:style-name="ro1">
          <table:table-cell office:value-type="float" office:value="8.71666666666667" calcext:value-type="float">
            <text:p>8.71666666666667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office:value-type="float" office:value="8.81666666666667" calcext:value-type="float">
            <text:p>8.81666666666667</text:p>
          </table:table-cell>
          <table:table-cell office:value-type="float" office:value="98.5558333333333" calcext:value-type="float">
            <text:p>98.5558333333333</text:p>
          </table:table-cell>
        </table:table-row>
        <table:table-row table:style-name="ro1">
          <table:table-cell office:value-type="float" office:value="8.91666666666667" calcext:value-type="float">
            <text:p>8.91666666666667</text:p>
          </table:table-cell>
          <table:table-cell office:value-type="float" office:value="98.6325" calcext:value-type="float">
            <text:p>98.6325</text:p>
          </table:table-cell>
        </table:table-row>
        <table:table-row table:style-name="ro1">
          <table:table-cell office:value-type="float" office:value="9.09166666666667" calcext:value-type="float">
            <text:p>9.09166666666667</text:p>
          </table:table-cell>
          <table:table-cell office:value-type="float" office:value="98.7333333333333" calcext:value-type="float">
            <text:p>98.7333333333333</text:p>
          </table:table-cell>
        </table:table-row>
        <table:table-row table:style-name="ro1">
          <table:table-cell office:value-type="float" office:value="9.56666666666667" calcext:value-type="float">
            <text:p>9.56666666666667</text:p>
          </table:table-cell>
          <table:table-cell office:value-type="float" office:value="98.8533333333333" calcext:value-type="float">
            <text:p>98.8533333333333</text:p>
          </table:table-cell>
        </table:table-row>
        <table:table-row table:style-name="ro1">
          <table:table-cell office:value-type="float" office:value="10.1166666666667" calcext:value-type="float">
            <text:p>10.1166666666667</text:p>
          </table:table-cell>
          <table:table-cell office:value-type="float" office:value="98.9483333333333" calcext:value-type="float">
            <text:p>98.9483333333333</text:p>
          </table:table-cell>
        </table:table-row>
        <table:table-row table:style-name="ro1">
          <table:table-cell office:value-type="float" office:value="10.6666666666667" calcext:value-type="float">
            <text:p>10.6666666666667</text:p>
          </table:table-cell>
          <table:table-cell office:value-type="float" office:value="99.0225" calcext:value-type="float">
            <text:p>99.0225</text:p>
          </table:table-cell>
        </table:table-row>
        <table:table-row table:style-name="ro1">
          <table:table-cell office:value-type="float" office:value="11.2166666666667" calcext:value-type="float">
            <text:p>11.2166666666667</text:p>
          </table:table-cell>
          <table:table-cell office:value-type="float" office:value="99.095" calcext:value-type="float">
            <text:p>99.095</text:p>
          </table:table-cell>
        </table:table-row>
        <table:table-row table:style-name="ro1">
          <table:table-cell office:value-type="float" office:value="11.7666666666667" calcext:value-type="float">
            <text:p>11.7666666666667</text:p>
          </table:table-cell>
          <table:table-cell office:value-type="float" office:value="99.15" calcext:value-type="float">
            <text:p>99.15</text:p>
          </table:table-cell>
        </table:table-row>
        <table:table-row table:style-name="ro1">
          <table:table-cell office:value-type="float" office:value="12.3166666666667" calcext:value-type="float">
            <text:p>12.3166666666667</text:p>
          </table:table-cell>
          <table:table-cell office:value-type="float" office:value="99.2033333333333" calcext:value-type="float">
            <text:p>99.2033333333333</text:p>
          </table:table-cell>
        </table:table-row>
        <table:table-row table:style-name="ro1">
          <table:table-cell office:value-type="float" office:value="12.8666666666667" calcext:value-type="float">
            <text:p>12.8666666666667</text:p>
          </table:table-cell>
          <table:table-cell office:value-type="float" office:value="99.2425" calcext:value-type="float">
            <text:p>99.2425</text:p>
          </table:table-cell>
        </table:table-row>
        <table:table-row table:style-name="ro1">
          <table:table-cell office:value-type="float" office:value="13.4166666666667" calcext:value-type="float">
            <text:p>13.4166666666667</text:p>
          </table:table-cell>
          <table:table-cell office:value-type="float" office:value="99.2833333333333" calcext:value-type="float">
            <text:p>99.2833333333333</text:p>
          </table:table-cell>
        </table:table-row>
        <table:table-row table:style-name="ro1">
          <table:table-cell office:value-type="float" office:value="13.9666666666667" calcext:value-type="float">
            <text:p>13.9666666666667</text:p>
          </table:table-cell>
          <table:table-cell office:value-type="float" office:value="99.3233333333333" calcext:value-type="float">
            <text:p>99.323333333333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99.3508333333334" calcext:value-type="float">
            <text:p>99.3508333333334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99.38" calcext:value-type="float">
            <text:p>99.38</text:p>
          </table:table-cell>
        </table:table-row>
        <table:table-row table:style-name="ro1">
          <table:table-cell office:value-type="float" office:value="15.8666666666667" calcext:value-type="float">
            <text:p>15.8666666666667</text:p>
          </table:table-cell>
          <table:table-cell office:value-type="float" office:value="99.4141666666667" calcext:value-type="float">
            <text:p>99.4141666666667</text:p>
          </table:table-cell>
        </table:table-row>
        <table:table-row table:style-name="ro1">
          <table:table-cell office:value-type="float" office:value="16.6666666666667" calcext:value-type="float">
            <text:p>16.6666666666667</text:p>
          </table:table-cell>
          <table:table-cell office:value-type="float" office:value="99.4391666666667" calcext:value-type="float">
            <text:p>99.4391666666667</text:p>
          </table:table-cell>
        </table:table-row>
        <table:table-row table:style-name="ro1">
          <table:table-cell office:value-type="float" office:value="18.1333333333333" calcext:value-type="float">
            <text:p>18.1333333333333</text:p>
          </table:table-cell>
          <table:table-cell office:value-type="float" office:value="99.465" calcext:value-type="float">
            <text:p>99.465</text:p>
          </table:table-cell>
        </table:table-row>
        <table:table-row table:style-name="ro1">
          <table:table-cell office:value-type="float" office:value="19.4333333333333" calcext:value-type="float">
            <text:p>19.4333333333333</text:p>
          </table:table-cell>
          <table:table-cell office:value-type="float" office:value="99.4825" calcext:value-type="float">
            <text:p>99.4825</text:p>
          </table:table-cell>
        </table:table-row>
        <table:table-row table:style-name="ro1">
          <table:table-cell office:value-type="float" office:value="21.0666666666667" calcext:value-type="float">
            <text:p>21.0666666666667</text:p>
          </table:table-cell>
          <table:table-cell office:value-type="float" office:value="99.5033333333333" calcext:value-type="float">
            <text:p>99.5033333333333</text:p>
          </table:table-cell>
        </table:table-row>
        <table:table-row table:style-name="ro1">
          <table:table-cell office:value-type="float" office:value="26.0333333333333" calcext:value-type="float">
            <text:p>26.0333333333333</text:p>
          </table:table-cell>
          <table:table-cell office:value-type="float" office:value="99.5225" calcext:value-type="float">
            <text:p>99.5225</text:p>
          </table:table-cell>
        </table:table-row>
        <table:table-row table:style-name="ro1">
          <table:table-cell office:value-type="float" office:value="30.4166666666667" calcext:value-type="float">
            <text:p>30.4166666666667</text:p>
          </table:table-cell>
          <table:table-cell office:value-type="float" office:value="99.5575" calcext:value-type="float">
            <text:p>99.5575</text:p>
          </table:table-cell>
        </table:table-row>
        <table:table-row table:style-name="ro1">
          <table:table-cell office:value-type="float" office:value="40.0333333333333" calcext:value-type="float">
            <text:p>40.0333333333333</text:p>
          </table:table-cell>
          <table:table-cell office:value-type="float" office:value="99.5883333333333" calcext:value-type="float">
            <text:p>99.5883333333333</text:p>
          </table:table-cell>
        </table:table-row>
        <table:table-row table:style-name="ro1">
          <table:table-cell office:value-type="float" office:value="43.225" calcext:value-type="float">
            <text:p>43.225</text:p>
          </table:table-cell>
          <table:table-cell office:value-type="float" office:value="99.63" calcext:value-type="float">
            <text:p>99.63</text:p>
          </table:table-cell>
        </table:table-row>
        <table:table-row table:style-name="ro1">
          <table:table-cell office:value-type="float" office:value="44.9916666666667" calcext:value-type="float">
            <text:p>44.9916666666667</text:p>
          </table:table-cell>
          <table:table-cell office:value-type="float" office:value="99.6683333333334" calcext:value-type="float">
            <text:p>99.66833333333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7075" calcext:value-type="float">
            <text:p>99.7075</text:p>
          </table:table-cell>
        </table:table-row>
        <table:table-row table:style-name="ro1">
          <table:table-cell office:value-type="float" office:value="63.6666666666667" calcext:value-type="float">
            <text:p>63.6666666666667</text:p>
          </table:table-cell>
          <table:table-cell office:value-type="float" office:value="99.7466666666667" calcext:value-type="float">
            <text:p>99.7466666666667</text:p>
          </table:table-cell>
        </table:table-row>
        <table:table-row table:style-name="ro1">
          <table:table-cell office:value-type="float" office:value="64.3333333333333" calcext:value-type="float">
            <text:p>64.3333333333333</text:p>
          </table:table-cell>
          <table:table-cell office:value-type="float" office:value="99.7725" calcext:value-type="float">
            <text:p>99.7725</text:p>
          </table:table-cell>
        </table:table-row>
        <table:table-row table:style-name="ro1">
          <table:table-cell office:value-type="float" office:value="64.8333333333333" calcext:value-type="float">
            <text:p>64.8333333333333</text:p>
          </table:table-cell>
          <table:table-cell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65.3333333333333" calcext:value-type="float">
            <text:p>65.3333333333333</text:p>
          </table:table-cell>
          <table:table-cell office:value-type="float" office:value="99.8075" calcext:value-type="float">
            <text:p>99.8075</text:p>
          </table:table-cell>
        </table:table-row>
        <table:table-row table:style-name="ro1">
          <table:table-cell office:value-type="float" office:value="65.8333333333333" calcext:value-type="float">
            <text:p>65.8333333333333</text:p>
          </table:table-cell>
          <table:table-cell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66.3333333333333" calcext:value-type="float">
            <text:p>66.3333333333333</text:p>
          </table:table-cell>
          <table:table-cell office:value-type="float" office:value="99.8358333333333" calcext:value-type="float">
            <text:p>99.8358333333333</text:p>
          </table:table-cell>
        </table:table-row>
        <table:table-row table:style-name="ro1">
          <table:table-cell office:value-type="float" office:value="66.9166666666667" calcext:value-type="float">
            <text:p>66.9166666666667</text:p>
          </table:table-cell>
          <table:table-cell office:value-type="float" office:value="99.8441666666667" calcext:value-type="float">
            <text:p>99.8441666666667</text:p>
          </table:table-cell>
        </table:table-row>
        <table:table-row table:style-name="ro1">
          <table:table-cell office:value-type="float" office:value="67.6666666666667" calcext:value-type="float">
            <text:p>67.6666666666667</text:p>
          </table:table-cell>
          <table:table-cell office:value-type="float" office:value="99.8525" calcext:value-type="float">
            <text:p>99.8525</text:p>
          </table:table-cell>
        </table:table-row>
        <table:table-row table:style-name="ro1">
          <table:table-cell office:value-type="float" office:value="68.4166666666667" calcext:value-type="float">
            <text:p>68.4166666666667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68.9166666666667" calcext:value-type="float">
            <text:p>68.9166666666667</text:p>
          </table:table-cell>
          <table:table-cell office:value-type="float" office:value="99.8633333333333" calcext:value-type="float">
            <text:p>99.86333333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.8691666666667" calcext:value-type="float">
            <text:p>99.8691666666667</text:p>
          </table:table-cell>
        </table:table-row>
        <table:table-row table:style-name="ro1">
          <table:table-cell office:value-type="float" office:value="71.4166666666667" calcext:value-type="float">
            <text:p>71.4166666666667</text:p>
          </table:table-cell>
          <table:table-cell office:value-type="float" office:value="99.8741666666667" calcext:value-type="float">
            <text:p>99.8741666666667</text:p>
          </table:table-cell>
        </table:table-row>
        <table:table-row table:style-name="ro1">
          <table:table-cell office:value-type="float" office:value="72.1666666666667" calcext:value-type="float">
            <text:p>72.1666666666667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72.8333333333333" calcext:value-type="float">
            <text:p>72.8333333333333</text:p>
          </table:table-cell>
          <table:table-cell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73.8333333333333" calcext:value-type="float">
            <text:p>73.8333333333333</text:p>
          </table:table-cell>
          <table:table-cell office:value-type="float" office:value="99.8908333333333" calcext:value-type="float">
            <text:p>99.8908333333333</text:p>
          </table:table-cell>
        </table:table-row>
        <table:table-row table:style-name="ro1">
          <table:table-cell office:value-type="float" office:value="74.6666666666667" calcext:value-type="float">
            <text:p>74.6666666666667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75.6666666666667" calcext:value-type="float">
            <text:p>75.6666666666667</text:p>
          </table:table-cell>
          <table:table-cell office:value-type="float" office:value="99.9008333333333" calcext:value-type="float">
            <text:p>99.9008333333333</text:p>
          </table:table-cell>
        </table:table-row>
        <table:table-row table:style-name="ro1">
          <table:table-cell office:value-type="float" office:value="76.4166666666667" calcext:value-type="float">
            <text:p>76.4166666666667</text:p>
          </table:table-cell>
          <table:table-cell office:value-type="float" office:value="99.9058333333333" calcext:value-type="float">
            <text:p>99.9058333333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77.75" calcext:value-type="float">
            <text:p>77.75</text:p>
          </table:table-cell>
          <table:table-cell office:value-type="float" office:value="99.9141666666667" calcext:value-type="float">
            <text:p>99.914166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79.6666666666667" calcext:value-type="float">
            <text:p>79.6666666666667</text:p>
          </table:table-cell>
          <table:table-cell office:value-type="float" office:value="99.9241666666667" calcext:value-type="float">
            <text:p>99.9241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9291666666667" calcext:value-type="float">
            <text:p>99.9291666666667</text:p>
          </table:table-cell>
        </table:table-row>
        <table:table-row table:style-name="ro1">
          <table:table-cell office:value-type="float" office:value="81.75" calcext:value-type="float">
            <text:p>81.75</text:p>
          </table:table-cell>
          <table:table-cell office:value-type="float" office:value="99.9341666666667" calcext:value-type="float">
            <text:p>99.9341666666667</text:p>
          </table:table-cell>
        </table:table-row>
        <table:table-row table:style-name="ro1">
          <table:table-cell office:value-type="float" office:value="82.6666666666667" calcext:value-type="float">
            <text:p>82.6666666666667</text:p>
          </table:table-cell>
          <table:table-cell office:value-type="float" office:value="99.9375" calcext:value-type="float">
            <text:p>99.9375</text:p>
          </table:table-cell>
        </table:table-row>
        <table:table-row table:style-name="ro1">
          <table:table-cell office:value-type="float" office:value="84.9166666666667" calcext:value-type="float">
            <text:p>84.9166666666667</text:p>
          </table:table-cell>
          <table:table-cell office:value-type="float" office:value="99.9441666666667" calcext:value-type="float">
            <text:p>99.9441666666667</text:p>
          </table:table-cell>
        </table:table-row>
        <table:table-row table:style-name="ro1">
          <table:table-cell office:value-type="float" office:value="88.5833333333333" calcext:value-type="float">
            <text:p>88.5833333333333</text:p>
          </table:table-cell>
          <table:table-cell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89.4166666666667" calcext:value-type="float">
            <text:p>89.4166666666667</text:p>
          </table:table-cell>
          <table:table-cell office:value-type="float" office:value="99.9516666666667" calcext:value-type="float">
            <text:p>99.9516666666667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99.955" calcext:value-type="float">
            <text:p>99.955</text:p>
          </table:table-cell>
        </table:table-row>
        <table:table-row table:style-name="ro1">
          <table:table-cell office:value-type="float" office:value="92.5833333333333" calcext:value-type="float">
            <text:p>92.5833333333333</text:p>
          </table:table-cell>
          <table:table-cell office:value-type="float" office:value="99.9575" calcext:value-type="float">
            <text:p>99.9575</text:p>
          </table:table-cell>
        </table:table-row>
        <table:table-row table:style-name="ro1">
          <table:table-cell office:value-type="float" office:value="93.5833333333333" calcext:value-type="float">
            <text:p>93.5833333333333</text:p>
          </table:table-cell>
          <table:table-cell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95.6666666666667" calcext:value-type="float">
            <text:p>95.6666666666667</text:p>
          </table:table-cell>
          <table:table-cell office:value-type="float" office:value="99.9658333333333" calcext:value-type="float">
            <text:p>99.9658333333333</text:p>
          </table:table-cell>
        </table:table-row>
        <table:table-row table:style-name="ro1">
          <table:table-cell office:value-type="float" office:value="98.9166666666667" calcext:value-type="float">
            <text:p>98.9166666666667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01.916666666667" calcext:value-type="float">
            <text:p>101.916666666667</text:p>
          </table:table-cell>
          <table:table-cell office:value-type="float" office:value="99.9733333333333" calcext:value-type="float">
            <text:p>99.9733333333333</text:p>
          </table:table-cell>
        </table:table-row>
        <table:table-row table:style-name="ro1">
          <table:table-cell office:value-type="float" office:value="112.25" calcext:value-type="float">
            <text:p>112.25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16.416666666667" calcext:value-type="float">
            <text:p>116.416666666667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25.833333333333" calcext:value-type="float">
            <text:p>125.833333333333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9.9891666666667" calcext:value-type="float">
            <text:p>99.9891666666667</text:p>
          </table:table-cell>
        </table:table-row>
        <table:table-row table:style-name="ro1">
          <table:table-cell office:value-type="float" office:value="155.916666666667" calcext:value-type="float">
            <text:p>155.916666666667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171.083333333333" calcext:value-type="float">
            <text:p>171.083333333333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90.5" calcext:value-type="float">
            <text:p>190.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2.166666666667" calcext:value-type="float">
            <text:p>192.1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96.333333333333" calcext:value-type="float">
            <text:p>196.33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02.166666666667" calcext:value-type="float">
            <text:p>202.1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0.956666666666667" calcext:value-type="float">
            <text:p>0.95666666666666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02166666666667" calcext:value-type="float">
            <text:p>1.0216666666666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1.07666666666667" calcext:value-type="float">
            <text:p>1.07666666666667</text:p>
          </table:table-cell>
          <table:table-cell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float" office:value="1.13416666666667" calcext:value-type="float">
            <text:p>1.13416666666667</text:p>
          </table:table-cell>
          <table:table-cell office:value-type="float" office:value="4.44666666666667" calcext:value-type="float">
            <text:p>4.44666666666667</text:p>
          </table:table-cell>
        </table:table-row>
        <table:table-row table:style-name="ro1">
          <table:table-cell office:value-type="float" office:value="1.18916666666667" calcext:value-type="float">
            <text:p>1.18916666666667</text:p>
          </table:table-cell>
          <table:table-cell office:value-type="float" office:value="8.505" calcext:value-type="float">
            <text:p>8.505</text:p>
          </table:table-cell>
        </table:table-row>
        <table:table-row table:style-name="ro1">
          <table:table-cell office:value-type="float" office:value="1.24666666666667" calcext:value-type="float">
            <text:p>1.24666666666667</text:p>
          </table:table-cell>
          <table:table-cell office:value-type="float" office:value="13.3391666666667" calcext:value-type="float">
            <text:p>13.3391666666667</text:p>
          </table:table-cell>
        </table:table-row>
        <table:table-row table:style-name="ro1">
          <table:table-cell office:value-type="float" office:value="1.30166666666667" calcext:value-type="float">
            <text:p>1.30166666666667</text:p>
          </table:table-cell>
          <table:table-cell office:value-type="float" office:value="18.3116666666667" calcext:value-type="float">
            <text:p>18.3116666666667</text:p>
          </table:table-cell>
        </table:table-row>
        <table:table-row table:style-name="ro1">
          <table:table-cell office:value-type="float" office:value="1.35666666666667" calcext:value-type="float">
            <text:p>1.35666666666667</text:p>
          </table:table-cell>
          <table:table-cell office:value-type="float" office:value="22.7191666666667" calcext:value-type="float">
            <text:p>22.7191666666667</text:p>
          </table:table-cell>
        </table:table-row>
        <table:table-row table:style-name="ro1">
          <table:table-cell office:value-type="float" office:value="1.41166666666667" calcext:value-type="float">
            <text:p>1.41166666666667</text:p>
          </table:table-cell>
          <table:table-cell office:value-type="float" office:value="26.5658333333333" calcext:value-type="float">
            <text:p>26.5658333333333</text:p>
          </table:table-cell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29.725" calcext:value-type="float">
            <text:p>29.725</text:p>
          </table:table-cell>
        </table:table-row>
        <table:table-row table:style-name="ro1">
          <table:table-cell office:value-type="float" office:value="1.52166666666667" calcext:value-type="float">
            <text:p>1.52166666666667</text:p>
          </table:table-cell>
          <table:table-cell office:value-type="float" office:value="32.4458333333333" calcext:value-type="float">
            <text:p>32.4458333333333</text:p>
          </table:table-cell>
        </table:table-row>
        <table:table-row table:style-name="ro1">
          <table:table-cell office:value-type="float" office:value="1.57666666666667" calcext:value-type="float">
            <text:p>1.57666666666667</text:p>
          </table:table-cell>
          <table:table-cell office:value-type="float" office:value="34.4891666666667" calcext:value-type="float">
            <text:p>34.4891666666667</text:p>
          </table:table-cell>
        </table:table-row>
        <table:table-row table:style-name="ro1">
          <table:table-cell office:value-type="float" office:value="1.63166666666667" calcext:value-type="float">
            <text:p>1.63166666666667</text:p>
          </table:table-cell>
          <table:table-cell office:value-type="float" office:value="36.0725" calcext:value-type="float">
            <text:p>36.0725</text:p>
          </table:table-cell>
        </table:table-row>
        <table:table-row table:style-name="ro1">
          <table:table-cell office:value-type="float" office:value="1.68666666666667" calcext:value-type="float">
            <text:p>1.68666666666667</text:p>
          </table:table-cell>
          <table:table-cell office:value-type="float" office:value="37.345" calcext:value-type="float">
            <text:p>37.345</text:p>
          </table:table-cell>
        </table:table-row>
        <table:table-row table:style-name="ro1">
          <table:table-cell office:value-type="float" office:value="1.74166666666667" calcext:value-type="float">
            <text:p>1.74166666666667</text:p>
          </table:table-cell>
          <table:table-cell office:value-type="float" office:value="38.36" calcext:value-type="float">
            <text:p>38.36</text:p>
          </table:table-cell>
        </table:table-row>
        <table:table-row table:style-name="ro1">
          <table:table-cell office:value-type="float" office:value="1.79666666666667" calcext:value-type="float">
            <text:p>1.79666666666667</text:p>
          </table:table-cell>
          <table:table-cell office:value-type="float" office:value="39.23" calcext:value-type="float">
            <text:p>39.23</text:p>
          </table:table-cell>
        </table:table-row>
        <table:table-row table:style-name="ro1">
          <table:table-cell office:value-type="float" office:value="1.85166666666667" calcext:value-type="float">
            <text:p>1.85166666666667</text:p>
          </table:table-cell>
          <table:table-cell office:value-type="float" office:value="39.9291666666667" calcext:value-type="float">
            <text:p>39.9291666666667</text:p>
          </table:table-cell>
        </table:table-row>
        <table:table-row table:style-name="ro1">
          <table:table-cell office:value-type="float" office:value="1.90666666666667" calcext:value-type="float">
            <text:p>1.90666666666667</text:p>
          </table:table-cell>
          <table:table-cell office:value-type="float" office:value="40.5075" calcext:value-type="float">
            <text:p>40.5075</text:p>
          </table:table-cell>
        </table:table-row>
        <table:table-row table:style-name="ro1">
          <table:table-cell office:value-type="float" office:value="1.96166666666667" calcext:value-type="float">
            <text:p>1.96166666666667</text:p>
          </table:table-cell>
          <table:table-cell office:value-type="float" office:value="41.0275" calcext:value-type="float">
            <text:p>41.0275</text:p>
          </table:table-cell>
        </table:table-row>
        <table:table-row table:style-name="ro1">
          <table:table-cell office:value-type="float" office:value="2.01666666666667" calcext:value-type="float">
            <text:p>2.01666666666667</text:p>
          </table:table-cell>
          <table:table-cell office:value-type="float" office:value="41.4925" calcext:value-type="float">
            <text:p>41.4925</text:p>
          </table:table-cell>
        </table:table-row>
        <table:table-row table:style-name="ro1">
          <table:table-cell office:value-type="float" office:value="2.07166666666667" calcext:value-type="float">
            <text:p>2.07166666666667</text:p>
          </table:table-cell>
          <table:table-cell office:value-type="float" office:value="41.8908333333333" calcext:value-type="float">
            <text:p>41.8908333333333</text:p>
          </table:table-cell>
        </table:table-row>
        <table:table-row table:style-name="ro1">
          <table:table-cell office:value-type="float" office:value="2.12666666666667" calcext:value-type="float">
            <text:p>2.12666666666667</text:p>
          </table:table-cell>
          <table:table-cell office:value-type="float" office:value="42.2633333333333" calcext:value-type="float">
            <text:p>42.2633333333333</text:p>
          </table:table-cell>
        </table:table-row>
        <table:table-row table:style-name="ro1">
          <table:table-cell office:value-type="float" office:value="2.18166666666667" calcext:value-type="float">
            <text:p>2.18166666666667</text:p>
          </table:table-cell>
          <table:table-cell office:value-type="float" office:value="42.6116666666667" calcext:value-type="float">
            <text:p>42.6116666666667</text:p>
          </table:table-cell>
        </table:table-row>
        <table:table-row table:style-name="ro1">
          <table:table-cell office:value-type="float" office:value="2.23666666666667" calcext:value-type="float">
            <text:p>2.23666666666667</text:p>
          </table:table-cell>
          <table:table-cell office:value-type="float" office:value="42.9233333333333" calcext:value-type="float">
            <text:p>42.9233333333333</text:p>
          </table:table-cell>
        </table:table-row>
        <table:table-row table:style-name="ro1">
          <table:table-cell office:value-type="float" office:value="2.29166666666667" calcext:value-type="float">
            <text:p>2.29166666666667</text:p>
          </table:table-cell>
          <table:table-cell office:value-type="float" office:value="43.2033333333333" calcext:value-type="float">
            <text:p>43.2033333333333</text:p>
          </table:table-cell>
        </table:table-row>
        <table:table-row table:style-name="ro1">
          <table:table-cell office:value-type="float" office:value="2.34666666666667" calcext:value-type="float">
            <text:p>2.34666666666667</text:p>
          </table:table-cell>
          <table:table-cell office:value-type="float" office:value="43.4908333333333" calcext:value-type="float">
            <text:p>43.4908333333333</text:p>
          </table:table-cell>
        </table:table-row>
        <table:table-row table:style-name="ro1">
          <table:table-cell office:value-type="float" office:value="2.40166666666667" calcext:value-type="float">
            <text:p>2.40166666666667</text:p>
          </table:table-cell>
          <table:table-cell office:value-type="float" office:value="43.7683333333333" calcext:value-type="float">
            <text:p>43.7683333333333</text:p>
          </table:table-cell>
        </table:table-row>
        <table:table-row table:style-name="ro1">
          <table:table-cell office:value-type="float" office:value="2.45666666666667" calcext:value-type="float">
            <text:p>2.45666666666667</text:p>
          </table:table-cell>
          <table:table-cell office:value-type="float" office:value="44.0633333333333" calcext:value-type="float">
            <text:p>44.0633333333333</text:p>
          </table:table-cell>
        </table:table-row>
        <table:table-row table:style-name="ro1">
          <table:table-cell office:value-type="float" office:value="2.51166666666667" calcext:value-type="float">
            <text:p>2.51166666666667</text:p>
          </table:table-cell>
          <table:table-cell office:value-type="float" office:value="44.4825" calcext:value-type="float">
            <text:p>44.4825</text:p>
          </table:table-cell>
        </table:table-row>
        <table:table-row table:style-name="ro1">
          <table:table-cell office:value-type="float" office:value="2.57416666666667" calcext:value-type="float">
            <text:p>2.57416666666667</text:p>
          </table:table-cell>
          <table:table-cell office:value-type="float" office:value="45.3183333333333" calcext:value-type="float">
            <text:p>45.3183333333333</text:p>
          </table:table-cell>
        </table:table-row>
        <table:table-row table:style-name="ro1">
          <table:table-cell office:value-type="float" office:value="2.64416666666667" calcext:value-type="float">
            <text:p>2.64416666666667</text:p>
          </table:table-cell>
          <table:table-cell office:value-type="float" office:value="46.7091666666667" calcext:value-type="float">
            <text:p>46.7091666666667</text:p>
          </table:table-cell>
        </table:table-row>
        <table:table-row table:style-name="ro1">
          <table:table-cell office:value-type="float" office:value="2.72166666666667" calcext:value-type="float">
            <text:p>2.72166666666667</text:p>
          </table:table-cell>
          <table:table-cell office:value-type="float" office:value="48.6241666666667" calcext:value-type="float">
            <text:p>48.6241666666667</text:p>
          </table:table-cell>
        </table:table-row>
        <table:table-row table:style-name="ro1">
          <table:table-cell office:value-type="float" office:value="2.79916666666667" calcext:value-type="float">
            <text:p>2.79916666666667</text:p>
          </table:table-cell>
          <table:table-cell office:value-type="float" office:value="51.0308333333333" calcext:value-type="float">
            <text:p>51.0308333333333</text:p>
          </table:table-cell>
        </table:table-row>
        <table:table-row table:style-name="ro1">
          <table:table-cell office:value-type="float" office:value="2.89166666666667" calcext:value-type="float">
            <text:p>2.89166666666667</text:p>
          </table:table-cell>
          <table:table-cell office:value-type="float" office:value="54.2308333333333" calcext:value-type="float">
            <text:p>54.2308333333333</text:p>
          </table:table-cell>
        </table:table-row>
        <table:table-row table:style-name="ro1">
          <table:table-cell office:value-type="float" office:value="2.99166666666667" calcext:value-type="float">
            <text:p>2.99166666666667</text:p>
          </table:table-cell>
          <table:table-cell office:value-type="float" office:value="57.8416666666667" calcext:value-type="float">
            <text:p>57.8416666666667</text:p>
          </table:table-cell>
        </table:table-row>
        <table:table-row table:style-name="ro1">
          <table:table-cell office:value-type="float" office:value="3.09166666666667" calcext:value-type="float">
            <text:p>3.09166666666667</text:p>
          </table:table-cell>
          <table:table-cell office:value-type="float" office:value="61.6625" calcext:value-type="float">
            <text:p>61.6625</text:p>
          </table:table-cell>
        </table:table-row>
        <table:table-row table:style-name="ro1">
          <table:table-cell office:value-type="float" office:value="3.19166666666667" calcext:value-type="float">
            <text:p>3.19166666666667</text:p>
          </table:table-cell>
          <table:table-cell office:value-type="float" office:value="65.3175" calcext:value-type="float">
            <text:p>65.3175</text:p>
          </table:table-cell>
        </table:table-row>
        <table:table-row table:style-name="ro1">
          <table:table-cell office:value-type="float" office:value="3.29166666666667" calcext:value-type="float">
            <text:p>3.29166666666667</text:p>
          </table:table-cell>
          <table:table-cell office:value-type="float" office:value="68.585" calcext:value-type="float">
            <text:p>68.585</text:p>
          </table:table-cell>
        </table:table-row>
        <table:table-row table:style-name="ro1">
          <table:table-cell office:value-type="float" office:value="3.39166666666667" calcext:value-type="float">
            <text:p>3.39166666666667</text:p>
          </table:table-cell>
          <table:table-cell office:value-type="float" office:value="71.4675" calcext:value-type="float">
            <text:p>71.4675</text:p>
          </table:table-cell>
        </table:table-row>
        <table:table-row table:style-name="ro1">
          <table:table-cell office:value-type="float" office:value="3.49166666666667" calcext:value-type="float">
            <text:p>3.49166666666667</text:p>
          </table:table-cell>
          <table:table-cell office:value-type="float" office:value="73.9116666666667" calcext:value-type="float">
            <text:p>73.9116666666667</text:p>
          </table:table-cell>
        </table:table-row>
        <table:table-row table:style-name="ro1">
          <table:table-cell office:value-type="float" office:value="3.59166666666667" calcext:value-type="float">
            <text:p>3.59166666666667</text:p>
          </table:table-cell>
          <table:table-cell office:value-type="float" office:value="75.9466666666667" calcext:value-type="float">
            <text:p>75.9466666666667</text:p>
          </table:table-cell>
        </table:table-row>
        <table:table-row table:style-name="ro1">
          <table:table-cell office:value-type="float" office:value="3.69166666666667" calcext:value-type="float">
            <text:p>3.69166666666667</text:p>
          </table:table-cell>
          <table:table-cell office:value-type="float" office:value="77.7191666666667" calcext:value-type="float">
            <text:p>77.7191666666667</text:p>
          </table:table-cell>
        </table:table-row>
        <table:table-row table:style-name="ro1">
          <table:table-cell office:value-type="float" office:value="3.79166666666667" calcext:value-type="float">
            <text:p>3.79166666666667</text:p>
          </table:table-cell>
          <table:table-cell office:value-type="float" office:value="79.1725" calcext:value-type="float">
            <text:p>79.1725</text:p>
          </table:table-cell>
        </table:table-row>
        <table:table-row table:style-name="ro1">
          <table:table-cell office:value-type="float" office:value="3.89166666666667" calcext:value-type="float">
            <text:p>3.89166666666667</text:p>
          </table:table-cell>
          <table:table-cell office:value-type="float" office:value="80.4075" calcext:value-type="float">
            <text:p>80.4075</text:p>
          </table:table-cell>
        </table:table-row>
        <table:table-row table:style-name="ro1">
          <table:table-cell office:value-type="float" office:value="3.99166666666667" calcext:value-type="float">
            <text:p>3.99166666666667</text:p>
          </table:table-cell>
          <table:table-cell office:value-type="float" office:value="81.4733333333333" calcext:value-type="float">
            <text:p>81.4733333333333</text:p>
          </table:table-cell>
        </table:table-row>
        <table:table-row table:style-name="ro1">
          <table:table-cell office:value-type="float" office:value="4.09166666666667" calcext:value-type="float">
            <text:p>4.09166666666667</text:p>
          </table:table-cell>
          <table:table-cell office:value-type="float" office:value="82.3891666666667" calcext:value-type="float">
            <text:p>82.3891666666667</text:p>
          </table:table-cell>
        </table:table-row>
        <table:table-row table:style-name="ro1">
          <table:table-cell office:value-type="float" office:value="4.19166666666667" calcext:value-type="float">
            <text:p>4.19166666666667</text:p>
          </table:table-cell>
          <table:table-cell office:value-type="float" office:value="83.1433333333333" calcext:value-type="float">
            <text:p>83.1433333333333</text:p>
          </table:table-cell>
        </table:table-row>
        <table:table-row table:style-name="ro1">
          <table:table-cell office:value-type="float" office:value="4.29166666666667" calcext:value-type="float">
            <text:p>4.29166666666667</text:p>
          </table:table-cell>
          <table:table-cell office:value-type="float" office:value="83.8375" calcext:value-type="float">
            <text:p>83.8375</text:p>
          </table:table-cell>
        </table:table-row>
        <table:table-row table:style-name="ro1">
          <table:table-cell office:value-type="float" office:value="4.39166666666667" calcext:value-type="float">
            <text:p>4.39166666666667</text:p>
          </table:table-cell>
          <table:table-cell office:value-type="float" office:value="84.4683333333333" calcext:value-type="float">
            <text:p>84.4683333333333</text:p>
          </table:table-cell>
        </table:table-row>
        <table:table-row table:style-name="ro1">
          <table:table-cell office:value-type="float" office:value="4.49166666666667" calcext:value-type="float">
            <text:p>4.49166666666667</text:p>
          </table:table-cell>
          <table:table-cell office:value-type="float" office:value="84.9991666666667" calcext:value-type="float">
            <text:p>84.9991666666667</text:p>
          </table:table-cell>
        </table:table-row>
        <table:table-row table:style-name="ro1">
          <table:table-cell office:value-type="float" office:value="4.59166666666667" calcext:value-type="float">
            <text:p>4.59166666666667</text:p>
          </table:table-cell>
          <table:table-cell office:value-type="float" office:value="85.4608333333333" calcext:value-type="float">
            <text:p>85.4608333333333</text:p>
          </table:table-cell>
        </table:table-row>
        <table:table-row table:style-name="ro1">
          <table:table-cell office:value-type="float" office:value="4.69166666666667" calcext:value-type="float">
            <text:p>4.69166666666667</text:p>
          </table:table-cell>
          <table:table-cell office:value-type="float" office:value="85.8941666666667" calcext:value-type="float">
            <text:p>85.8941666666667</text:p>
          </table:table-cell>
        </table:table-row>
        <table:table-row table:style-name="ro1">
          <table:table-cell office:value-type="float" office:value="4.79166666666667" calcext:value-type="float">
            <text:p>4.79166666666667</text:p>
          </table:table-cell>
          <table:table-cell office:value-type="float" office:value="86.3083333333333" calcext:value-type="float">
            <text:p>86.3083333333333</text:p>
          </table:table-cell>
        </table:table-row>
        <table:table-row table:style-name="ro1">
          <table:table-cell office:value-type="float" office:value="4.89166666666667" calcext:value-type="float">
            <text:p>4.89166666666667</text:p>
          </table:table-cell>
          <table:table-cell office:value-type="float" office:value="86.7041666666667" calcext:value-type="float">
            <text:p>86.7041666666667</text:p>
          </table:table-cell>
        </table:table-row>
        <table:table-row table:style-name="ro1">
          <table:table-cell office:value-type="float" office:value="4.99166666666667" calcext:value-type="float">
            <text:p>4.99166666666667</text:p>
          </table:table-cell>
          <table:table-cell office:value-type="float" office:value="87.0675" calcext:value-type="float">
            <text:p>87.0675</text:p>
          </table:table-cell>
        </table:table-row>
        <table:table-row table:style-name="ro1">
          <table:table-cell office:value-type="float" office:value="5.09166666666667" calcext:value-type="float">
            <text:p>5.09166666666667</text:p>
          </table:table-cell>
          <table:table-cell office:value-type="float" office:value="87.4141666666667" calcext:value-type="float">
            <text:p>87.4141666666667</text:p>
          </table:table-cell>
        </table:table-row>
        <table:table-row table:style-name="ro1">
          <table:table-cell office:value-type="float" office:value="5.19166666666667" calcext:value-type="float">
            <text:p>5.19166666666667</text:p>
          </table:table-cell>
          <table:table-cell office:value-type="float" office:value="87.7641666666667" calcext:value-type="float">
            <text:p>87.7641666666667</text:p>
          </table:table-cell>
        </table:table-row>
        <table:table-row table:style-name="ro1">
          <table:table-cell office:value-type="float" office:value="5.29166666666667" calcext:value-type="float">
            <text:p>5.29166666666667</text:p>
          </table:table-cell>
          <table:table-cell office:value-type="float" office:value="88.1041666666667" calcext:value-type="float">
            <text:p>88.1041666666667</text:p>
          </table:table-cell>
        </table:table-row>
        <table:table-row table:style-name="ro1">
          <table:table-cell office:value-type="float" office:value="5.39166666666667" calcext:value-type="float">
            <text:p>5.39166666666667</text:p>
          </table:table-cell>
          <table:table-cell office:value-type="float" office:value="88.3941666666667" calcext:value-type="float">
            <text:p>88.3941666666667</text:p>
          </table:table-cell>
        </table:table-row>
        <table:table-row table:style-name="ro1">
          <table:table-cell office:value-type="float" office:value="5.49166666666667" calcext:value-type="float">
            <text:p>5.49166666666667</text:p>
          </table:table-cell>
          <table:table-cell office:value-type="float" office:value="88.7375" calcext:value-type="float">
            <text:p>88.7375</text:p>
          </table:table-cell>
        </table:table-row>
        <table:table-row table:style-name="ro1">
          <table:table-cell office:value-type="float" office:value="5.59166666666667" calcext:value-type="float">
            <text:p>5.59166666666667</text:p>
          </table:table-cell>
          <table:table-cell office:value-type="float" office:value="89.0508333333333" calcext:value-type="float">
            <text:p>89.0508333333333</text:p>
          </table:table-cell>
        </table:table-row>
        <table:table-row table:style-name="ro1">
          <table:table-cell office:value-type="float" office:value="5.69166666666667" calcext:value-type="float">
            <text:p>5.69166666666667</text:p>
          </table:table-cell>
          <table:table-cell office:value-type="float" office:value="89.3691666666667" calcext:value-type="float">
            <text:p>89.3691666666667</text:p>
          </table:table-cell>
        </table:table-row>
        <table:table-row table:style-name="ro1">
          <table:table-cell office:value-type="float" office:value="5.79166666666667" calcext:value-type="float">
            <text:p>5.79166666666667</text:p>
          </table:table-cell>
          <table:table-cell office:value-type="float" office:value="89.6983333333333" calcext:value-type="float">
            <text:p>89.6983333333333</text:p>
          </table:table-cell>
        </table:table-row>
        <table:table-row table:style-name="ro1">
          <table:table-cell office:value-type="float" office:value="5.89166666666667" calcext:value-type="float">
            <text:p>5.89166666666667</text:p>
          </table:table-cell>
          <table:table-cell office:value-type="float" office:value="90.0225" calcext:value-type="float">
            <text:p>90.0225</text:p>
          </table:table-cell>
        </table:table-row>
        <table:table-row table:style-name="ro1">
          <table:table-cell office:value-type="float" office:value="5.99166666666667" calcext:value-type="float">
            <text:p>5.99166666666667</text:p>
          </table:table-cell>
          <table:table-cell office:value-type="float" office:value="90.345" calcext:value-type="float">
            <text:p>90.345</text:p>
          </table:table-cell>
        </table:table-row>
        <table:table-row table:style-name="ro1">
          <table:table-cell office:value-type="float" office:value="6.09166666666667" calcext:value-type="float">
            <text:p>6.09166666666667</text:p>
          </table:table-cell>
          <table:table-cell office:value-type="float" office:value="90.6516666666667" calcext:value-type="float">
            <text:p>90.6516666666667</text:p>
          </table:table-cell>
        </table:table-row>
        <table:table-row table:style-name="ro1">
          <table:table-cell office:value-type="float" office:value="6.19166666666667" calcext:value-type="float">
            <text:p>6.19166666666667</text:p>
          </table:table-cell>
          <table:table-cell office:value-type="float" office:value="90.9875" calcext:value-type="float">
            <text:p>90.9875</text:p>
          </table:table-cell>
        </table:table-row>
        <table:table-row table:style-name="ro1">
          <table:table-cell office:value-type="float" office:value="6.29166666666667" calcext:value-type="float">
            <text:p>6.29166666666667</text:p>
          </table:table-cell>
          <table:table-cell office:value-type="float" office:value="91.3291666666667" calcext:value-type="float">
            <text:p>91.3291666666667</text:p>
          </table:table-cell>
        </table:table-row>
        <table:table-row table:style-name="ro1">
          <table:table-cell office:value-type="float" office:value="6.39166666666667" calcext:value-type="float">
            <text:p>6.39166666666667</text:p>
          </table:table-cell>
          <table:table-cell office:value-type="float" office:value="91.6808333333333" calcext:value-type="float">
            <text:p>91.6808333333333</text:p>
          </table:table-cell>
        </table:table-row>
        <table:table-row table:style-name="ro1">
          <table:table-cell office:value-type="float" office:value="6.49166666666667" calcext:value-type="float">
            <text:p>6.49166666666667</text:p>
          </table:table-cell>
          <table:table-cell office:value-type="float" office:value="91.995" calcext:value-type="float">
            <text:p>91.995</text:p>
          </table:table-cell>
        </table:table-row>
        <table:table-row table:style-name="ro1">
          <table:table-cell office:value-type="float" office:value="6.59166666666667" calcext:value-type="float">
            <text:p>6.59166666666667</text:p>
          </table:table-cell>
          <table:table-cell office:value-type="float" office:value="92.3308333333333" calcext:value-type="float">
            <text:p>92.3308333333333</text:p>
          </table:table-cell>
        </table:table-row>
        <table:table-row table:style-name="ro1">
          <table:table-cell office:value-type="float" office:value="6.69166666666667" calcext:value-type="float">
            <text:p>6.69166666666667</text:p>
          </table:table-cell>
          <table:table-cell office:value-type="float" office:value="92.6391666666667" calcext:value-type="float">
            <text:p>92.6391666666667</text:p>
          </table:table-cell>
        </table:table-row>
        <table:table-row table:style-name="ro1">
          <table:table-cell office:value-type="float" office:value="6.79166666666667" calcext:value-type="float">
            <text:p>6.79166666666667</text:p>
          </table:table-cell>
          <table:table-cell office:value-type="float" office:value="92.9633333333333" calcext:value-type="float">
            <text:p>92.9633333333333</text:p>
          </table:table-cell>
        </table:table-row>
        <table:table-row table:style-name="ro1">
          <table:table-cell office:value-type="float" office:value="6.89166666666667" calcext:value-type="float">
            <text:p>6.89166666666667</text:p>
          </table:table-cell>
          <table:table-cell office:value-type="float" office:value="93.2883333333333" calcext:value-type="float">
            <text:p>93.2883333333333</text:p>
          </table:table-cell>
        </table:table-row>
        <table:table-row table:style-name="ro1">
          <table:table-cell office:value-type="float" office:value="6.99166666666667" calcext:value-type="float">
            <text:p>6.99166666666667</text:p>
          </table:table-cell>
          <table:table-cell office:value-type="float" office:value="93.6133333333333" calcext:value-type="float">
            <text:p>93.6133333333333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3.9341666666667" calcext:value-type="float">
            <text:p>93.9341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4.255" calcext:value-type="float">
            <text:p>94.255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4.5616666666667" calcext:value-type="float">
            <text:p>94.561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8525" calcext:value-type="float">
            <text:p>94.852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5.1391666666667" calcext:value-type="float">
            <text:p>95.1391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5.4183333333333" calcext:value-type="float">
            <text:p>95.418333333333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5.6933333333333" calcext:value-type="float">
            <text:p>95.693333333333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5.9541666666667" calcext:value-type="float">
            <text:p>95.9541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6.19" calcext:value-type="float">
            <text:p>96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4066666666667" calcext:value-type="float">
            <text:p>96.40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6.6266666666667" calcext:value-type="float">
            <text:p>96.62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6.8391666666667" calcext:value-type="float">
            <text:p>96.8391666666667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97.0683333333333" calcext:value-type="float">
            <text:p>97.068333333333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7.3091666666667" calcext:value-type="float">
            <text:p>97.309166666666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97.5208333333333" calcext:value-type="float">
            <text:p>97.520833333333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7.715" calcext:value-type="float">
            <text:p>97.715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97.8741666666667" calcext:value-type="float">
            <text:p>97.8741666666667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98.0275" calcext:value-type="float">
            <text:p>98.0275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98.1591666666667" calcext:value-type="float">
            <text:p>98.1591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.2833333333333" calcext:value-type="float">
            <text:p>98.2833333333333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98.3883333333333" calcext:value-type="float">
            <text:p>98.388333333333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98.4775" calcext:value-type="float">
            <text:p>98.4775</text:p>
          </table:table-cell>
        </table:table-row>
        <table:table-row table:style-name="ro1">
          <table:table-cell office:value-type="float" office:value="13.7333333333333" calcext:value-type="float">
            <text:p>13.7333333333333</text:p>
          </table:table-cell>
          <table:table-cell office:value-type="float" office:value="98.5733333333333" calcext:value-type="float">
            <text:p>98.5733333333333</text:p>
          </table:table-cell>
        </table:table-row>
        <table:table-row table:style-name="ro1">
          <table:table-cell office:value-type="float" office:value="14.2833333333333" calcext:value-type="float">
            <text:p>14.2833333333333</text:p>
          </table:table-cell>
          <table:table-cell office:value-type="float" office:value="98.6675" calcext:value-type="float">
            <text:p>98.6675</text:p>
          </table:table-cell>
        </table:table-row>
        <table:table-row table:style-name="ro1">
          <table:table-cell office:value-type="float" office:value="14.9166666666667" calcext:value-type="float">
            <text:p>14.9166666666667</text:p>
          </table:table-cell>
          <table:table-cell office:value-type="float" office:value="98.7358333333333" calcext:value-type="float">
            <text:p>98.7358333333333</text:p>
          </table:table-cell>
        </table:table-row>
        <table:table-row table:style-name="ro1">
          <table:table-cell office:value-type="float" office:value="15.7166666666667" calcext:value-type="float">
            <text:p>15.7166666666667</text:p>
          </table:table-cell>
          <table:table-cell office:value-type="float" office:value="98.7966666666667" calcext:value-type="float">
            <text:p>98.7966666666667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98.8625" calcext:value-type="float">
            <text:p>98.862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8.9833333333333" calcext:value-type="float">
            <text:p>98.9833333333333</text:p>
          </table:table-cell>
        </table:table-row>
        <table:table-row table:style-name="ro1">
          <table:table-cell office:value-type="float" office:value="33.9166666666667" calcext:value-type="float">
            <text:p>33.9166666666667</text:p>
          </table:table-cell>
          <table:table-cell office:value-type="float" office:value="99.0341666666667" calcext:value-type="float">
            <text:p>99.0341666666667</text:p>
          </table:table-cell>
        </table:table-row>
        <table:table-row table:style-name="ro1">
          <table:table-cell office:value-type="float" office:value="53.2166666666667" calcext:value-type="float">
            <text:p>53.2166666666667</text:p>
          </table:table-cell>
          <table:table-cell office:value-type="float" office:value="99.0791666666667" calcext:value-type="float">
            <text:p>99.0791666666667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99.125" calcext:value-type="float">
            <text:p>99.12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99.17" calcext:value-type="float">
            <text:p>99.17</text:p>
          </table:table-cell>
        </table:table-row>
        <table:table-row table:style-name="ro1">
          <table:table-cell office:value-type="float" office:value="74.45" calcext:value-type="float">
            <text:p>74.45</text:p>
          </table:table-cell>
          <table:table-cell office:value-type="float" office:value="99.205" calcext:value-type="float">
            <text:p>99.205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99.2391666666667" calcext:value-type="float">
            <text:p>99.2391666666667</text:p>
          </table:table-cell>
        </table:table-row>
        <table:table-row table:style-name="ro1">
          <table:table-cell office:value-type="float" office:value="74.55" calcext:value-type="float">
            <text:p>74.55</text:p>
          </table:table-cell>
          <table:table-cell office:value-type="float" office:value="99.2683333333333" calcext:value-type="float">
            <text:p>99.2683333333333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99.2933333333333" calcext:value-type="float">
            <text:p>99.2933333333333</text:p>
          </table:table-cell>
        </table:table-row>
        <table:table-row table:style-name="ro1">
          <table:table-cell office:value-type="float" office:value="74.65" calcext:value-type="float">
            <text:p>74.65</text:p>
          </table:table-cell>
          <table:table-cell office:value-type="float" office:value="99.325" calcext:value-type="float">
            <text:p>99.325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99.3466666666667" calcext:value-type="float">
            <text:p>99.3466666666667</text:p>
          </table:table-cell>
        </table:table-row>
        <table:table-row table:style-name="ro1">
          <table:table-cell office:value-type="float" office:value="74.7583333333333" calcext:value-type="float">
            <text:p>74.7583333333333</text:p>
          </table:table-cell>
          <table:table-cell office:value-type="float" office:value="99.3641666666666" calcext:value-type="float">
            <text:p>99.3641666666666</text:p>
          </table:table-cell>
        </table:table-row>
        <table:table-row table:style-name="ro1">
          <table:table-cell office:value-type="float" office:value="74.8083333333333" calcext:value-type="float">
            <text:p>74.8083333333333</text:p>
          </table:table-cell>
          <table:table-cell office:value-type="float" office:value="99.3866666666667" calcext:value-type="float">
            <text:p>99.3866666666667</text:p>
          </table:table-cell>
        </table:table-row>
        <table:table-row table:style-name="ro1">
          <table:table-cell office:value-type="float" office:value="74.8583333333333" calcext:value-type="float">
            <text:p>74.8583333333333</text:p>
          </table:table-cell>
          <table:table-cell office:value-type="float" office:value="99.4091666666667" calcext:value-type="float">
            <text:p>99.4091666666667</text:p>
          </table:table-cell>
        </table:table-row>
        <table:table-row table:style-name="ro1">
          <table:table-cell office:value-type="float" office:value="74.9083333333333" calcext:value-type="float">
            <text:p>74.9083333333333</text:p>
          </table:table-cell>
          <table:table-cell office:value-type="float" office:value="99.425" calcext:value-type="float">
            <text:p>99.425</text:p>
          </table:table-cell>
        </table:table-row>
        <table:table-row table:style-name="ro1">
          <table:table-cell office:value-type="float" office:value="74.9583333333333" calcext:value-type="float">
            <text:p>74.9583333333333</text:p>
          </table:table-cell>
          <table:table-cell office:value-type="float" office:value="99.4516666666667" calcext:value-type="float">
            <text:p>99.4516666666667</text:p>
          </table:table-cell>
        </table:table-row>
        <table:table-row table:style-name="ro1">
          <table:table-cell office:value-type="float" office:value="75.0833333333333" calcext:value-type="float">
            <text:p>75.0833333333333</text:p>
          </table:table-cell>
          <table:table-cell office:value-type="float" office:value="99.485" calcext:value-type="float">
            <text:p>99.485</text:p>
          </table:table-cell>
        </table:table-row>
        <table:table-row table:style-name="ro1">
          <table:table-cell office:value-type="float" office:value="75.2833333333333" calcext:value-type="float">
            <text:p>75.2833333333333</text:p>
          </table:table-cell>
          <table:table-cell office:value-type="float" office:value="99.525" calcext:value-type="float">
            <text:p>99.525</text:p>
          </table:table-cell>
        </table:table-row>
        <table:table-row table:style-name="ro1">
          <table:table-cell office:value-type="float" office:value="75.5583333333333" calcext:value-type="float">
            <text:p>75.5583333333333</text:p>
          </table:table-cell>
          <table:table-cell office:value-type="float" office:value="99.57" calcext:value-type="float">
            <text:p>99.57</text:p>
          </table:table-cell>
        </table:table-row>
        <table:table-row table:style-name="ro1">
          <table:table-cell office:value-type="float" office:value="75.9083333333333" calcext:value-type="float">
            <text:p>75.9083333333333</text:p>
          </table:table-cell>
          <table:table-cell office:value-type="float" office:value="99.6158333333333" calcext:value-type="float">
            <text:p>99.6158333333333</text:p>
          </table:table-cell>
        </table:table-row>
        <table:table-row table:style-name="ro1">
          <table:table-cell office:value-type="float" office:value="76.3333333333333" calcext:value-type="float">
            <text:p>76.3333333333333</text:p>
          </table:table-cell>
          <table:table-cell office:value-type="float" office:value="99.6591666666667" calcext:value-type="float">
            <text:p>99.6591666666667</text:p>
          </table:table-cell>
        </table:table-row>
        <table:table-row table:style-name="ro1">
          <table:table-cell office:value-type="float" office:value="76.8333333333333" calcext:value-type="float">
            <text:p>76.8333333333333</text:p>
          </table:table-cell>
          <table:table-cell office:value-type="float" office:value="99.7016666666667" calcext:value-type="float">
            <text:p>99.7016666666667</text:p>
          </table:table-cell>
        </table:table-row>
        <table:table-row table:style-name="ro1">
          <table:table-cell office:value-type="float" office:value="77.3333333333333" calcext:value-type="float">
            <text:p>77.3333333333333</text:p>
          </table:table-cell>
          <table:table-cell office:value-type="float" office:value="99.725" calcext:value-type="float">
            <text:p>99.725</text:p>
          </table:table-cell>
        </table:table-row>
        <table:table-row table:style-name="ro1">
          <table:table-cell office:value-type="float" office:value="77.9166666666667" calcext:value-type="float">
            <text:p>77.9166666666667</text:p>
          </table:table-cell>
          <table:table-cell office:value-type="float" office:value="99.7433333333333" calcext:value-type="float">
            <text:p>99.7433333333333</text:p>
          </table:table-cell>
        </table:table-row>
        <table:table-row table:style-name="ro1">
          <table:table-cell office:value-type="float" office:value="78.4166666666667" calcext:value-type="float">
            <text:p>78.4166666666667</text:p>
          </table:table-cell>
          <table:table-cell office:value-type="float" office:value="99.7591666666667" calcext:value-type="float">
            <text:p>99.7591666666667</text:p>
          </table:table-cell>
        </table:table-row>
        <table:table-row table:style-name="ro1">
          <table:table-cell office:value-type="float" office:value="78.9166666666667" calcext:value-type="float">
            <text:p>78.9166666666667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79.4166666666667" calcext:value-type="float">
            <text:p>79.4166666666667</text:p>
          </table:table-cell>
          <table:table-cell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79.9166666666667" calcext:value-type="float">
            <text:p>79.9166666666667</text:p>
          </table:table-cell>
          <table:table-cell office:value-type="float" office:value="99.8016666666667" calcext:value-type="float">
            <text:p>99.8016666666667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99.8116666666667" calcext:value-type="float">
            <text:p>99.811666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.8241666666667" calcext:value-type="float">
            <text:p>99.8241666666667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99.8341666666667" calcext:value-type="float">
            <text:p>99.8341666666667</text:p>
          </table:table-cell>
        </table:table-row>
        <table:table-row table:style-name="ro1">
          <table:table-cell office:value-type="float" office:value="82.0833333333333" calcext:value-type="float">
            <text:p>82.0833333333333</text:p>
          </table:table-cell>
          <table:table-cell office:value-type="float" office:value="99.8408333333333" calcext:value-type="float">
            <text:p>99.8408333333333</text:p>
          </table:table-cell>
        </table:table-row>
        <table:table-row table:style-name="ro1">
          <table:table-cell office:value-type="float" office:value="82.5833333333333" calcext:value-type="float">
            <text:p>82.5833333333333</text:p>
          </table:table-cell>
          <table:table-cell office:value-type="float" office:value="99.8475" calcext:value-type="float">
            <text:p>99.8475</text:p>
          </table:table-cell>
        </table:table-row>
        <table:table-row table:style-name="ro1">
          <table:table-cell office:value-type="float" office:value="83.0833333333333" calcext:value-type="float">
            <text:p>83.0833333333333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83.5833333333333" calcext:value-type="float">
            <text:p>83.5833333333333</text:p>
          </table:table-cell>
          <table:table-cell office:value-type="float" office:value="99.8658333333333" calcext:value-type="float">
            <text:p>99.8658333333333</text:p>
          </table:table-cell>
        </table:table-row>
        <table:table-row table:style-name="ro1">
          <table:table-cell office:value-type="float" office:value="84.25" calcext:value-type="float">
            <text:p>84.25</text:p>
          </table:table-cell>
          <table:table-cell office:value-type="float" office:value="99.8733333333333" calcext:value-type="float">
            <text:p>99.8733333333333</text:p>
          </table:table-cell>
        </table:table-row>
        <table:table-row table:style-name="ro1">
          <table:table-cell office:value-type="float" office:value="84.9166666666667" calcext:value-type="float">
            <text:p>84.9166666666667</text:p>
          </table:table-cell>
          <table:table-cell office:value-type="float" office:value="99.8791666666667" calcext:value-type="float">
            <text:p>99.8791666666667</text:p>
          </table:table-cell>
        </table:table-row>
        <table:table-row table:style-name="ro1">
          <table:table-cell office:value-type="float" office:value="85.6666666666667" calcext:value-type="float">
            <text:p>85.6666666666667</text:p>
          </table:table-cell>
          <table:table-cell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87.0833333333333" calcext:value-type="float">
            <text:p>87.0833333333333</text:p>
          </table:table-cell>
          <table:table-cell office:value-type="float" office:value="99.8975" calcext:value-type="float">
            <text:p>99.8975</text:p>
          </table:table-cell>
        </table:table-row>
        <table:table-row table:style-name="ro1">
          <table:table-cell office:value-type="float" office:value="87.6666666666667" calcext:value-type="float">
            <text:p>87.6666666666667</text:p>
          </table:table-cell>
          <table:table-cell office:value-type="float" office:value="99.9033333333333" calcext:value-type="float">
            <text:p>99.9033333333333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90.25" calcext:value-type="float">
            <text:p>90.25</text:p>
          </table:table-cell>
          <table:table-cell office:value-type="float" office:value="99.9191666666667" calcext:value-type="float">
            <text:p>99.9191666666667</text:p>
          </table:table-cell>
        </table:table-row>
        <table:table-row table:style-name="ro1">
          <table:table-cell office:value-type="float" office:value="91.4166666666667" calcext:value-type="float">
            <text:p>91.4166666666667</text:p>
          </table:table-cell>
          <table:table-cell office:value-type="float" office:value="99.9241666666667" calcext:value-type="float">
            <text:p>99.9241666666667</text:p>
          </table:table-cell>
        </table:table-row>
        <table:table-row table:style-name="ro1">
          <table:table-cell office:value-type="float" office:value="93.0833333333333" calcext:value-type="float">
            <text:p>93.0833333333333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.9316666666667" calcext:value-type="float">
            <text:p>99.9316666666667</text:p>
          </table:table-cell>
        </table:table-row>
        <table:table-row table:style-name="ro1">
          <table:table-cell office:value-type="float" office:value="95.25" calcext:value-type="float">
            <text:p>95.25</text:p>
          </table:table-cell>
          <table:table-cell office:value-type="float" office:value="99.9358333333333" calcext:value-type="float">
            <text:p>99.9358333333333</text:p>
          </table:table-cell>
        </table:table-row>
        <table:table-row table:style-name="ro1">
          <table:table-cell office:value-type="float" office:value="96.4166666666667" calcext:value-type="float">
            <text:p>96.4166666666667</text:p>
          </table:table-cell>
          <table:table-cell office:value-type="float" office:value="99.9408333333333" calcext:value-type="float">
            <text:p>99.9408333333333</text:p>
          </table:table-cell>
        </table:table-row>
        <table:table-row table:style-name="ro1">
          <table:table-cell office:value-type="float" office:value="97.0833333333333" calcext:value-type="float">
            <text:p>97.0833333333333</text:p>
          </table:table-cell>
          <table:table-cell office:value-type="float" office:value="99.9458333333333" calcext:value-type="float">
            <text:p>99.9458333333333</text:p>
          </table:table-cell>
        </table:table-row>
        <table:table-row table:style-name="ro1">
          <table:table-cell office:value-type="float" office:value="97.8333333333333" calcext:value-type="float">
            <text:p>97.8333333333333</text:p>
          </table:table-cell>
          <table:table-cell office:value-type="float" office:value="99.9508333333333" calcext:value-type="float">
            <text:p>99.9508333333333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99.9558333333333" calcext:value-type="float">
            <text:p>99.9558333333333</text:p>
          </table:table-cell>
        </table:table-row>
        <table:table-row table:style-name="ro1">
          <table:table-cell office:value-type="float" office:value="99.9166666666667" calcext:value-type="float">
            <text:p>99.9166666666667</text:p>
          </table:table-cell>
          <table:table-cell office:value-type="float" office:value="99.9591666666667" calcext:value-type="float">
            <text:p>99.9591666666667</text:p>
          </table:table-cell>
        </table:table-row>
        <table:table-row table:style-name="ro1">
          <table:table-cell office:value-type="float" office:value="102.166666666667" calcext:value-type="float">
            <text:p>102.166666666667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11.75" calcext:value-type="float">
            <text:p>111.75</text:p>
          </table:table-cell>
          <table:table-cell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30.083333333333" calcext:value-type="float">
            <text:p>130.083333333333</text:p>
          </table:table-cell>
          <table:table-cell office:value-type="float" office:value="99.9791666666667" calcext:value-type="float">
            <text:p>99.9791666666667</text:p>
          </table:table-cell>
        </table:table-row>
        <table:table-row table:style-name="ro1">
          <table:table-cell office:value-type="float" office:value="131.666666666667" calcext:value-type="float">
            <text:p>131.666666666667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38.166666666667" calcext:value-type="float">
            <text:p>138.166666666667</text:p>
          </table:table-cell>
          <table:table-cell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44.25" calcext:value-type="float">
            <text:p>144.25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60.666666666667" calcext:value-type="float">
            <text:p>160.666666666667</text:p>
          </table:table-cell>
          <table:table-cell office:value-type="float" office:value="99.9925" calcext:value-type="float">
            <text:p>99.9925</text:p>
          </table:table-cell>
        </table:table-row>
        <table:table-row table:style-name="ro1">
          <table:table-cell office:value-type="float" office:value="168.416666666667" calcext:value-type="float">
            <text:p>168.416666666667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174.25" calcext:value-type="float">
            <text:p>174.25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193.416666666667" calcext:value-type="float">
            <text:p>193.416666666667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94.25" calcext:value-type="float">
            <text:p>194.2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5.083333333333" calcext:value-type="float">
            <text:p>195.08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7.583333333333" calcext:value-type="float">
            <text:p>197.583333333333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25.083333333333" calcext:value-type="float">
            <text:p>225.08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01083333333333" calcext:value-type="float">
            <text:p>1.01083333333333</text:p>
          </table:table-cell>
          <table:table-cell office:value-type="float" office:value="0.0291666666666667" calcext:value-type="float">
            <text:p>0.029166666666667</text:p>
          </table:table-cell>
        </table:table-row>
        <table:table-row table:style-name="ro1">
          <table:table-cell office:value-type="float" office:value="1.07583333333333" calcext:value-type="float">
            <text:p>1.07583333333333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1.13333333333333" calcext:value-type="float">
            <text:p>1.13333333333333</text:p>
          </table:table-cell>
          <table:table-cell office:value-type="float" office:value="1.23916666666667" calcext:value-type="float">
            <text:p>1.23916666666667</text:p>
          </table:table-cell>
        </table:table-row>
        <table:table-row table:style-name="ro1">
          <table:table-cell office:value-type="float" office:value="1.18833333333333" calcext:value-type="float">
            <text:p>1.18833333333333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.30083333333333" calcext:value-type="float">
            <text:p>1.30083333333333</text:p>
          </table:table-cell>
          <table:table-cell office:value-type="float" office:value="12.2258333333333" calcext:value-type="float">
            <text:p>12.2258333333333</text:p>
          </table:table-cell>
        </table:table-row>
        <table:table-row table:style-name="ro1">
          <table:table-cell office:value-type="float" office:value="1.35666666666667" calcext:value-type="float">
            <text:p>1.35666666666667</text:p>
          </table:table-cell>
          <table:table-cell office:value-type="float" office:value="16.9841666666667" calcext:value-type="float">
            <text:p>16.9841666666667</text:p>
          </table:table-cell>
        </table:table-row>
        <table:table-row table:style-name="ro1">
          <table:table-cell office:value-type="float" office:value="1.41166666666667" calcext:value-type="float">
            <text:p>1.41166666666667</text:p>
          </table:table-cell>
          <table:table-cell office:value-type="float" office:value="21.4525" calcext:value-type="float">
            <text:p>21.4525</text:p>
          </table:table-cell>
        </table:table-row>
        <table:table-row table:style-name="ro1">
          <table:table-cell office:value-type="float" office:value="1.46666666666667" calcext:value-type="float">
            <text:p>1.46666666666667</text:p>
          </table:table-cell>
          <table:table-cell office:value-type="float" office:value="25.2083333333333" calcext:value-type="float">
            <text:p>25.2083333333333</text:p>
          </table:table-cell>
        </table:table-row>
        <table:table-row table:style-name="ro1">
          <table:table-cell office:value-type="float" office:value="1.52166666666667" calcext:value-type="float">
            <text:p>1.52166666666667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.57666666666667" calcext:value-type="float">
            <text:p>1.57666666666667</text:p>
          </table:table-cell>
          <table:table-cell office:value-type="float" office:value="31.2475" calcext:value-type="float">
            <text:p>31.2475</text:p>
          </table:table-cell>
        </table:table-row>
        <table:table-row table:style-name="ro1">
          <table:table-cell office:value-type="float" office:value="1.63166666666667" calcext:value-type="float">
            <text:p>1.63166666666667</text:p>
          </table:table-cell>
          <table:table-cell office:value-type="float" office:value="33.3591666666667" calcext:value-type="float">
            <text:p>33.3591666666667</text:p>
          </table:table-cell>
        </table:table-row>
        <table:table-row table:style-name="ro1">
          <table:table-cell office:value-type="float" office:value="1.68666666666667" calcext:value-type="float">
            <text:p>1.68666666666667</text:p>
          </table:table-cell>
          <table:table-cell office:value-type="float" office:value="34.9891666666667" calcext:value-type="float">
            <text:p>34.9891666666667</text:p>
          </table:table-cell>
        </table:table-row>
        <table:table-row table:style-name="ro1">
          <table:table-cell office:value-type="float" office:value="1.74166666666667" calcext:value-type="float">
            <text:p>1.74166666666667</text:p>
          </table:table-cell>
          <table:table-cell office:value-type="float" office:value="36.3558333333333" calcext:value-type="float">
            <text:p>36.3558333333333</text:p>
          </table:table-cell>
        </table:table-row>
        <table:table-row table:style-name="ro1">
          <table:table-cell office:value-type="float" office:value="1.79666666666667" calcext:value-type="float">
            <text:p>1.79666666666667</text:p>
          </table:table-cell>
          <table:table-cell office:value-type="float" office:value="37.5633333333333" calcext:value-type="float">
            <text:p>37.5633333333333</text:p>
          </table:table-cell>
        </table:table-row>
        <table:table-row table:style-name="ro1">
          <table:table-cell office:value-type="float" office:value="1.85916666666667" calcext:value-type="float">
            <text:p>1.85916666666667</text:p>
          </table:table-cell>
          <table:table-cell office:value-type="float" office:value="39.0533333333333" calcext:value-type="float">
            <text:p>39.0533333333333</text:p>
          </table:table-cell>
        </table:table-row>
        <table:table-row table:style-name="ro1">
          <table:table-cell office:value-type="float" office:value="1.93666666666667" calcext:value-type="float">
            <text:p>1.93666666666667</text:p>
          </table:table-cell>
          <table:table-cell office:value-type="float" office:value="41.0566666666667" calcext:value-type="float">
            <text:p>41.0566666666667</text:p>
          </table:table-cell>
        </table:table-row>
        <table:table-row table:style-name="ro1">
          <table:table-cell office:value-type="float" office:value="2.01416666666667" calcext:value-type="float">
            <text:p>2.01416666666667</text:p>
          </table:table-cell>
          <table:table-cell office:value-type="float" office:value="43.5333333333333" calcext:value-type="float">
            <text:p>43.5333333333333</text:p>
          </table:table-cell>
        </table:table-row>
        <table:table-row table:style-name="ro1">
          <table:table-cell office:value-type="float" office:value="2.09916666666667" calcext:value-type="float">
            <text:p>2.09916666666667</text:p>
          </table:table-cell>
          <table:table-cell office:value-type="float" office:value="46.5741666666667" calcext:value-type="float">
            <text:p>46.5741666666667</text:p>
          </table:table-cell>
        </table:table-row>
        <table:table-row table:style-name="ro1">
          <table:table-cell office:value-type="float" office:value="2.19166666666667" calcext:value-type="float">
            <text:p>2.19166666666667</text:p>
          </table:table-cell>
          <table:table-cell office:value-type="float" office:value="49.8966666666667" calcext:value-type="float">
            <text:p>49.8966666666667</text:p>
          </table:table-cell>
        </table:table-row>
        <table:table-row table:style-name="ro1">
          <table:table-cell office:value-type="float" office:value="2.29166666666667" calcext:value-type="float">
            <text:p>2.29166666666667</text:p>
          </table:table-cell>
          <table:table-cell office:value-type="float" office:value="53.54" calcext:value-type="float">
            <text:p>53.54</text:p>
          </table:table-cell>
        </table:table-row>
        <table:table-row table:style-name="ro1">
          <table:table-cell office:value-type="float" office:value="2.39166666666667" calcext:value-type="float">
            <text:p>2.39166666666667</text:p>
          </table:table-cell>
          <table:table-cell office:value-type="float" office:value="57.1025" calcext:value-type="float">
            <text:p>57.1025</text:p>
          </table:table-cell>
        </table:table-row>
        <table:table-row table:style-name="ro1">
          <table:table-cell office:value-type="float" office:value="2.49166666666667" calcext:value-type="float">
            <text:p>2.49166666666667</text:p>
          </table:table-cell>
          <table:table-cell office:value-type="float" office:value="60.4483333333333" calcext:value-type="float">
            <text:p>60.4483333333333</text:p>
          </table:table-cell>
        </table:table-row>
        <table:table-row table:style-name="ro1">
          <table:table-cell office:value-type="float" office:value="2.59166666666667" calcext:value-type="float">
            <text:p>2.59166666666667</text:p>
          </table:table-cell>
          <table:table-cell office:value-type="float" office:value="63.4625" calcext:value-type="float">
            <text:p>63.4625</text:p>
          </table:table-cell>
        </table:table-row>
        <table:table-row table:style-name="ro1">
          <table:table-cell office:value-type="float" office:value="2.69166666666667" calcext:value-type="float">
            <text:p>2.69166666666667</text:p>
          </table:table-cell>
          <table:table-cell office:value-type="float" office:value="65.9933333333333" calcext:value-type="float">
            <text:p>65.9933333333333</text:p>
          </table:table-cell>
        </table:table-row>
        <table:table-row table:style-name="ro1">
          <table:table-cell office:value-type="float" office:value="2.79166666666667" calcext:value-type="float">
            <text:p>2.79166666666667</text:p>
          </table:table-cell>
          <table:table-cell office:value-type="float" office:value="68.1925" calcext:value-type="float">
            <text:p>68.1925</text:p>
          </table:table-cell>
        </table:table-row>
        <table:table-row table:style-name="ro1">
          <table:table-cell office:value-type="float" office:value="2.89166666666667" calcext:value-type="float">
            <text:p>2.89166666666667</text:p>
          </table:table-cell>
          <table:table-cell office:value-type="float" office:value="70.0716666666667" calcext:value-type="float">
            <text:p>70.0716666666667</text:p>
          </table:table-cell>
        </table:table-row>
        <table:table-row table:style-name="ro1">
          <table:table-cell office:value-type="float" office:value="2.99166666666667" calcext:value-type="float">
            <text:p>2.99166666666667</text:p>
          </table:table-cell>
          <table:table-cell office:value-type="float" office:value="71.66" calcext:value-type="float">
            <text:p>71.66</text:p>
          </table:table-cell>
        </table:table-row>
        <table:table-row table:style-name="ro1">
          <table:table-cell office:value-type="float" office:value="3.09166666666667" calcext:value-type="float">
            <text:p>3.09166666666667</text:p>
          </table:table-cell>
          <table:table-cell office:value-type="float" office:value="72.9908333333333" calcext:value-type="float">
            <text:p>72.9908333333333</text:p>
          </table:table-cell>
        </table:table-row>
        <table:table-row table:style-name="ro1">
          <table:table-cell office:value-type="float" office:value="3.19166666666667" calcext:value-type="float">
            <text:p>3.19166666666667</text:p>
          </table:table-cell>
          <table:table-cell office:value-type="float" office:value="74.195" calcext:value-type="float">
            <text:p>74.195</text:p>
          </table:table-cell>
        </table:table-row>
        <table:table-row table:style-name="ro1">
          <table:table-cell office:value-type="float" office:value="3.29166666666667" calcext:value-type="float">
            <text:p>3.29166666666667</text:p>
          </table:table-cell>
          <table:table-cell office:value-type="float" office:value="75.3083333333333" calcext:value-type="float">
            <text:p>75.3083333333333</text:p>
          </table:table-cell>
        </table:table-row>
        <table:table-row table:style-name="ro1">
          <table:table-cell office:value-type="float" office:value="3.39166666666667" calcext:value-type="float">
            <text:p>3.39166666666667</text:p>
          </table:table-cell>
          <table:table-cell office:value-type="float" office:value="76.4083333333334" calcext:value-type="float">
            <text:p>76.4083333333334</text:p>
          </table:table-cell>
        </table:table-row>
        <table:table-row table:style-name="ro1">
          <table:table-cell office:value-type="float" office:value="3.49166666666667" calcext:value-type="float">
            <text:p>3.49166666666667</text:p>
          </table:table-cell>
          <table:table-cell office:value-type="float" office:value="77.3641666666667" calcext:value-type="float">
            <text:p>77.3641666666667</text:p>
          </table:table-cell>
        </table:table-row>
        <table:table-row table:style-name="ro1">
          <table:table-cell office:value-type="float" office:value="3.59166666666667" calcext:value-type="float">
            <text:p>3.59166666666667</text:p>
          </table:table-cell>
          <table:table-cell office:value-type="float" office:value="78.2625" calcext:value-type="float">
            <text:p>78.2625</text:p>
          </table:table-cell>
        </table:table-row>
        <table:table-row table:style-name="ro1">
          <table:table-cell office:value-type="float" office:value="3.69166666666667" calcext:value-type="float">
            <text:p>3.69166666666667</text:p>
          </table:table-cell>
          <table:table-cell office:value-type="float" office:value="79.1308333333333" calcext:value-type="float">
            <text:p>79.1308333333333</text:p>
          </table:table-cell>
        </table:table-row>
        <table:table-row table:style-name="ro1">
          <table:table-cell office:value-type="float" office:value="3.79166666666667" calcext:value-type="float">
            <text:p>3.79166666666667</text:p>
          </table:table-cell>
          <table:table-cell office:value-type="float" office:value="79.9916666666667" calcext:value-type="float">
            <text:p>79.9916666666667</text:p>
          </table:table-cell>
        </table:table-row>
        <table:table-row table:style-name="ro1">
          <table:table-cell office:value-type="float" office:value="3.89166666666667" calcext:value-type="float">
            <text:p>3.89166666666667</text:p>
          </table:table-cell>
          <table:table-cell office:value-type="float" office:value="80.8241666666667" calcext:value-type="float">
            <text:p>80.8241666666667</text:p>
          </table:table-cell>
        </table:table-row>
        <table:table-row table:style-name="ro1">
          <table:table-cell office:value-type="float" office:value="3.99166666666667" calcext:value-type="float">
            <text:p>3.99166666666667</text:p>
          </table:table-cell>
          <table:table-cell office:value-type="float" office:value="81.595" calcext:value-type="float">
            <text:p>81.595</text:p>
          </table:table-cell>
        </table:table-row>
        <table:table-row table:style-name="ro1">
          <table:table-cell office:value-type="float" office:value="4.09166666666667" calcext:value-type="float">
            <text:p>4.09166666666667</text:p>
          </table:table-cell>
          <table:table-cell office:value-type="float" office:value="82.3166666666667" calcext:value-type="float">
            <text:p>82.3166666666667</text:p>
          </table:table-cell>
        </table:table-row>
        <table:table-row table:style-name="ro1">
          <table:table-cell office:value-type="float" office:value="4.19166666666667" calcext:value-type="float">
            <text:p>4.19166666666667</text:p>
          </table:table-cell>
          <table:table-cell office:value-type="float" office:value="83.005" calcext:value-type="float">
            <text:p>83.005</text:p>
          </table:table-cell>
        </table:table-row>
        <table:table-row table:style-name="ro1">
          <table:table-cell office:value-type="float" office:value="4.29166666666667" calcext:value-type="float">
            <text:p>4.29166666666667</text:p>
          </table:table-cell>
          <table:table-cell office:value-type="float" office:value="83.68" calcext:value-type="float">
            <text:p>83.68</text:p>
          </table:table-cell>
        </table:table-row>
        <table:table-row table:style-name="ro1">
          <table:table-cell office:value-type="float" office:value="4.39166666666667" calcext:value-type="float">
            <text:p>4.39166666666667</text:p>
          </table:table-cell>
          <table:table-cell office:value-type="float" office:value="84.2775" calcext:value-type="float">
            <text:p>84.2775</text:p>
          </table:table-cell>
        </table:table-row>
        <table:table-row table:style-name="ro1">
          <table:table-cell office:value-type="float" office:value="4.49166666666667" calcext:value-type="float">
            <text:p>4.49166666666667</text:p>
          </table:table-cell>
          <table:table-cell office:value-type="float" office:value="84.8633333333333" calcext:value-type="float">
            <text:p>84.8633333333333</text:p>
          </table:table-cell>
        </table:table-row>
        <table:table-row table:style-name="ro1">
          <table:table-cell office:value-type="float" office:value="4.59166666666667" calcext:value-type="float">
            <text:p>4.59166666666667</text:p>
          </table:table-cell>
          <table:table-cell office:value-type="float" office:value="85.4258333333333" calcext:value-type="float">
            <text:p>85.4258333333333</text:p>
          </table:table-cell>
        </table:table-row>
        <table:table-row table:style-name="ro1">
          <table:table-cell office:value-type="float" office:value="4.69166666666667" calcext:value-type="float">
            <text:p>4.69166666666667</text:p>
          </table:table-cell>
          <table:table-cell office:value-type="float" office:value="85.9483333333333" calcext:value-type="float">
            <text:p>85.9483333333333</text:p>
          </table:table-cell>
        </table:table-row>
        <table:table-row table:style-name="ro1">
          <table:table-cell office:value-type="float" office:value="4.79166666666667" calcext:value-type="float">
            <text:p>4.79166666666667</text:p>
          </table:table-cell>
          <table:table-cell office:value-type="float" office:value="86.4283333333333" calcext:value-type="float">
            <text:p>86.4283333333333</text:p>
          </table:table-cell>
        </table:table-row>
        <table:table-row table:style-name="ro1">
          <table:table-cell office:value-type="float" office:value="4.89166666666667" calcext:value-type="float">
            <text:p>4.89166666666667</text:p>
          </table:table-cell>
          <table:table-cell office:value-type="float" office:value="86.9116666666667" calcext:value-type="float">
            <text:p>86.9116666666667</text:p>
          </table:table-cell>
        </table:table-row>
        <table:table-row table:style-name="ro1">
          <table:table-cell office:value-type="float" office:value="4.99166666666667" calcext:value-type="float">
            <text:p>4.99166666666667</text:p>
          </table:table-cell>
          <table:table-cell office:value-type="float" office:value="87.3825" calcext:value-type="float">
            <text:p>87.3825</text:p>
          </table:table-cell>
        </table:table-row>
        <table:table-row table:style-name="ro1">
          <table:table-cell office:value-type="float" office:value="5.09166666666667" calcext:value-type="float">
            <text:p>5.09166666666667</text:p>
          </table:table-cell>
          <table:table-cell office:value-type="float" office:value="87.8158333333333" calcext:value-type="float">
            <text:p>87.8158333333333</text:p>
          </table:table-cell>
        </table:table-row>
        <table:table-row table:style-name="ro1">
          <table:table-cell office:value-type="float" office:value="5.19166666666667" calcext:value-type="float">
            <text:p>5.19166666666667</text:p>
          </table:table-cell>
          <table:table-cell office:value-type="float" office:value="88.2475" calcext:value-type="float">
            <text:p>88.2475</text:p>
          </table:table-cell>
        </table:table-row>
        <table:table-row table:style-name="ro1">
          <table:table-cell office:value-type="float" office:value="5.29166666666667" calcext:value-type="float">
            <text:p>5.29166666666667</text:p>
          </table:table-cell>
          <table:table-cell office:value-type="float" office:value="88.6733333333333" calcext:value-type="float">
            <text:p>88.6733333333333</text:p>
          </table:table-cell>
        </table:table-row>
        <table:table-row table:style-name="ro1">
          <table:table-cell office:value-type="float" office:value="5.39166666666667" calcext:value-type="float">
            <text:p>5.39166666666667</text:p>
          </table:table-cell>
          <table:table-cell office:value-type="float" office:value="89.1158333333333" calcext:value-type="float">
            <text:p>89.1158333333333</text:p>
          </table:table-cell>
        </table:table-row>
        <table:table-row table:style-name="ro1">
          <table:table-cell office:value-type="float" office:value="5.49166666666667" calcext:value-type="float">
            <text:p>5.49166666666667</text:p>
          </table:table-cell>
          <table:table-cell office:value-type="float" office:value="89.5083333333333" calcext:value-type="float">
            <text:p>89.5083333333333</text:p>
          </table:table-cell>
        </table:table-row>
        <table:table-row table:style-name="ro1">
          <table:table-cell office:value-type="float" office:value="5.59166666666667" calcext:value-type="float">
            <text:p>5.59166666666667</text:p>
          </table:table-cell>
          <table:table-cell office:value-type="float" office:value="89.8825" calcext:value-type="float">
            <text:p>89.8825</text:p>
          </table:table-cell>
        </table:table-row>
        <table:table-row table:style-name="ro1">
          <table:table-cell office:value-type="float" office:value="5.69166666666667" calcext:value-type="float">
            <text:p>5.69166666666667</text:p>
          </table:table-cell>
          <table:table-cell office:value-type="float" office:value="90.31" calcext:value-type="float">
            <text:p>90.31</text:p>
          </table:table-cell>
        </table:table-row>
        <table:table-row table:style-name="ro1">
          <table:table-cell office:value-type="float" office:value="5.79166666666667" calcext:value-type="float">
            <text:p>5.79166666666667</text:p>
          </table:table-cell>
          <table:table-cell office:value-type="float" office:value="90.7116666666667" calcext:value-type="float">
            <text:p>90.7116666666667</text:p>
          </table:table-cell>
        </table:table-row>
        <table:table-row table:style-name="ro1">
          <table:table-cell office:value-type="float" office:value="5.89166666666667" calcext:value-type="float">
            <text:p>5.89166666666667</text:p>
          </table:table-cell>
          <table:table-cell office:value-type="float" office:value="91.1058333333333" calcext:value-type="float">
            <text:p>91.1058333333333</text:p>
          </table:table-cell>
        </table:table-row>
        <table:table-row table:style-name="ro1">
          <table:table-cell office:value-type="float" office:value="5.99166666666667" calcext:value-type="float">
            <text:p>5.99166666666667</text:p>
          </table:table-cell>
          <table:table-cell office:value-type="float" office:value="91.5025" calcext:value-type="float">
            <text:p>91.5025</text:p>
          </table:table-cell>
        </table:table-row>
        <table:table-row table:style-name="ro1">
          <table:table-cell office:value-type="float" office:value="6.09166666666667" calcext:value-type="float">
            <text:p>6.09166666666667</text:p>
          </table:table-cell>
          <table:table-cell office:value-type="float" office:value="91.895" calcext:value-type="float">
            <text:p>91.895</text:p>
          </table:table-cell>
        </table:table-row>
        <table:table-row table:style-name="ro1">
          <table:table-cell office:value-type="float" office:value="6.19166666666667" calcext:value-type="float">
            <text:p>6.19166666666667</text:p>
          </table:table-cell>
          <table:table-cell office:value-type="float" office:value="92.2825" calcext:value-type="float">
            <text:p>92.2825</text:p>
          </table:table-cell>
        </table:table-row>
        <table:table-row table:style-name="ro1">
          <table:table-cell office:value-type="float" office:value="6.29166666666667" calcext:value-type="float">
            <text:p>6.29166666666667</text:p>
          </table:table-cell>
          <table:table-cell office:value-type="float" office:value="92.6633333333333" calcext:value-type="float">
            <text:p>92.6633333333333</text:p>
          </table:table-cell>
        </table:table-row>
        <table:table-row table:style-name="ro1">
          <table:table-cell office:value-type="float" office:value="6.39166666666667" calcext:value-type="float">
            <text:p>6.39166666666667</text:p>
          </table:table-cell>
          <table:table-cell office:value-type="float" office:value="93.0316666666667" calcext:value-type="float">
            <text:p>93.0316666666667</text:p>
          </table:table-cell>
        </table:table-row>
        <table:table-row table:style-name="ro1">
          <table:table-cell office:value-type="float" office:value="6.49166666666667" calcext:value-type="float">
            <text:p>6.49166666666667</text:p>
          </table:table-cell>
          <table:table-cell office:value-type="float" office:value="93.3866666666667" calcext:value-type="float">
            <text:p>93.3866666666667</text:p>
          </table:table-cell>
        </table:table-row>
        <table:table-row table:style-name="ro1">
          <table:table-cell office:value-type="float" office:value="6.59166666666667" calcext:value-type="float">
            <text:p>6.59166666666667</text:p>
          </table:table-cell>
          <table:table-cell office:value-type="float" office:value="93.7466666666667" calcext:value-type="float">
            <text:p>93.7466666666667</text:p>
          </table:table-cell>
        </table:table-row>
        <table:table-row table:style-name="ro1">
          <table:table-cell office:value-type="float" office:value="6.69166666666667" calcext:value-type="float">
            <text:p>6.69166666666667</text:p>
          </table:table-cell>
          <table:table-cell office:value-type="float" office:value="94.0808333333333" calcext:value-type="float">
            <text:p>94.0808333333333</text:p>
          </table:table-cell>
        </table:table-row>
        <table:table-row table:style-name="ro1">
          <table:table-cell office:value-type="float" office:value="6.79166666666667" calcext:value-type="float">
            <text:p>6.79166666666667</text:p>
          </table:table-cell>
          <table:table-cell office:value-type="float" office:value="94.4083333333333" calcext:value-type="float">
            <text:p>94.4083333333333</text:p>
          </table:table-cell>
        </table:table-row>
        <table:table-row table:style-name="ro1">
          <table:table-cell office:value-type="float" office:value="6.89166666666667" calcext:value-type="float">
            <text:p>6.89166666666667</text:p>
          </table:table-cell>
          <table:table-cell office:value-type="float" office:value="94.7108333333333" calcext:value-type="float">
            <text:p>94.7108333333333</text:p>
          </table:table-cell>
        </table:table-row>
        <table:table-row table:style-name="ro1">
          <table:table-cell office:value-type="float" office:value="6.99166666666667" calcext:value-type="float">
            <text:p>6.99166666666667</text:p>
          </table:table-cell>
          <table:table-cell office:value-type="float" office:value="95.01" calcext:value-type="float">
            <text:p>95.01</text:p>
          </table:table-cell>
        </table:table-row>
        <table:table-row table:style-name="ro1">
          <table:table-cell office:value-type="float" office:value="7.09166666666667" calcext:value-type="float">
            <text:p>7.09166666666667</text:p>
          </table:table-cell>
          <table:table-cell office:value-type="float" office:value="95.2858333333333" calcext:value-type="float">
            <text:p>95.2858333333333</text:p>
          </table:table-cell>
        </table:table-row>
        <table:table-row table:style-name="ro1">
          <table:table-cell office:value-type="float" office:value="7.19166666666667" calcext:value-type="float">
            <text:p>7.19166666666667</text:p>
          </table:table-cell>
          <table:table-cell office:value-type="float" office:value="95.5316666666667" calcext:value-type="float">
            <text:p>95.5316666666667</text:p>
          </table:table-cell>
        </table:table-row>
        <table:table-row table:style-name="ro1">
          <table:table-cell office:value-type="float" office:value="7.29166666666667" calcext:value-type="float">
            <text:p>7.29166666666667</text:p>
          </table:table-cell>
          <table:table-cell office:value-type="float" office:value="95.7583333333333" calcext:value-type="float">
            <text:p>95.7583333333333</text:p>
          </table:table-cell>
        </table:table-row>
        <table:table-row table:style-name="ro1">
          <table:table-cell office:value-type="float" office:value="7.39166666666667" calcext:value-type="float">
            <text:p>7.39166666666667</text:p>
          </table:table-cell>
          <table:table-cell office:value-type="float" office:value="95.9958333333333" calcext:value-type="float">
            <text:p>95.9958333333333</text:p>
          </table:table-cell>
        </table:table-row>
        <table:table-row table:style-name="ro1">
          <table:table-cell office:value-type="float" office:value="7.49166666666667" calcext:value-type="float">
            <text:p>7.49166666666667</text:p>
          </table:table-cell>
          <table:table-cell office:value-type="float" office:value="96.2441666666667" calcext:value-type="float">
            <text:p>96.2441666666667</text:p>
          </table:table-cell>
        </table:table-row>
        <table:table-row table:style-name="ro1">
          <table:table-cell office:value-type="float" office:value="7.59166666666667" calcext:value-type="float">
            <text:p>7.59166666666667</text:p>
          </table:table-cell>
          <table:table-cell office:value-type="float" office:value="96.475" calcext:value-type="float">
            <text:p>96.475</text:p>
          </table:table-cell>
        </table:table-row>
        <table:table-row table:style-name="ro1">
          <table:table-cell office:value-type="float" office:value="7.69166666666667" calcext:value-type="float">
            <text:p>7.69166666666667</text:p>
          </table:table-cell>
          <table:table-cell office:value-type="float" office:value="96.7033333333333" calcext:value-type="float">
            <text:p>96.7033333333333</text:p>
          </table:table-cell>
        </table:table-row>
        <table:table-row table:style-name="ro1">
          <table:table-cell office:value-type="float" office:value="7.79166666666667" calcext:value-type="float">
            <text:p>7.79166666666667</text:p>
          </table:table-cell>
          <table:table-cell office:value-type="float" office:value="96.8958333333334" calcext:value-type="float">
            <text:p>96.8958333333334</text:p>
          </table:table-cell>
        </table:table-row>
        <table:table-row table:style-name="ro1">
          <table:table-cell office:value-type="float" office:value="7.89166666666667" calcext:value-type="float">
            <text:p>7.89166666666667</text:p>
          </table:table-cell>
          <table:table-cell office:value-type="float" office:value="97.0766666666667" calcext:value-type="float">
            <text:p>97.0766666666667</text:p>
          </table:table-cell>
        </table:table-row>
        <table:table-row table:style-name="ro1">
          <table:table-cell office:value-type="float" office:value="7.99166666666667" calcext:value-type="float">
            <text:p>7.99166666666667</text:p>
          </table:table-cell>
          <table:table-cell office:value-type="float" office:value="97.2516666666667" calcext:value-type="float">
            <text:p>97.2516666666667</text:p>
          </table:table-cell>
        </table:table-row>
        <table:table-row table:style-name="ro1">
          <table:table-cell office:value-type="float" office:value="8.09166666666667" calcext:value-type="float">
            <text:p>8.09166666666667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office:value-type="float" office:value="8.19166666666667" calcext:value-type="float">
            <text:p>8.19166666666667</text:p>
          </table:table-cell>
          <table:table-cell office:value-type="float" office:value="97.5516666666667" calcext:value-type="float">
            <text:p>97.5516666666667</text:p>
          </table:table-cell>
        </table:table-row>
        <table:table-row table:style-name="ro1">
          <table:table-cell office:value-type="float" office:value="8.29166666666667" calcext:value-type="float">
            <text:p>8.29166666666667</text:p>
          </table:table-cell>
          <table:table-cell office:value-type="float" office:value="97.6825" calcext:value-type="float">
            <text:p>97.6825</text:p>
          </table:table-cell>
        </table:table-row>
        <table:table-row table:style-name="ro1">
          <table:table-cell office:value-type="float" office:value="8.39166666666667" calcext:value-type="float">
            <text:p>8.39166666666667</text:p>
          </table:table-cell>
          <table:table-cell office:value-type="float" office:value="97.7983333333333" calcext:value-type="float">
            <text:p>97.7983333333333</text:p>
          </table:table-cell>
        </table:table-row>
        <table:table-row table:style-name="ro1">
          <table:table-cell office:value-type="float" office:value="8.49166666666667" calcext:value-type="float">
            <text:p>8.49166666666667</text:p>
          </table:table-cell>
          <table:table-cell office:value-type="float" office:value="97.9108333333334" calcext:value-type="float">
            <text:p>97.9108333333334</text:p>
          </table:table-cell>
        </table:table-row>
        <table:table-row table:style-name="ro1">
          <table:table-cell office:value-type="float" office:value="8.59166666666667" calcext:value-type="float">
            <text:p>8.59166666666667</text:p>
          </table:table-cell>
          <table:table-cell office:value-type="float" office:value="98.0166666666667" calcext:value-type="float">
            <text:p>98.0166666666667</text:p>
          </table:table-cell>
        </table:table-row>
        <table:table-row table:style-name="ro1">
          <table:table-cell office:value-type="float" office:value="8.69166666666667" calcext:value-type="float">
            <text:p>8.69166666666667</text:p>
          </table:table-cell>
          <table:table-cell office:value-type="float" office:value="98.1158333333334" calcext:value-type="float">
            <text:p>98.1158333333334</text:p>
          </table:table-cell>
        </table:table-row>
        <table:table-row table:style-name="ro1">
          <table:table-cell office:value-type="float" office:value="8.79166666666667" calcext:value-type="float">
            <text:p>8.79166666666667</text:p>
          </table:table-cell>
          <table:table-cell office:value-type="float" office:value="98.21" calcext:value-type="float">
            <text:p>98.21</text:p>
          </table:table-cell>
        </table:table-row>
        <table:table-row table:style-name="ro1">
          <table:table-cell office:value-type="float" office:value="8.89166666666667" calcext:value-type="float">
            <text:p>8.89166666666667</text:p>
          </table:table-cell>
          <table:table-cell office:value-type="float" office:value="98.3016666666667" calcext:value-type="float">
            <text:p>98.3016666666667</text:p>
          </table:table-cell>
        </table:table-row>
        <table:table-row table:style-name="ro1">
          <table:table-cell office:value-type="float" office:value="8.99166666666667" calcext:value-type="float">
            <text:p>8.99166666666667</text:p>
          </table:table-cell>
          <table:table-cell office:value-type="float" office:value="98.3916666666667" calcext:value-type="float">
            <text:p>98.3916666666667</text:p>
          </table:table-cell>
        </table:table-row>
        <table:table-row table:style-name="ro1">
          <table:table-cell office:value-type="float" office:value="9.16666666666667" calcext:value-type="float">
            <text:p>9.16666666666667</text:p>
          </table:table-cell>
          <table:table-cell office:value-type="float" office:value="98.52" calcext:value-type="float">
            <text:p>98.52</text:p>
          </table:table-cell>
        </table:table-row>
        <table:table-row table:style-name="ro1">
          <table:table-cell office:value-type="float" office:value="9.71666666666667" calcext:value-type="float">
            <text:p>9.71666666666667</text:p>
          </table:table-cell>
          <table:table-cell office:value-type="float" office:value="98.6558333333333" calcext:value-type="float">
            <text:p>98.6558333333333</text:p>
          </table:table-cell>
        </table:table-row>
        <table:table-row table:style-name="ro1">
          <table:table-cell office:value-type="float" office:value="10.2666666666667" calcext:value-type="float">
            <text:p>10.2666666666667</text:p>
          </table:table-cell>
          <table:table-cell office:value-type="float" office:value="98.77" calcext:value-type="float">
            <text:p>98.77</text:p>
          </table:table-cell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98.8566666666667" calcext:value-type="float">
            <text:p>98.8566666666667</text:p>
          </table:table-cell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98.9291666666667" calcext:value-type="float">
            <text:p>98.9291666666667</text:p>
          </table:table-cell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99.0016666666667" calcext:value-type="float">
            <text:p>99.0016666666667</text:p>
          </table:table-cell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99.0658333333333" calcext:value-type="float">
            <text:p>99.0658333333333</text:p>
          </table:table-cell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99.1175" calcext:value-type="float">
            <text:p>99.1175</text:p>
          </table:table-cell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99.1566666666667" calcext:value-type="float">
            <text:p>99.156666666666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99.195" calcext:value-type="float">
            <text:p>99.19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99.2341666666666" calcext:value-type="float">
            <text:p>99.2341666666666</text:p>
          </table:table-cell>
        </table:table-row>
        <table:table-row table:style-name="ro1">
          <table:table-cell office:value-type="float" office:value="15.6333333333333" calcext:value-type="float">
            <text:p>15.6333333333333</text:p>
          </table:table-cell>
          <table:table-cell office:value-type="float" office:value="99.2666666666667" calcext:value-type="float">
            <text:p>99.2666666666667</text:p>
          </table:table-cell>
        </table:table-row>
        <table:table-row table:style-name="ro1">
          <table:table-cell office:value-type="float" office:value="16.2666666666667" calcext:value-type="float">
            <text:p>16.2666666666667</text:p>
          </table:table-cell>
          <table:table-cell office:value-type="float" office:value="99.295" calcext:value-type="float">
            <text:p>99.29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99.32" calcext:value-type="float">
            <text:p>99.32</text:p>
          </table:table-cell>
        </table:table-row>
        <table:table-row table:style-name="ro1">
          <table:table-cell office:value-type="float" office:value="20.6166666666667" calcext:value-type="float">
            <text:p>20.6166666666667</text:p>
          </table:table-cell>
          <table:table-cell office:value-type="float" office:value="99.3441666666667" calcext:value-type="float">
            <text:p>99.3441666666667</text:p>
          </table:table-cell>
        </table:table-row>
        <table:table-row table:style-name="ro1">
          <table:table-cell office:value-type="float" office:value="28.675" calcext:value-type="float">
            <text:p>28.675</text:p>
          </table:table-cell>
          <table:table-cell office:value-type="float" office:value="99.3691666666667" calcext:value-type="float">
            <text:p>99.3691666666667</text:p>
          </table:table-cell>
        </table:table-row>
        <table:table-row table:style-name="ro1">
          <table:table-cell office:value-type="float" office:value="32.1416666666667" calcext:value-type="float">
            <text:p>32.1416666666667</text:p>
          </table:table-cell>
          <table:table-cell office:value-type="float" office:value="99.4091666666667" calcext:value-type="float">
            <text:p>99.4091666666667</text:p>
          </table:table-cell>
        </table:table-row>
        <table:table-row table:style-name="ro1">
          <table:table-cell office:value-type="float" office:value="42.5083333333333" calcext:value-type="float">
            <text:p>42.5083333333333</text:p>
          </table:table-cell>
          <table:table-cell office:value-type="float" office:value="99.4691666666667" calcext:value-type="float">
            <text:p>99.4691666666667</text:p>
          </table:table-cell>
        </table:table-row>
        <table:table-row table:style-name="ro1">
          <table:table-cell office:value-type="float" office:value="68.3666666666667" calcext:value-type="float">
            <text:p>68.3666666666667</text:p>
          </table:table-cell>
          <table:table-cell office:value-type="float" office:value="99.515" calcext:value-type="float">
            <text:p>99.515</text:p>
          </table:table-cell>
        </table:table-row>
        <table:table-row table:style-name="ro1">
          <table:table-cell office:value-type="float" office:value="75.3916666666667" calcext:value-type="float">
            <text:p>75.3916666666667</text:p>
          </table:table-cell>
          <table:table-cell office:value-type="float" office:value="99.5508333333333" calcext:value-type="float">
            <text:p>99.5508333333333</text:p>
          </table:table-cell>
        </table:table-row>
        <table:table-row table:style-name="ro1">
          <table:table-cell office:value-type="float" office:value="75.7416666666667" calcext:value-type="float">
            <text:p>75.7416666666667</text:p>
          </table:table-cell>
          <table:table-cell office:value-type="float" office:value="99.5925" calcext:value-type="float">
            <text:p>99.5925</text:p>
          </table:table-cell>
        </table:table-row>
        <table:table-row table:style-name="ro1">
          <table:table-cell office:value-type="float" office:value="76.1666666666667" calcext:value-type="float">
            <text:p>76.1666666666667</text:p>
          </table:table-cell>
          <table:table-cell office:value-type="float" office:value="99.635" calcext:value-type="float">
            <text:p>99.635</text:p>
          </table:table-cell>
        </table:table-row>
        <table:table-row table:style-name="ro1">
          <table:table-cell office:value-type="float" office:value="76.6666666666667" calcext:value-type="float">
            <text:p>76.6666666666667</text:p>
          </table:table-cell>
          <table:table-cell office:value-type="float" office:value="99.6725" calcext:value-type="float">
            <text:p>99.6725</text:p>
          </table:table-cell>
        </table:table-row>
        <table:table-row table:style-name="ro1">
          <table:table-cell office:value-type="float" office:value="77.1666666666667" calcext:value-type="float">
            <text:p>77.1666666666667</text:p>
          </table:table-cell>
          <table:table-cell office:value-type="float" office:value="99.7075" calcext:value-type="float">
            <text:p>99.7075</text:p>
          </table:table-cell>
        </table:table-row>
        <table:table-row table:style-name="ro1">
          <table:table-cell office:value-type="float" office:value="77.6666666666667" calcext:value-type="float">
            <text:p>77.6666666666667</text:p>
          </table:table-cell>
          <table:table-cell office:value-type="float" office:value="99.73" calcext:value-type="float">
            <text:p>99.73</text:p>
          </table:table-cell>
        </table:table-row>
        <table:table-row table:style-name="ro1">
          <table:table-cell office:value-type="float" office:value="78.1666666666667" calcext:value-type="float">
            <text:p>78.1666666666667</text:p>
          </table:table-cell>
          <table:table-cell office:value-type="float" office:value="99.7533333333333" calcext:value-type="float">
            <text:p>99.7533333333333</text:p>
          </table:table-cell>
        </table:table-row>
        <table:table-row table:style-name="ro1">
          <table:table-cell office:value-type="float" office:value="78.6666666666667" calcext:value-type="float">
            <text:p>78.6666666666667</text:p>
          </table:table-cell>
          <table:table-cell office:value-type="float" office:value="99.7691666666667" calcext:value-type="float">
            <text:p>99.7691666666667</text:p>
          </table:table-cell>
        </table:table-row>
        <table:table-row table:style-name="ro1">
          <table:table-cell office:value-type="float" office:value="79.1666666666667" calcext:value-type="float">
            <text:p>79.1666666666667</text:p>
          </table:table-cell>
          <table:table-cell office:value-type="float" office:value="99.7833333333333" calcext:value-type="float">
            <text:p>99.7833333333333</text:p>
          </table:table-cell>
        </table:table-row>
        <table:table-row table:style-name="ro1">
          <table:table-cell office:value-type="float" office:value="79.6666666666667" calcext:value-type="float">
            <text:p>79.6666666666667</text:p>
          </table:table-cell>
          <table:table-cell office:value-type="float" office:value="99.7916666666667" calcext:value-type="float">
            <text:p>99.7916666666667</text:p>
          </table:table-cell>
        </table:table-row>
        <table:table-row table:style-name="ro1">
          <table:table-cell office:value-type="float" office:value="80.25" calcext:value-type="float">
            <text:p>80.25</text:p>
          </table:table-cell>
          <table:table-cell office:value-type="float" office:value="99.8016666666667" calcext:value-type="float">
            <text:p>99.8016666666667</text:p>
          </table:table-cell>
        </table:table-row>
        <table:table-row table:style-name="ro1">
          <table:table-cell office:value-type="float" office:value="80.75" calcext:value-type="float">
            <text:p>80.75</text:p>
          </table:table-cell>
          <table:table-cell office:value-type="float" office:value="99.8141666666667" calcext:value-type="float">
            <text:p>99.8141666666667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99.8241666666667" calcext:value-type="float">
            <text:p>99.8241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.8308333333334" calcext:value-type="float">
            <text:p>99.8308333333334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99.8408333333333" calcext:value-type="float">
            <text:p>99.8408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.8475" calcext:value-type="float">
            <text:p>99.8475</text:p>
          </table:table-cell>
        </table:table-row>
        <table:table-row table:style-name="ro1">
          <table:table-cell office:value-type="float" office:value="83.5833333333333" calcext:value-type="float">
            <text:p>83.5833333333333</text:p>
          </table:table-cell>
          <table:table-cell office:value-type="float" office:value="99.8608333333334" calcext:value-type="float">
            <text:p>99.8608333333334</text:p>
          </table:table-cell>
        </table:table-row>
        <table:table-row table:style-name="ro1">
          <table:table-cell office:value-type="float" office:value="84.25" calcext:value-type="float">
            <text:p>84.25</text:p>
          </table:table-cell>
          <table:table-cell office:value-type="float" office:value="99.8658333333333" calcext:value-type="float">
            <text:p>99.8658333333333</text:p>
          </table:table-cell>
        </table:table-row>
        <table:table-row table:style-name="ro1">
          <table:table-cell office:value-type="float" office:value="85.1666666666667" calcext:value-type="float">
            <text:p>85.1666666666667</text:p>
          </table:table-cell>
          <table:table-cell office:value-type="float" office:value="99.8725" calcext:value-type="float">
            <text:p>99.8725</text:p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99.8783333333333" calcext:value-type="float">
            <text:p>99.8783333333333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88.3333333333333" calcext:value-type="float">
            <text:p>88.3333333333333</text:p>
          </table:table-cell>
          <table:table-cell office:value-type="float" office:value="99.8916666666667" calcext:value-type="float">
            <text:p>99.8916666666667</text:p>
          </table:table-cell>
        </table:table-row>
        <table:table-row table:style-name="ro1">
          <table:table-cell office:value-type="float" office:value="88.9166666666667" calcext:value-type="float">
            <text:p>88.916666666666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90.0833333333333" calcext:value-type="float">
            <text:p>90.0833333333333</text:p>
          </table:table-cell>
          <table:table-cell office:value-type="float" office:value="99.9058333333333" calcext:value-type="float">
            <text:p>99.9058333333333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99.9116666666667" calcext:value-type="float">
            <text:p>99.9116666666667</text:p>
          </table:table-cell>
        </table:table-row>
        <table:table-row table:style-name="ro1">
          <table:table-cell office:value-type="float" office:value="92.1666666666667" calcext:value-type="float">
            <text:p>92.1666666666667</text:p>
          </table:table-cell>
          <table:table-cell office:value-type="float" office:value="99.9158333333333" calcext:value-type="float">
            <text:p>99.9158333333333</text:p>
          </table:table-cell>
        </table:table-row>
        <table:table-row table:style-name="ro1">
          <table:table-cell office:value-type="float" office:value="93.5833333333333" calcext:value-type="float">
            <text:p>93.5833333333333</text:p>
          </table:table-cell>
          <table:table-cell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95.1666666666667" calcext:value-type="float">
            <text:p>95.1666666666667</text:p>
          </table:table-cell>
          <table:table-cell office:value-type="float" office:value="99.9283333333333" calcext:value-type="float">
            <text:p>99.9283333333333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99.9325" calcext:value-type="float">
            <text:p>99.9325</text:p>
          </table:table-cell>
        </table:table-row>
        <table:table-row table:style-name="ro1">
          <table:table-cell office:value-type="float" office:value="97.8333333333333" calcext:value-type="float">
            <text:p>97.8333333333333</text:p>
          </table:table-cell>
          <table:table-cell office:value-type="float" office:value="99.9375" calcext:value-type="float">
            <text:p>99.9375</text:p>
          </table:table-cell>
        </table:table-row>
        <table:table-row table:style-name="ro1">
          <table:table-cell office:value-type="float" office:value="98.9166666666667" calcext:value-type="float">
            <text:p>98.9166666666667</text:p>
          </table:table-cell>
          <table:table-cell office:value-type="float" office:value="99.9408333333333" calcext:value-type="float">
            <text:p>99.9408333333333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99.9441666666667" calcext:value-type="float">
            <text:p>99.9441666666667</text:p>
          </table:table-cell>
        </table:table-row>
        <table:table-row table:style-name="ro1">
          <table:table-cell office:value-type="float" office:value="103.333333333333" calcext:value-type="float">
            <text:p>103.333333333333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104.916666666667" calcext:value-type="float">
            <text:p>104.916666666667</text:p>
          </table:table-cell>
          <table:table-cell office:value-type="float" office:value="99.9525" calcext:value-type="float">
            <text:p>99.9525</text:p>
          </table:table-cell>
        </table:table-row>
        <table:table-row table:style-name="ro1">
          <table:table-cell office:value-type="float" office:value="106.083333333333" calcext:value-type="float">
            <text:p>106.083333333333</text:p>
          </table:table-cell>
          <table:table-cell office:value-type="float" office:value="99.9583333333333" calcext:value-type="float">
            <text:p>99.9583333333333</text:p>
          </table:table-cell>
        </table:table-row>
        <table:table-row table:style-name="ro1">
          <table:table-cell office:value-type="float" office:value="107.666666666667" calcext:value-type="float">
            <text:p>107.666666666667</text:p>
          </table:table-cell>
          <table:table-cell office:value-type="float" office:value="99.9625" calcext:value-type="float">
            <text:p>99.9625</text:p>
          </table:table-cell>
        </table:table-row>
        <table:table-row table:style-name="ro1">
          <table:table-cell office:value-type="float" office:value="112.166666666667" calcext:value-type="float">
            <text:p>112.166666666667</text:p>
          </table:table-cell>
          <table:table-cell office:value-type="float" office:value="99.9683333333333" calcext:value-type="float">
            <text:p>99.9683333333333</text:p>
          </table:table-cell>
        </table:table-row>
        <table:table-row table:style-name="ro1">
          <table:table-cell office:value-type="float" office:value="116.833333333333" calcext:value-type="float">
            <text:p>116.833333333333</text:p>
          </table:table-cell>
          <table:table-cell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22.666666666667" calcext:value-type="float">
            <text:p>122.666666666667</text:p>
          </table:table-cell>
          <table:table-cell office:value-type="float" office:value="99.975" calcext:value-type="float">
            <text:p>99.975</text:p>
          </table:table-cell>
        </table:table-row>
        <table:table-row table:style-name="ro1">
          <table:table-cell office:value-type="float" office:value="126.833333333333" calcext:value-type="float">
            <text:p>126.833333333333</text:p>
          </table:table-cell>
          <table:table-cell office:value-type="float" office:value="99.9791666666667" calcext:value-type="float">
            <text:p>99.9791666666667</text:p>
          </table:table-cell>
        </table:table-row>
        <table:table-row table:style-name="ro1">
          <table:table-cell office:value-type="float" office:value="132.833333333333" calcext:value-type="float">
            <text:p>132.833333333333</text:p>
          </table:table-cell>
          <table:table-cell office:value-type="float" office:value="99.9833333333333" calcext:value-type="float">
            <text:p>99.9833333333333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39.25" calcext:value-type="float">
            <text:p>139.25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42.75" calcext:value-type="float">
            <text:p>142.75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48.083333333333" calcext:value-type="float">
            <text:p>148.08333333333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63.916666666667" calcext:value-type="float">
            <text:p>163.91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28.083333333333" calcext:value-type="float">
            <text:p>228.08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29.75" calcext:value-type="float">
            <text:p>229.75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55.583333333333" calcext:value-type="float">
            <text:p>255.58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.14416666666667" calcext:value-type="float">
            <text:p>1.14416666666667</text:p>
          </table:table-cell>
          <table:table-cell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.21333333333333" calcext:value-type="float">
            <text:p>1.21333333333333</text:p>
          </table:table-cell>
          <table:table-cell office:value-type="float" office:value="0.256666666666667" calcext:value-type="float">
            <text:p>0.256666666666667</text:p>
          </table:table-cell>
        </table:table-row>
        <table:table-row table:style-name="ro1">
          <table:table-cell office:value-type="float" office:value="1.27333333333333" calcext:value-type="float">
            <text:p>1.27333333333333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 office:value-type="float" office:value="1.33166666666667" calcext:value-type="float">
            <text:p>1.33166666666667</text:p>
          </table:table-cell>
          <table:table-cell office:value-type="float" office:value="2.955" calcext:value-type="float">
            <text:p>2.955</text:p>
          </table:table-cell>
        </table:table-row>
        <table:table-row table:style-name="ro1">
          <table:table-cell office:value-type="float" office:value="1.3875" calcext:value-type="float">
            <text:p>1.3875</text:p>
          </table:table-cell>
          <table:table-cell office:value-type="float" office:value="5.97833333333333" calcext:value-type="float">
            <text:p>5.97833333333333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9.77333333333333" calcext:value-type="float">
            <text:p>9.77333333333333</text:p>
          </table:table-cell>
        </table:table-row>
        <table:table-row table:style-name="ro1">
          <table:table-cell office:value-type="float" office:value="1.50083333333333" calcext:value-type="float">
            <text:p>1.50083333333333</text:p>
          </table:table-cell>
          <table:table-cell office:value-type="float" office:value="13.8841666666667" calcext:value-type="float">
            <text:p>13.8841666666667</text:p>
          </table:table-cell>
        </table:table-row>
        <table:table-row table:style-name="ro1">
          <table:table-cell office:value-type="float" office:value="1.55583333333333" calcext:value-type="float">
            <text:p>1.55583333333333</text:p>
          </table:table-cell>
          <table:table-cell office:value-type="float" office:value="18.0358333333333" calcext:value-type="float">
            <text:p>18.0358333333333</text:p>
          </table:table-cell>
        </table:table-row>
        <table:table-row table:style-name="ro1">
          <table:table-cell office:value-type="float" office:value="1.61166666666667" calcext:value-type="float">
            <text:p>1.61166666666667</text:p>
          </table:table-cell>
          <table:table-cell office:value-type="float" office:value="21.7166666666667" calcext:value-type="float">
            <text:p>21.7166666666667</text:p>
          </table:table-cell>
        </table:table-row>
        <table:table-row table:style-name="ro1">
          <table:table-cell office:value-type="float" office:value="1.66666666666667" calcext:value-type="float">
            <text:p>1.66666666666667</text:p>
          </table:table-cell>
          <table:table-cell office:value-type="float" office:value="24.8958333333333" calcext:value-type="float">
            <text:p>24.8958333333333</text:p>
          </table:table-cell>
        </table:table-row>
        <table:table-row table:style-name="ro1">
          <table:table-cell office:value-type="float" office:value="1.72166666666667" calcext:value-type="float">
            <text:p>1.72166666666667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1.77666666666667" calcext:value-type="float">
            <text:p>1.77666666666667</text:p>
          </table:table-cell>
          <table:table-cell office:value-type="float" office:value="29.685" calcext:value-type="float">
            <text:p>29.685</text:p>
          </table:table-cell>
        </table:table-row>
        <table:table-row table:style-name="ro1">
          <table:table-cell office:value-type="float" office:value="1.83166666666667" calcext:value-type="float">
            <text:p>1.83166666666667</text:p>
          </table:table-cell>
          <table:table-cell office:value-type="float" office:value="31.5858333333333" calcext:value-type="float">
            <text:p>31.5858333333333</text:p>
          </table:table-cell>
        </table:table-row>
        <table:table-row table:style-name="ro1">
          <table:table-cell office:value-type="float" office:value="1.89416666666667" calcext:value-type="float">
            <text:p>1.89416666666667</text:p>
          </table:table-cell>
          <table:table-cell office:value-type="float" office:value="33.3275" calcext:value-type="float">
            <text:p>33.3275</text:p>
          </table:table-cell>
        </table:table-row>
        <table:table-row table:style-name="ro1">
          <table:table-cell office:value-type="float" office:value="1.97916666666667" calcext:value-type="float">
            <text:p>1.97916666666667</text:p>
          </table:table-cell>
          <table:table-cell office:value-type="float" office:value="35.1391666666667" calcext:value-type="float">
            <text:p>35.1391666666667</text:p>
          </table:table-cell>
        </table:table-row>
        <table:table-row table:style-name="ro1">
          <table:table-cell office:value-type="float" office:value="2.06416666666667" calcext:value-type="float">
            <text:p>2.06416666666667</text:p>
          </table:table-cell>
          <table:table-cell office:value-type="float" office:value="37.295" calcext:value-type="float">
            <text:p>37.295</text:p>
          </table:table-cell>
        </table:table-row>
        <table:table-row table:style-name="ro1">
          <table:table-cell office:value-type="float" office:value="2.14916666666667" calcext:value-type="float">
            <text:p>2.14916666666667</text:p>
          </table:table-cell>
          <table:table-cell office:value-type="float" office:value="39.76" calcext:value-type="float">
            <text:p>39.76</text:p>
          </table:table-cell>
        </table:table-row>
        <table:table-row table:style-name="ro1">
          <table:table-cell office:value-type="float" office:value="2.24166666666667" calcext:value-type="float">
            <text:p>2.24166666666667</text:p>
          </table:table-cell>
          <table:table-cell office:value-type="float" office:value="42.5941666666667" calcext:value-type="float">
            <text:p>42.5941666666667</text:p>
          </table:table-cell>
        </table:table-row>
        <table:table-row table:style-name="ro1">
          <table:table-cell office:value-type="float" office:value="2.34166666666667" calcext:value-type="float">
            <text:p>2.34166666666667</text:p>
          </table:table-cell>
          <table:table-cell office:value-type="float" office:value="45.6116666666667" calcext:value-type="float">
            <text:p>45.6116666666667</text:p>
          </table:table-cell>
        </table:table-row>
        <table:table-row table:style-name="ro1">
          <table:table-cell office:value-type="float" office:value="2.44166666666667" calcext:value-type="float">
            <text:p>2.44166666666667</text:p>
          </table:table-cell>
          <table:table-cell office:value-type="float" office:value="48.9183333333333" calcext:value-type="float">
            <text:p>48.9183333333333</text:p>
          </table:table-cell>
        </table:table-row>
        <table:table-row table:style-name="ro1">
          <table:table-cell office:value-type="float" office:value="2.54166666666667" calcext:value-type="float">
            <text:p>2.54166666666667</text:p>
          </table:table-cell>
          <table:table-cell office:value-type="float" office:value="52.1083333333333" calcext:value-type="float">
            <text:p>52.1083333333333</text:p>
          </table:table-cell>
        </table:table-row>
        <table:table-row table:style-name="ro1">
          <table:table-cell office:value-type="float" office:value="2.64166666666667" calcext:value-type="float">
            <text:p>2.64166666666667</text:p>
          </table:table-cell>
          <table:table-cell office:value-type="float" office:value="55.2483333333333" calcext:value-type="float">
            <text:p>55.2483333333333</text:p>
          </table:table-cell>
        </table:table-row>
        <table:table-row table:style-name="ro1">
          <table:table-cell office:value-type="float" office:value="2.74166666666667" calcext:value-type="float">
            <text:p>2.74166666666667</text:p>
          </table:table-cell>
          <table:table-cell office:value-type="float" office:value="58.0325" calcext:value-type="float">
            <text:p>58.0325</text:p>
          </table:table-cell>
        </table:table-row>
        <table:table-row table:style-name="ro1">
          <table:table-cell office:value-type="float" office:value="2.84166666666667" calcext:value-type="float">
            <text:p>2.84166666666667</text:p>
          </table:table-cell>
          <table:table-cell office:value-type="float" office:value="60.535" calcext:value-type="float">
            <text:p>60.535</text:p>
          </table:table-cell>
        </table:table-row>
        <table:table-row table:style-name="ro1">
          <table:table-cell office:value-type="float" office:value="2.94166666666667" calcext:value-type="float">
            <text:p>2.94166666666667</text:p>
          </table:table-cell>
          <table:table-cell office:value-type="float" office:value="62.7175" calcext:value-type="float">
            <text:p>62.7175</text:p>
          </table:table-cell>
        </table:table-row>
        <table:table-row table:style-name="ro1">
          <table:table-cell office:value-type="float" office:value="3.04166666666667" calcext:value-type="float">
            <text:p>3.04166666666667</text:p>
          </table:table-cell>
          <table:table-cell office:value-type="float" office:value="64.7141666666667" calcext:value-type="float">
            <text:p>64.7141666666667</text:p>
          </table:table-cell>
        </table:table-row>
        <table:table-row table:style-name="ro1">
          <table:table-cell office:value-type="float" office:value="3.14166666666667" calcext:value-type="float">
            <text:p>3.14166666666667</text:p>
          </table:table-cell>
          <table:table-cell office:value-type="float" office:value="66.4033333333333" calcext:value-type="float">
            <text:p>66.4033333333333</text:p>
          </table:table-cell>
        </table:table-row>
        <table:table-row table:style-name="ro1">
          <table:table-cell office:value-type="float" office:value="3.24166666666667" calcext:value-type="float">
            <text:p>3.24166666666667</text:p>
          </table:table-cell>
          <table:table-cell office:value-type="float" office:value="67.8166666666667" calcext:value-type="float">
            <text:p>67.8166666666667</text:p>
          </table:table-cell>
        </table:table-row>
        <table:table-row table:style-name="ro1">
          <table:table-cell office:value-type="float" office:value="3.34166666666667" calcext:value-type="float">
            <text:p>3.34166666666667</text:p>
          </table:table-cell>
          <table:table-cell office:value-type="float" office:value="69.0766666666667" calcext:value-type="float">
            <text:p>69.0766666666667</text:p>
          </table:table-cell>
        </table:table-row>
        <table:table-row table:style-name="ro1">
          <table:table-cell office:value-type="float" office:value="3.44166666666667" calcext:value-type="float">
            <text:p>3.44166666666667</text:p>
          </table:table-cell>
          <table:table-cell office:value-type="float" office:value="70.1958333333333" calcext:value-type="float">
            <text:p>70.1958333333333</text:p>
          </table:table-cell>
        </table:table-row>
        <table:table-row table:style-name="ro1">
          <table:table-cell office:value-type="float" office:value="3.54166666666667" calcext:value-type="float">
            <text:p>3.54166666666667</text:p>
          </table:table-cell>
          <table:table-cell office:value-type="float" office:value="71.1875" calcext:value-type="float">
            <text:p>71.1875</text:p>
          </table:table-cell>
        </table:table-row>
        <table:table-row table:style-name="ro1">
          <table:table-cell office:value-type="float" office:value="3.64166666666667" calcext:value-type="float">
            <text:p>3.64166666666667</text:p>
          </table:table-cell>
          <table:table-cell office:value-type="float" office:value="72.08" calcext:value-type="float">
            <text:p>72.08</text:p>
          </table:table-cell>
        </table:table-row>
        <table:table-row table:style-name="ro1">
          <table:table-cell office:value-type="float" office:value="3.74166666666667" calcext:value-type="float">
            <text:p>3.74166666666667</text:p>
          </table:table-cell>
          <table:table-cell office:value-type="float" office:value="72.9783333333333" calcext:value-type="float">
            <text:p>72.9783333333333</text:p>
          </table:table-cell>
        </table:table-row>
        <table:table-row table:style-name="ro1">
          <table:table-cell office:value-type="float" office:value="3.84166666666667" calcext:value-type="float">
            <text:p>3.84166666666667</text:p>
          </table:table-cell>
          <table:table-cell office:value-type="float" office:value="73.8675" calcext:value-type="float">
            <text:p>73.8675</text:p>
          </table:table-cell>
        </table:table-row>
        <table:table-row table:style-name="ro1">
          <table:table-cell office:value-type="float" office:value="3.94166666666667" calcext:value-type="float">
            <text:p>3.94166666666667</text:p>
          </table:table-cell>
          <table:table-cell office:value-type="float" office:value="74.7441666666667" calcext:value-type="float">
            <text:p>74.7441666666667</text:p>
          </table:table-cell>
        </table:table-row>
        <table:table-row table:style-name="ro1">
          <table:table-cell office:value-type="float" office:value="4.04166666666667" calcext:value-type="float">
            <text:p>4.04166666666667</text:p>
          </table:table-cell>
          <table:table-cell office:value-type="float" office:value="75.6525" calcext:value-type="float">
            <text:p>75.6525</text:p>
          </table:table-cell>
        </table:table-row>
        <table:table-row table:style-name="ro1">
          <table:table-cell office:value-type="float" office:value="4.14166666666667" calcext:value-type="float">
            <text:p>4.14166666666667</text:p>
          </table:table-cell>
          <table:table-cell office:value-type="float" office:value="76.4758333333333" calcext:value-type="float">
            <text:p>76.4758333333333</text:p>
          </table:table-cell>
        </table:table-row>
        <table:table-row table:style-name="ro1">
          <table:table-cell office:value-type="float" office:value="4.24166666666667" calcext:value-type="float">
            <text:p>4.24166666666667</text:p>
          </table:table-cell>
          <table:table-cell office:value-type="float" office:value="77.3791666666667" calcext:value-type="float">
            <text:p>77.3791666666667</text:p>
          </table:table-cell>
        </table:table-row>
        <table:table-row table:style-name="ro1">
          <table:table-cell office:value-type="float" office:value="4.34166666666667" calcext:value-type="float">
            <text:p>4.34166666666667</text:p>
          </table:table-cell>
          <table:table-cell office:value-type="float" office:value="78.235" calcext:value-type="float">
            <text:p>78.235</text:p>
          </table:table-cell>
        </table:table-row>
        <table:table-row table:style-name="ro1">
          <table:table-cell office:value-type="float" office:value="4.44166666666667" calcext:value-type="float">
            <text:p>4.44166666666667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4.54166666666667" calcext:value-type="float">
            <text:p>4.54166666666667</text:p>
          </table:table-cell>
          <table:table-cell office:value-type="float" office:value="79.8625" calcext:value-type="float">
            <text:p>79.8625</text:p>
          </table:table-cell>
        </table:table-row>
        <table:table-row table:style-name="ro1">
          <table:table-cell office:value-type="float" office:value="4.64166666666667" calcext:value-type="float">
            <text:p>4.64166666666667</text:p>
          </table:table-cell>
          <table:table-cell office:value-type="float" office:value="80.6025" calcext:value-type="float">
            <text:p>80.6025</text:p>
          </table:table-cell>
        </table:table-row>
        <table:table-row table:style-name="ro1">
          <table:table-cell office:value-type="float" office:value="4.74166666666667" calcext:value-type="float">
            <text:p>4.74166666666667</text:p>
          </table:table-cell>
          <table:table-cell office:value-type="float" office:value="81.3775" calcext:value-type="float">
            <text:p>81.3775</text:p>
          </table:table-cell>
        </table:table-row>
        <table:table-row table:style-name="ro1">
          <table:table-cell office:value-type="float" office:value="4.84166666666667" calcext:value-type="float">
            <text:p>4.84166666666667</text:p>
          </table:table-cell>
          <table:table-cell office:value-type="float" office:value="82.035" calcext:value-type="float">
            <text:p>82.035</text:p>
          </table:table-cell>
        </table:table-row>
        <table:table-row table:style-name="ro1">
          <table:table-cell office:value-type="float" office:value="4.94166666666667" calcext:value-type="float">
            <text:p>4.94166666666667</text:p>
          </table:table-cell>
          <table:table-cell office:value-type="float" office:value="82.6658333333333" calcext:value-type="float">
            <text:p>82.6658333333333</text:p>
          </table:table-cell>
        </table:table-row>
        <table:table-row table:style-name="ro1">
          <table:table-cell office:value-type="float" office:value="5.04166666666667" calcext:value-type="float">
            <text:p>5.04166666666667</text:p>
          </table:table-cell>
          <table:table-cell office:value-type="float" office:value="83.2641666666667" calcext:value-type="float">
            <text:p>83.2641666666667</text:p>
          </table:table-cell>
        </table:table-row>
        <table:table-row table:style-name="ro1">
          <table:table-cell office:value-type="float" office:value="5.14166666666667" calcext:value-type="float">
            <text:p>5.14166666666667</text:p>
          </table:table-cell>
          <table:table-cell office:value-type="float" office:value="83.835" calcext:value-type="float">
            <text:p>83.835</text:p>
          </table:table-cell>
        </table:table-row>
        <table:table-row table:style-name="ro1">
          <table:table-cell office:value-type="float" office:value="5.24166666666667" calcext:value-type="float">
            <text:p>5.24166666666667</text:p>
          </table:table-cell>
          <table:table-cell office:value-type="float" office:value="84.4016666666667" calcext:value-type="float">
            <text:p>84.4016666666667</text:p>
          </table:table-cell>
        </table:table-row>
        <table:table-row table:style-name="ro1">
          <table:table-cell office:value-type="float" office:value="5.34166666666667" calcext:value-type="float">
            <text:p>5.34166666666667</text:p>
          </table:table-cell>
          <table:table-cell office:value-type="float" office:value="84.9391666666667" calcext:value-type="float">
            <text:p>84.9391666666667</text:p>
          </table:table-cell>
        </table:table-row>
        <table:table-row table:style-name="ro1">
          <table:table-cell office:value-type="float" office:value="5.44166666666667" calcext:value-type="float">
            <text:p>5.44166666666667</text:p>
          </table:table-cell>
          <table:table-cell office:value-type="float" office:value="85.4608333333333" calcext:value-type="float">
            <text:p>85.4608333333333</text:p>
          </table:table-cell>
        </table:table-row>
        <table:table-row table:style-name="ro1">
          <table:table-cell office:value-type="float" office:value="5.54166666666667" calcext:value-type="float">
            <text:p>5.54166666666667</text:p>
          </table:table-cell>
          <table:table-cell office:value-type="float" office:value="85.9075" calcext:value-type="float">
            <text:p>85.9075</text:p>
          </table:table-cell>
        </table:table-row>
        <table:table-row table:style-name="ro1">
          <table:table-cell office:value-type="float" office:value="5.64166666666667" calcext:value-type="float">
            <text:p>5.64166666666667</text:p>
          </table:table-cell>
          <table:table-cell office:value-type="float" office:value="86.3358333333333" calcext:value-type="float">
            <text:p>86.3358333333333</text:p>
          </table:table-cell>
        </table:table-row>
        <table:table-row table:style-name="ro1">
          <table:table-cell office:value-type="float" office:value="5.74166666666667" calcext:value-type="float">
            <text:p>5.74166666666667</text:p>
          </table:table-cell>
          <table:table-cell office:value-type="float" office:value="86.7625" calcext:value-type="float">
            <text:p>86.7625</text:p>
          </table:table-cell>
        </table:table-row>
        <table:table-row table:style-name="ro1">
          <table:table-cell office:value-type="float" office:value="5.84166666666667" calcext:value-type="float">
            <text:p>5.84166666666667</text:p>
          </table:table-cell>
          <table:table-cell office:value-type="float" office:value="87.18" calcext:value-type="float">
            <text:p>87.18</text:p>
          </table:table-cell>
        </table:table-row>
        <table:table-row table:style-name="ro1">
          <table:table-cell office:value-type="float" office:value="5.94166666666667" calcext:value-type="float">
            <text:p>5.94166666666667</text:p>
          </table:table-cell>
          <table:table-cell office:value-type="float" office:value="87.6125" calcext:value-type="float">
            <text:p>87.6125</text:p>
          </table:table-cell>
        </table:table-row>
        <table:table-row table:style-name="ro1">
          <table:table-cell office:value-type="float" office:value="6.04166666666667" calcext:value-type="float">
            <text:p>6.04166666666667</text:p>
          </table:table-cell>
          <table:table-cell office:value-type="float" office:value="88.0733333333333" calcext:value-type="float">
            <text:p>88.0733333333333</text:p>
          </table:table-cell>
        </table:table-row>
        <table:table-row table:style-name="ro1">
          <table:table-cell office:value-type="float" office:value="6.14166666666667" calcext:value-type="float">
            <text:p>6.14166666666667</text:p>
          </table:table-cell>
          <table:table-cell office:value-type="float" office:value="88.4575" calcext:value-type="float">
            <text:p>88.4575</text:p>
          </table:table-cell>
        </table:table-row>
        <table:table-row table:style-name="ro1">
          <table:table-cell office:value-type="float" office:value="6.24166666666667" calcext:value-type="float">
            <text:p>6.24166666666667</text:p>
          </table:table-cell>
          <table:table-cell office:value-type="float" office:value="88.8533333333333" calcext:value-type="float">
            <text:p>88.8533333333333</text:p>
          </table:table-cell>
        </table:table-row>
        <table:table-row table:style-name="ro1">
          <table:table-cell office:value-type="float" office:value="6.34166666666667" calcext:value-type="float">
            <text:p>6.34166666666667</text:p>
          </table:table-cell>
          <table:table-cell office:value-type="float" office:value="89.2608333333333" calcext:value-type="float">
            <text:p>89.2608333333333</text:p>
          </table:table-cell>
        </table:table-row>
        <table:table-row table:style-name="ro1">
          <table:table-cell office:value-type="float" office:value="6.44166666666667" calcext:value-type="float">
            <text:p>6.44166666666667</text:p>
          </table:table-cell>
          <table:table-cell office:value-type="float" office:value="89.6808333333333" calcext:value-type="float">
            <text:p>89.6808333333333</text:p>
          </table:table-cell>
        </table:table-row>
        <table:table-row table:style-name="ro1">
          <table:table-cell office:value-type="float" office:value="6.54166666666667" calcext:value-type="float">
            <text:p>6.54166666666667</text:p>
          </table:table-cell>
          <table:table-cell office:value-type="float" office:value="90.0941666666667" calcext:value-type="float">
            <text:p>90.0941666666667</text:p>
          </table:table-cell>
        </table:table-row>
        <table:table-row table:style-name="ro1">
          <table:table-cell office:value-type="float" office:value="6.64166666666667" calcext:value-type="float">
            <text:p>6.64166666666667</text:p>
          </table:table-cell>
          <table:table-cell office:value-type="float" office:value="90.4891666666667" calcext:value-type="float">
            <text:p>90.4891666666667</text:p>
          </table:table-cell>
        </table:table-row>
        <table:table-row table:style-name="ro1">
          <table:table-cell office:value-type="float" office:value="6.74166666666667" calcext:value-type="float">
            <text:p>6.74166666666667</text:p>
          </table:table-cell>
          <table:table-cell office:value-type="float" office:value="90.8766666666667" calcext:value-type="float">
            <text:p>90.8766666666667</text:p>
          </table:table-cell>
        </table:table-row>
        <table:table-row table:style-name="ro1">
          <table:table-cell office:value-type="float" office:value="6.84166666666667" calcext:value-type="float">
            <text:p>6.84166666666667</text:p>
          </table:table-cell>
          <table:table-cell office:value-type="float" office:value="91.3041666666667" calcext:value-type="float">
            <text:p>91.3041666666667</text:p>
          </table:table-cell>
        </table:table-row>
        <table:table-row table:style-name="ro1">
          <table:table-cell office:value-type="float" office:value="6.94166666666667" calcext:value-type="float">
            <text:p>6.94166666666667</text:p>
          </table:table-cell>
          <table:table-cell office:value-type="float" office:value="91.6833333333333" calcext:value-type="float">
            <text:p>91.6833333333333</text:p>
          </table:table-cell>
        </table:table-row>
        <table:table-row table:style-name="ro1">
          <table:table-cell office:value-type="float" office:value="7.04166666666667" calcext:value-type="float">
            <text:p>7.04166666666667</text:p>
          </table:table-cell>
          <table:table-cell office:value-type="float" office:value="92.0791666666667" calcext:value-type="float">
            <text:p>92.0791666666667</text:p>
          </table:table-cell>
        </table:table-row>
        <table:table-row table:style-name="ro1">
          <table:table-cell office:value-type="float" office:value="7.14166666666667" calcext:value-type="float">
            <text:p>7.14166666666667</text:p>
          </table:table-cell>
          <table:table-cell office:value-type="float" office:value="92.4766666666667" calcext:value-type="float">
            <text:p>92.4766666666667</text:p>
          </table:table-cell>
        </table:table-row>
        <table:table-row table:style-name="ro1">
          <table:table-cell office:value-type="float" office:value="7.24166666666667" calcext:value-type="float">
            <text:p>7.24166666666667</text:p>
          </table:table-cell>
          <table:table-cell office:value-type="float" office:value="92.8383333333333" calcext:value-type="float">
            <text:p>92.8383333333333</text:p>
          </table:table-cell>
        </table:table-row>
        <table:table-row table:style-name="ro1">
          <table:table-cell office:value-type="float" office:value="7.34166666666667" calcext:value-type="float">
            <text:p>7.34166666666667</text:p>
          </table:table-cell>
          <table:table-cell office:value-type="float" office:value="93.2125" calcext:value-type="float">
            <text:p>93.2125</text:p>
          </table:table-cell>
        </table:table-row>
        <table:table-row table:style-name="ro1">
          <table:table-cell office:value-type="float" office:value="7.44166666666667" calcext:value-type="float">
            <text:p>7.44166666666667</text:p>
          </table:table-cell>
          <table:table-cell office:value-type="float" office:value="93.555" calcext:value-type="float">
            <text:p>93.555</text:p>
          </table:table-cell>
        </table:table-row>
        <table:table-row table:style-name="ro1">
          <table:table-cell office:value-type="float" office:value="7.54166666666667" calcext:value-type="float">
            <text:p>7.54166666666667</text:p>
          </table:table-cell>
          <table:table-cell office:value-type="float" office:value="93.9191666666667" calcext:value-type="float">
            <text:p>93.9191666666667</text:p>
          </table:table-cell>
        </table:table-row>
        <table:table-row table:style-name="ro1">
          <table:table-cell office:value-type="float" office:value="7.64166666666667" calcext:value-type="float">
            <text:p>7.64166666666667</text:p>
          </table:table-cell>
          <table:table-cell office:value-type="float" office:value="94.2575" calcext:value-type="float">
            <text:p>94.2575</text:p>
          </table:table-cell>
        </table:table-row>
        <table:table-row table:style-name="ro1">
          <table:table-cell office:value-type="float" office:value="7.74166666666667" calcext:value-type="float">
            <text:p>7.74166666666667</text:p>
          </table:table-cell>
          <table:table-cell office:value-type="float" office:value="94.5725" calcext:value-type="float">
            <text:p>94.5725</text:p>
          </table:table-cell>
        </table:table-row>
        <table:table-row table:style-name="ro1">
          <table:table-cell office:value-type="float" office:value="7.84166666666667" calcext:value-type="float">
            <text:p>7.84166666666667</text:p>
          </table:table-cell>
          <table:table-cell office:value-type="float" office:value="94.8533333333333" calcext:value-type="float">
            <text:p>94.8533333333333</text:p>
          </table:table-cell>
        </table:table-row>
        <table:table-row table:style-name="ro1">
          <table:table-cell office:value-type="float" office:value="7.94166666666667" calcext:value-type="float">
            <text:p>7.94166666666667</text:p>
          </table:table-cell>
          <table:table-cell office:value-type="float" office:value="95.1858333333333" calcext:value-type="float">
            <text:p>95.1858333333333</text:p>
          </table:table-cell>
        </table:table-row>
        <table:table-row table:style-name="ro1">
          <table:table-cell office:value-type="float" office:value="8.04166666666667" calcext:value-type="float">
            <text:p>8.04166666666667</text:p>
          </table:table-cell>
          <table:table-cell office:value-type="float" office:value="95.4908333333333" calcext:value-type="float">
            <text:p>95.4908333333333</text:p>
          </table:table-cell>
        </table:table-row>
        <table:table-row table:style-name="ro1">
          <table:table-cell office:value-type="float" office:value="8.14166666666667" calcext:value-type="float">
            <text:p>8.14166666666667</text:p>
          </table:table-cell>
          <table:table-cell office:value-type="float" office:value="95.7558333333333" calcext:value-type="float">
            <text:p>95.7558333333333</text:p>
          </table:table-cell>
        </table:table-row>
        <table:table-row table:style-name="ro1">
          <table:table-cell office:value-type="float" office:value="8.24166666666667" calcext:value-type="float">
            <text:p>8.24166666666667</text:p>
          </table:table-cell>
          <table:table-cell office:value-type="float" office:value="96.015" calcext:value-type="float">
            <text:p>96.015</text:p>
          </table:table-cell>
        </table:table-row>
        <table:table-row table:style-name="ro1">
          <table:table-cell office:value-type="float" office:value="8.34166666666667" calcext:value-type="float">
            <text:p>8.34166666666667</text:p>
          </table:table-cell>
          <table:table-cell office:value-type="float" office:value="96.2541666666667" calcext:value-type="float">
            <text:p>96.2541666666667</text:p>
          </table:table-cell>
        </table:table-row>
        <table:table-row table:style-name="ro1">
          <table:table-cell office:value-type="float" office:value="8.44166666666667" calcext:value-type="float">
            <text:p>8.44166666666667</text:p>
          </table:table-cell>
          <table:table-cell office:value-type="float" office:value="96.4816666666667" calcext:value-type="float">
            <text:p>96.4816666666667</text:p>
          </table:table-cell>
        </table:table-row>
        <table:table-row table:style-name="ro1">
          <table:table-cell office:value-type="float" office:value="8.54166666666667" calcext:value-type="float">
            <text:p>8.54166666666667</text:p>
          </table:table-cell>
          <table:table-cell office:value-type="float" office:value="96.6766666666667" calcext:value-type="float">
            <text:p>96.6766666666667</text:p>
          </table:table-cell>
        </table:table-row>
        <table:table-row table:style-name="ro1">
          <table:table-cell office:value-type="float" office:value="8.64166666666667" calcext:value-type="float">
            <text:p>8.64166666666667</text:p>
          </table:table-cell>
          <table:table-cell office:value-type="float" office:value="96.875" calcext:value-type="float">
            <text:p>96.875</text:p>
          </table:table-cell>
        </table:table-row>
        <table:table-row table:style-name="ro1">
          <table:table-cell office:value-type="float" office:value="8.74166666666667" calcext:value-type="float">
            <text:p>8.74166666666667</text:p>
          </table:table-cell>
          <table:table-cell office:value-type="float" office:value="97.055" calcext:value-type="float">
            <text:p>97.055</text:p>
          </table:table-cell>
        </table:table-row>
        <table:table-row table:style-name="ro1">
          <table:table-cell office:value-type="float" office:value="8.84166666666667" calcext:value-type="float">
            <text:p>8.84166666666667</text:p>
          </table:table-cell>
          <table:table-cell office:value-type="float" office:value="97.22" calcext:value-type="float">
            <text:p>97.22</text:p>
          </table:table-cell>
        </table:table-row>
        <table:table-row table:style-name="ro1">
          <table:table-cell office:value-type="float" office:value="8.94166666666667" calcext:value-type="float">
            <text:p>8.94166666666667</text:p>
          </table:table-cell>
          <table:table-cell office:value-type="float" office:value="97.3891666666667" calcext:value-type="float">
            <text:p>97.3891666666667</text:p>
          </table:table-cell>
        </table:table-row>
        <table:table-row table:style-name="ro1">
          <table:table-cell office:value-type="float" office:value="9.04166666666667" calcext:value-type="float">
            <text:p>9.04166666666667</text:p>
          </table:table-cell>
          <table:table-cell office:value-type="float" office:value="97.5891666666667" calcext:value-type="float">
            <text:p>97.5891666666667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97.8266666666667" calcext:value-type="float">
            <text:p>97.8266666666667</text:p>
          </table:table-cell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97.9866666666667" calcext:value-type="float">
            <text:p>97.9866666666667</text:p>
          </table:table-cell>
        </table:table-row>
        <table:table-row table:style-name="ro1">
          <table:table-cell office:value-type="float" office:value="10.6166666666667" calcext:value-type="float">
            <text:p>10.6166666666667</text:p>
          </table:table-cell>
          <table:table-cell office:value-type="float" office:value="98.1558333333333" calcext:value-type="float">
            <text:p>98.1558333333333</text:p>
          </table:table-cell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98.2608333333333" calcext:value-type="float">
            <text:p>98.2608333333333</text:p>
          </table:table-cell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98.3775" calcext:value-type="float">
            <text:p>98.3775</text:p>
          </table:table-cell>
        </table:table-row>
        <table:table-row table:style-name="ro1">
          <table:table-cell office:value-type="float" office:value="12.2666666666667" calcext:value-type="float">
            <text:p>12.2666666666667</text:p>
          </table:table-cell>
          <table:table-cell office:value-type="float" office:value="98.4783333333333" calcext:value-type="float">
            <text:p>98.4783333333333</text:p>
          </table:table-cell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98.57" calcext:value-type="float">
            <text:p>98.57</text:p>
          </table:table-cell>
        </table:table-row>
        <table:table-row table:style-name="ro1">
          <table:table-cell office:value-type="float" office:value="13.3666666666667" calcext:value-type="float">
            <text:p>13.3666666666667</text:p>
          </table:table-cell>
          <table:table-cell office:value-type="float" office:value="98.6466666666667" calcext:value-type="float">
            <text:p>98.6466666666667</text:p>
          </table:table-cell>
        </table:table-row>
        <table:table-row table:style-name="ro1">
          <table:table-cell office:value-type="float" office:value="13.9166666666667" calcext:value-type="float">
            <text:p>13.9166666666667</text:p>
          </table:table-cell>
          <table:table-cell office:value-type="float" office:value="98.7183333333333" calcext:value-type="float">
            <text:p>98.7183333333333</text:p>
          </table:table-cell>
        </table:table-row>
        <table:table-row table:style-name="ro1">
          <table:table-cell office:value-type="float" office:value="14.4666666666667" calcext:value-type="float">
            <text:p>14.4666666666667</text:p>
          </table:table-cell>
          <table:table-cell office:value-type="float" office:value="98.7791666666667" calcext:value-type="float">
            <text:p>98.7791666666667</text:p>
          </table:table-cell>
        </table:table-row>
        <table:table-row table:style-name="ro1">
          <table:table-cell office:value-type="float" office:value="15.0166666666667" calcext:value-type="float">
            <text:p>15.0166666666667</text:p>
          </table:table-cell>
          <table:table-cell office:value-type="float" office:value="98.8316666666667" calcext:value-type="float">
            <text:p>98.8316666666667</text:p>
          </table:table-cell>
        </table:table-row>
        <table:table-row table:style-name="ro1">
          <table:table-cell office:value-type="float" office:value="15.8166666666667" calcext:value-type="float">
            <text:p>15.8166666666667</text:p>
          </table:table-cell>
          <table:table-cell office:value-type="float" office:value="98.8925" calcext:value-type="float">
            <text:p>98.8925</text:p>
          </table:table-cell>
        </table:table-row>
        <table:table-row table:style-name="ro1">
          <table:table-cell office:value-type="float" office:value="16.6166666666667" calcext:value-type="float">
            <text:p>16.6166666666667</text:p>
          </table:table-cell>
          <table:table-cell office:value-type="float" office:value="98.935" calcext:value-type="float">
            <text:p>98.935</text:p>
          </table:table-cell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98.9808333333333" calcext:value-type="float">
            <text:p>98.9808333333333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99.0183333333333" calcext:value-type="float">
            <text:p>99.0183333333333</text:p>
          </table:table-cell>
        </table:table-row>
        <table:table-row table:style-name="ro1">
          <table:table-cell office:value-type="float" office:value="19.2666666666667" calcext:value-type="float">
            <text:p>19.2666666666667</text:p>
          </table:table-cell>
          <table:table-cell office:value-type="float" office:value="99.0683333333333" calcext:value-type="float">
            <text:p>99.0683333333333</text:p>
          </table:table-cell>
        </table:table-row>
        <table:table-row table:style-name="ro1">
          <table:table-cell office:value-type="float" office:value="19.9833333333333" calcext:value-type="float">
            <text:p>19.9833333333333</text:p>
          </table:table-cell>
          <table:table-cell office:value-type="float" office:value="99.1091666666667" calcext:value-type="float">
            <text:p>99.1091666666667</text:p>
          </table:table-cell>
        </table:table-row>
        <table:table-row table:style-name="ro1">
          <table:table-cell office:value-type="float" office:value="21.1083333333333" calcext:value-type="float">
            <text:p>21.1083333333333</text:p>
          </table:table-cell>
          <table:table-cell office:value-type="float" office:value="99.2075" calcext:value-type="float">
            <text:p>99.2075</text:p>
          </table:table-cell>
        </table:table-row>
        <table:table-row table:style-name="ro1">
          <table:table-cell office:value-type="float" office:value="25.0416666666667" calcext:value-type="float">
            <text:p>25.0416666666667</text:p>
          </table:table-cell>
          <table:table-cell office:value-type="float" office:value="99.2925" calcext:value-type="float">
            <text:p>99.2925</text:p>
          </table:table-cell>
        </table:table-row>
        <table:table-row table:style-name="ro1">
          <table:table-cell office:value-type="float" office:value="35.8083333333333" calcext:value-type="float">
            <text:p>35.8083333333333</text:p>
          </table:table-cell>
          <table:table-cell office:value-type="float" office:value="99.34" calcext:value-type="float">
            <text:p>99.34</text:p>
          </table:table-cell>
        </table:table-row>
        <table:table-row table:style-name="ro1">
          <table:table-cell office:value-type="float" office:value="39.2416666666667" calcext:value-type="float">
            <text:p>39.2416666666667</text:p>
          </table:table-cell>
          <table:table-cell office:value-type="float" office:value="99.3941666666667" calcext:value-type="float">
            <text:p>99.3941666666667</text:p>
          </table:table-cell>
        </table:table-row>
        <table:table-row table:style-name="ro1">
          <table:table-cell office:value-type="float" office:value="41.1666666666667" calcext:value-type="float">
            <text:p>41.1666666666667</text:p>
          </table:table-cell>
          <table:table-cell office:value-type="float" office:value="99.4533333333333" calcext:value-type="float">
            <text:p>99.4533333333333</text:p>
          </table:table-cell>
        </table:table-row>
        <table:table-row table:style-name="ro1">
          <table:table-cell office:value-type="float" office:value="42.4166666666667" calcext:value-type="float">
            <text:p>42.4166666666667</text:p>
          </table:table-cell>
          <table:table-cell office:value-type="float" office:value="99.5133333333333" calcext:value-type="float">
            <text:p>99.5133333333333</text:p>
          </table:table-cell>
        </table:table-row>
        <table:table-row table:style-name="ro1">
          <table:table-cell office:value-type="float" office:value="43.4166666666667" calcext:value-type="float">
            <text:p>43.4166666666667</text:p>
          </table:table-cell>
          <table:table-cell office:value-type="float" office:value="99.5483333333333" calcext:value-type="float">
            <text:p>99.5483333333333</text:p>
          </table:table-cell>
        </table:table-row>
        <table:table-row table:style-name="ro1">
          <table:table-cell office:value-type="float" office:value="43.9166666666667" calcext:value-type="float">
            <text:p>43.9166666666667</text:p>
          </table:table-cell>
          <table:table-cell office:value-type="float" office:value="99.5841666666667" calcext:value-type="float">
            <text:p>99.5841666666667</text:p>
          </table:table-cell>
        </table:table-row>
        <table:table-row table:style-name="ro1">
          <table:table-cell office:value-type="float" office:value="44.4166666666667" calcext:value-type="float">
            <text:p>44.4166666666667</text:p>
          </table:table-cell>
          <table:table-cell office:value-type="float" office:value="99.6075" calcext:value-type="float">
            <text:p>99.6075</text:p>
          </table:table-cell>
        </table:table-row>
        <table:table-row table:style-name="ro1">
          <table:table-cell office:value-type="float" office:value="44.9166666666667" calcext:value-type="float">
            <text:p>44.9166666666667</text:p>
          </table:table-cell>
          <table:table-cell office:value-type="float" office:value="99.6258333333333" calcext:value-type="float">
            <text:p>99.6258333333333</text:p>
          </table:table-cell>
        </table:table-row>
        <table:table-row table:style-name="ro1">
          <table:table-cell office:value-type="float" office:value="45.4166666666667" calcext:value-type="float">
            <text:p>45.4166666666667</text:p>
          </table:table-cell>
          <table:table-cell office:value-type="float" office:value="99.6441666666667" calcext:value-type="float">
            <text:p>99.6441666666667</text:p>
          </table:table-cell>
        </table:table-row>
        <table:table-row table:style-name="ro1">
          <table:table-cell office:value-type="float" office:value="46.0833333333333" calcext:value-type="float">
            <text:p>46.0833333333333</text:p>
          </table:table-cell>
          <table:table-cell office:value-type="float" office:value="99.6633333333333" calcext:value-type="float">
            <text:p>99.6633333333333</text:p>
          </table:table-cell>
        </table:table-row>
        <table:table-row table:style-name="ro1">
          <table:table-cell office:value-type="float" office:value="46.5833333333333" calcext:value-type="float">
            <text:p>46.5833333333333</text:p>
          </table:table-cell>
          <table:table-cell office:value-type="float" office:value="99.6733333333333" calcext:value-type="float">
            <text:p>99.6733333333333</text:p>
          </table:table-cell>
        </table:table-row>
        <table:table-row table:style-name="ro1">
          <table:table-cell office:value-type="float" office:value="47.0833333333333" calcext:value-type="float">
            <text:p>47.0833333333333</text:p>
          </table:table-cell>
          <table:table-cell office:value-type="float" office:value="99.6875" calcext:value-type="float">
            <text:p>99.6875</text:p>
          </table:table-cell>
        </table:table-row>
        <table:table-row table:style-name="ro1">
          <table:table-cell office:value-type="float" office:value="47.6666666666667" calcext:value-type="float">
            <text:p>47.6666666666667</text:p>
          </table:table-cell>
          <table:table-cell office:value-type="float" office:value="99.6966666666667" calcext:value-type="float">
            <text:p>99.6966666666667</text:p>
          </table:table-cell>
        </table:table-row>
        <table:table-row table:style-name="ro1">
          <table:table-cell office:value-type="float" office:value="48.4166666666667" calcext:value-type="float">
            <text:p>48.4166666666667</text:p>
          </table:table-cell>
          <table:table-cell office:value-type="float" office:value="99.7116666666667" calcext:value-type="float">
            <text:p>99.711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7208333333333" calcext:value-type="float">
            <text:p>99.7208333333333</text:p>
          </table:table-cell>
        </table:table-row>
        <table:table-row table:style-name="ro1">
          <table:table-cell office:value-type="float" office:value="49.6666666666667" calcext:value-type="float">
            <text:p>49.6666666666667</text:p>
          </table:table-cell>
          <table:table-cell office:value-type="float" office:value="99.7341666666667" calcext:value-type="float">
            <text:p>99.7341666666667</text:p>
          </table:table-cell>
        </table:table-row>
        <table:table-row table:style-name="ro1">
          <table:table-cell office:value-type="float" office:value="50.1666666666667" calcext:value-type="float">
            <text:p>50.1666666666667</text:p>
          </table:table-cell>
          <table:table-cell office:value-type="float" office:value="99.7391666666667" calcext:value-type="float">
            <text:p>99.7391666666667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99.7483333333333" calcext:value-type="float">
            <text:p>99.7483333333333</text:p>
          </table:table-cell>
        </table:table-row>
        <table:table-row table:style-name="ro1">
          <table:table-cell office:value-type="float" office:value="51.5833333333333" calcext:value-type="float">
            <text:p>51.5833333333333</text:p>
          </table:table-cell>
          <table:table-cell office:value-type="float" office:value="99.7558333333333" calcext:value-type="float">
            <text:p>99.7558333333333</text:p>
          </table:table-cell>
        </table:table-row>
        <table:table-row table:style-name="ro1">
          <table:table-cell office:value-type="float" office:value="52.3333333333333" calcext:value-type="float">
            <text:p>52.3333333333333</text:p>
          </table:table-cell>
          <table:table-cell office:value-type="float" office:value="99.7616666666667" calcext:value-type="float">
            <text:p>99.7616666666667</text:p>
          </table:table-cell>
        </table:table-row>
        <table:table-row table:style-name="ro1">
          <table:table-cell office:value-type="float" office:value="53.5833333333333" calcext:value-type="float">
            <text:p>53.5833333333333</text:p>
          </table:table-cell>
          <table:table-cell office:value-type="float" office:value="99.7708333333333" calcext:value-type="float">
            <text:p>99.7708333333333</text:p>
          </table:table-cell>
        </table:table-row>
        <table:table-row table:style-name="ro1">
          <table:table-cell office:value-type="float" office:value="54.1666666666667" calcext:value-type="float">
            <text:p>54.1666666666667</text:p>
          </table:table-cell>
          <table:table-cell office:value-type="float" office:value="99.7791666666667" calcext:value-type="float">
            <text:p>99.7791666666667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99.7933333333333" calcext:value-type="float">
            <text:p>99.7933333333333</text:p>
          </table:table-cell>
        </table:table-row>
        <table:table-row table:style-name="ro1">
          <table:table-cell office:value-type="float" office:value="56.1666666666667" calcext:value-type="float">
            <text:p>56.166666666666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56.8333333333333" calcext:value-type="float">
            <text:p>56.8333333333333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57.4166666666667" calcext:value-type="float">
            <text:p>57.4166666666667</text:p>
          </table:table-cell>
          <table:table-cell office:value-type="float" office:value="99.8158333333333" calcext:value-type="float">
            <text:p>99.8158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8225" calcext:value-type="float">
            <text:p>99.8225</text:p>
          </table:table-cell>
        </table:table-row>
        <table:table-row table:style-name="ro1">
          <table:table-cell office:value-type="float" office:value="59.3333333333333" calcext:value-type="float">
            <text:p>59.3333333333333</text:p>
          </table:table-cell>
          <table:table-cell office:value-type="float" office:value="99.83" calcext:value-type="float">
            <text:p>99.83</text:p>
          </table:table-cell>
        </table:table-row>
        <table:table-row table:style-name="ro1">
          <table:table-cell office:value-type="float" office:value="60.6666666666667" calcext:value-type="float">
            <text:p>60.6666666666667</text:p>
          </table:table-cell>
          <table:table-cell office:value-type="float" office:value="99.8383333333333" calcext:value-type="float">
            <text:p>99.8383333333333</text:p>
          </table:table-cell>
        </table:table-row>
        <table:table-row table:style-name="ro1">
          <table:table-cell office:value-type="float" office:value="61.5833333333333" calcext:value-type="float">
            <text:p>61.5833333333333</text:p>
          </table:table-cell>
          <table:table-cell office:value-type="float" office:value="99.8466666666667" calcext:value-type="float">
            <text:p>99.8466666666667</text:p>
          </table:table-cell>
        </table:table-row>
        <table:table-row table:style-name="ro1">
          <table:table-cell office:value-type="float" office:value="62.3333333333333" calcext:value-type="float">
            <text:p>62.3333333333333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63.5833333333333" calcext:value-type="float">
            <text:p>63.5833333333333</text:p>
          </table:table-cell>
          <table:table-cell office:value-type="float" office:value="99.8625" calcext:value-type="float">
            <text:p>99.8625</text:p>
          </table:table-cell>
        </table:table-row>
        <table:table-row table:style-name="ro1">
          <table:table-cell office:value-type="float" office:value="64.8333333333333" calcext:value-type="float">
            <text:p>64.8333333333333</text:p>
          </table:table-cell>
          <table:table-cell office:value-type="float" office:value="99.8658333333333" calcext:value-type="float">
            <text:p>99.8658333333333</text:p>
          </table:table-cell>
        </table:table-row>
        <table:table-row table:style-name="ro1">
          <table:table-cell office:value-type="float" office:value="66.4166666666667" calcext:value-type="float">
            <text:p>66.4166666666667</text:p>
          </table:table-cell>
          <table:table-cell office:value-type="float" office:value="99.8716666666667" calcext:value-type="float">
            <text:p>99.8716666666667</text:p>
          </table:table-cell>
        </table:table-row>
        <table:table-row table:style-name="ro1">
          <table:table-cell office:value-type="float" office:value="67.3333333333333" calcext:value-type="float">
            <text:p>67.3333333333333</text:p>
          </table:table-cell>
          <table:table-cell office:value-type="float" office:value="99.8775" calcext:value-type="float">
            <text:p>99.8775</text:p>
          </table:table-cell>
        </table:table-row>
        <table:table-row table:style-name="ro1">
          <table:table-cell office:value-type="float" office:value="69.25" calcext:value-type="float">
            <text:p>69.25</text:p>
          </table:table-cell>
          <table:table-cell office:value-type="float" office:value="99.8841666666667" calcext:value-type="float">
            <text:p>99.8841666666667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6.0833333333333" calcext:value-type="float">
            <text:p>76.0833333333333</text:p>
          </table:table-cell>
          <table:table-cell office:value-type="float" office:value="99.9008333333333" calcext:value-type="float">
            <text:p>99.9008333333333</text:p>
          </table:table-cell>
        </table:table-row>
        <table:table-row table:style-name="ro1">
          <table:table-cell office:value-type="float" office:value="82.5833333333333" calcext:value-type="float">
            <text:p>82.5833333333333</text:p>
          </table:table-cell>
          <table:table-cell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84.4166666666667" calcext:value-type="float">
            <text:p>84.4166666666667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100.166666666667" calcext:value-type="float">
            <text:p>100.166666666667</text:p>
          </table:table-cell>
          <table:table-cell office:value-type="float" office:value="99.9225" calcext:value-type="float">
            <text:p>99.9225</text:p>
          </table:table-cell>
        </table:table-row>
        <table:table-row table:style-name="ro1">
          <table:table-cell office:value-type="float" office:value="103.083333333333" calcext:value-type="float">
            <text:p>103.083333333333</text:p>
          </table:table-cell>
          <table:table-cell office:value-type="float" office:value="99.9266666666667" calcext:value-type="float">
            <text:p>99.9266666666667</text:p>
          </table:table-cell>
        </table:table-row>
        <table:table-row table:style-name="ro1">
          <table:table-cell office:value-type="float" office:value="107.25" calcext:value-type="float">
            <text:p>107.25</text:p>
          </table:table-cell>
          <table:table-cell office:value-type="float" office:value="99.9325" calcext:value-type="float">
            <text:p>99.9325</text:p>
          </table:table-cell>
        </table:table-row>
        <table:table-row table:style-name="ro1">
          <table:table-cell office:value-type="float" office:value="110.833333333333" calcext:value-type="float">
            <text:p>110.833333333333</text:p>
          </table:table-cell>
          <table:table-cell office:value-type="float" office:value="99.9383333333333" calcext:value-type="float">
            <text:p>99.9383333333333</text:p>
          </table:table-cell>
        </table:table-row>
        <table:table-row table:style-name="ro1">
          <table:table-cell office:value-type="float" office:value="112.666666666667" calcext:value-type="float">
            <text:p>112.666666666667</text:p>
          </table:table-cell>
          <table:table-cell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115.083333333333" calcext:value-type="float">
            <text:p>115.083333333333</text:p>
          </table:table-cell>
          <table:table-cell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117.083333333333" calcext:value-type="float">
            <text:p>117.083333333333</text:p>
          </table:table-cell>
          <table:table-cell office:value-type="float" office:value="99.9575" calcext:value-type="float">
            <text:p>99.9575</text:p>
          </table:table-cell>
        </table:table-row>
        <table:table-row table:style-name="ro1">
          <table:table-cell office:value-type="float" office:value="120.916666666667" calcext:value-type="float">
            <text:p>120.916666666667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25.416666666667" calcext:value-type="float">
            <text:p>125.416666666667</text:p>
          </table:table-cell>
          <table:table-cell office:value-type="float" office:value="99.9675" calcext:value-type="float">
            <text:p>99.9675</text:p>
          </table:table-cell>
        </table:table-row>
        <table:table-row table:style-name="ro1">
          <table:table-cell office:value-type="float" office:value="130.75" calcext:value-type="float">
            <text:p>130.75</text:p>
          </table:table-cell>
          <table:table-cell office:value-type="float" office:value="99.9716666666667" calcext:value-type="float">
            <text:p>99.9716666666667</text:p>
          </table:table-cell>
        </table:table-row>
        <table:table-row table:style-name="ro1">
          <table:table-cell office:value-type="float" office:value="138.333333333333" calcext:value-type="float">
            <text:p>138.333333333333</text:p>
          </table:table-cell>
          <table:table-cell office:value-type="float" office:value="99.9741666666667" calcext:value-type="float">
            <text:p>99.9741666666667</text:p>
          </table:table-cell>
        </table:table-row>
        <table:table-row table:style-name="ro1">
          <table:table-cell office:value-type="float" office:value="147.583333333333" calcext:value-type="float">
            <text:p>147.583333333333</text:p>
          </table:table-cell>
          <table:table-cell office:value-type="float" office:value="99.9783333333333" calcext:value-type="float">
            <text:p>99.9783333333333</text:p>
          </table:table-cell>
        </table:table-row>
        <table:table-row table:style-name="ro1">
          <table:table-cell office:value-type="float" office:value="152.083333333333" calcext:value-type="float">
            <text:p>152.083333333333</text:p>
          </table:table-cell>
          <table:table-cell office:value-type="float" office:value="99.9816666666667" calcext:value-type="float">
            <text:p>99.9816666666667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99.9858333333333" calcext:value-type="float">
            <text:p>99.9858333333333</text:p>
          </table:table-cell>
        </table:table-row>
        <table:table-row table:style-name="ro1">
          <table:table-cell office:value-type="float" office:value="180.916666666667" calcext:value-type="float">
            <text:p>180.916666666667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181.083333333333" calcext:value-type="float">
            <text:p>181.083333333333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99.9891666666667" calcext:value-type="float">
            <text:p>99.9891666666667</text:p>
          </table:table-cell>
        </table:table-row>
        <table:table-row table:style-name="ro1">
          <table:table-cell office:value-type="float" office:value="181.75" calcext:value-type="float">
            <text:p>181.75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183.416666666667" calcext:value-type="float">
            <text:p>183.416666666667</text:p>
          </table:table-cell>
          <table:table-cell office:value-type="float" office:value="99.9925" calcext:value-type="float">
            <text:p>99.9925</text:p>
          </table:table-cell>
        </table:table-row>
        <table:table-row table:style-name="ro1">
          <table:table-cell office:value-type="float" office:value="184.25" calcext:value-type="float">
            <text:p>184.25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5.083333333333" calcext:value-type="float">
            <text:p>185.08333333333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5.916666666667" calcext:value-type="float">
            <text:p>185.916666666667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186.75" calcext:value-type="float">
            <text:p>186.75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189.25" calcext:value-type="float">
            <text:p>189.25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190.083333333333" calcext:value-type="float">
            <text:p>190.083333333333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191.75" calcext:value-type="float">
            <text:p>191.75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193.416666666667" calcext:value-type="float">
            <text:p>193.41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06333333333333" calcext:value-type="float">
            <text:p>1.06333333333333</text:p>
          </table:table-cell>
          <table:table-cell office:value-type="float" office:value="0.0266666666666667" calcext:value-type="float">
            <text:p>0.026666666666667</text:p>
          </table:table-cell>
        </table:table-row>
        <table:table-row table:style-name="ro1">
          <table:table-cell office:value-type="float" office:value="1.12666666666667" calcext:value-type="float">
            <text:p>1.12666666666667</text:p>
          </table:table-cell>
          <table:table-cell office:value-type="float" office:value="0.200833333333333" calcext:value-type="float">
            <text:p>0.200833333333333</text:p>
          </table:table-cell>
        </table:table-row>
        <table:table-row table:style-name="ro1">
          <table:table-cell office:value-type="float" office:value="1.18333333333333" calcext:value-type="float">
            <text:p>1.18333333333333</text:p>
          </table:table-cell>
          <table:table-cell office:value-type="float" office:value="0.950833333333333" calcext:value-type="float">
            <text:p>0.950833333333333</text:p>
          </table:table-cell>
        </table:table-row>
        <table:table-row table:style-name="ro1">
          <table:table-cell office:value-type="float" office:value="1.23916666666667" calcext:value-type="float">
            <text:p>1.23916666666667</text:p>
          </table:table-cell>
          <table:table-cell office:value-type="float" office:value="2.77333333333333" calcext:value-type="float">
            <text:p>2.77333333333333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5.67583333333333" calcext:value-type="float">
            <text:p>5.67583333333333</text:p>
          </table:table-cell>
        </table:table-row>
        <table:table-row table:style-name="ro1">
          <table:table-cell office:value-type="float" office:value="1.35083333333333" calcext:value-type="float">
            <text:p>1.35083333333333</text:p>
          </table:table-cell>
          <table:table-cell office:value-type="float" office:value="9.275" calcext:value-type="float">
            <text:p>9.275</text:p>
          </table:table-cell>
        </table:table-row>
        <table:table-row table:style-name="ro1">
          <table:table-cell office:value-type="float" office:value="1.40666666666667" calcext:value-type="float">
            <text:p>1.40666666666667</text:p>
          </table:table-cell>
          <table:table-cell office:value-type="float" office:value="13.215" calcext:value-type="float">
            <text:p>13.215</text:p>
          </table:table-cell>
        </table:table-row>
        <table:table-row table:style-name="ro1">
          <table:table-cell office:value-type="float" office:value="1.46166666666667" calcext:value-type="float">
            <text:p>1.46166666666667</text:p>
          </table:table-cell>
          <table:table-cell office:value-type="float" office:value="17.0075" calcext:value-type="float">
            <text:p>17.0075</text:p>
          </table:table-cell>
        </table:table-row>
        <table:table-row table:style-name="ro1">
          <table:table-cell office:value-type="float" office:value="1.51666666666667" calcext:value-type="float">
            <text:p>1.51666666666667</text:p>
          </table:table-cell>
          <table:table-cell office:value-type="float" office:value="20.5958333333333" calcext:value-type="float">
            <text:p>20.5958333333333</text:p>
          </table:table-cell>
        </table:table-row>
        <table:table-row table:style-name="ro1">
          <table:table-cell office:value-type="float" office:value="1.57916666666667" calcext:value-type="float">
            <text:p>1.57916666666667</text:p>
          </table:table-cell>
          <table:table-cell office:value-type="float" office:value="24.0333333333333" calcext:value-type="float">
            <text:p>24.0333333333333</text:p>
          </table:table-cell>
        </table:table-row>
        <table:table-row table:style-name="ro1">
          <table:table-cell office:value-type="float" office:value="1.64166666666667" calcext:value-type="float">
            <text:p>1.64166666666667</text:p>
          </table:table-cell>
          <table:table-cell office:value-type="float" office:value="27.0916666666667" calcext:value-type="float">
            <text:p>27.0916666666667</text:p>
          </table:table-cell>
        </table:table-row>
        <table:table-row table:style-name="ro1">
          <table:table-cell office:value-type="float" office:value="1.71166666666667" calcext:value-type="float">
            <text:p>1.71166666666667</text:p>
          </table:table-cell>
          <table:table-cell office:value-type="float" office:value="30.0425" calcext:value-type="float">
            <text:p>30.0425</text:p>
          </table:table-cell>
        </table:table-row>
        <table:table-row table:style-name="ro1">
          <table:table-cell office:value-type="float" office:value="1.78916666666667" calcext:value-type="float">
            <text:p>1.78916666666667</text:p>
          </table:table-cell>
          <table:table-cell office:value-type="float" office:value="32.9733333333333" calcext:value-type="float">
            <text:p>32.9733333333333</text:p>
          </table:table-cell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35.9416666666667" calcext:value-type="float">
            <text:p>35.9416666666667</text:p>
          </table:table-cell>
        </table:table-row>
        <table:table-row table:style-name="ro1">
          <table:table-cell office:value-type="float" office:value="1.96666666666667" calcext:value-type="float">
            <text:p>1.96666666666667</text:p>
          </table:table-cell>
          <table:table-cell office:value-type="float" office:value="39.3016666666667" calcext:value-type="float">
            <text:p>39.3016666666667</text:p>
          </table:table-cell>
        </table:table-row>
        <table:table-row table:style-name="ro1">
          <table:table-cell office:value-type="float" office:value="2.06666666666667" calcext:value-type="float">
            <text:p>2.06666666666667</text:p>
          </table:table-cell>
          <table:table-cell office:value-type="float" office:value="42.9333333333333" calcext:value-type="float">
            <text:p>42.9333333333333</text:p>
          </table:table-cell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46.6308333333333" calcext:value-type="float">
            <text:p>46.6308333333333</text:p>
          </table:table-cell>
        </table:table-row>
        <table:table-row table:style-name="ro1">
          <table:table-cell office:value-type="float" office:value="2.26666666666667" calcext:value-type="float">
            <text:p>2.26666666666667</text:p>
          </table:table-cell>
          <table:table-cell office:value-type="float" office:value="50.1458333333333" calcext:value-type="float">
            <text:p>50.1458333333333</text:p>
          </table:table-cell>
        </table:table-row>
        <table:table-row table:style-name="ro1">
          <table:table-cell office:value-type="float" office:value="2.36666666666667" calcext:value-type="float">
            <text:p>2.36666666666667</text:p>
          </table:table-cell>
          <table:table-cell office:value-type="float" office:value="53.3941666666667" calcext:value-type="float">
            <text:p>53.3941666666667</text:p>
          </table:table-cell>
        </table:table-row>
        <table:table-row table:style-name="ro1">
          <table:table-cell office:value-type="float" office:value="2.46666666666667" calcext:value-type="float">
            <text:p>2.46666666666667</text:p>
          </table:table-cell>
          <table:table-cell office:value-type="float" office:value="56.3258333333333" calcext:value-type="float">
            <text:p>56.3258333333333</text:p>
          </table:table-cell>
        </table:table-row>
        <table:table-row table:style-name="ro1">
          <table:table-cell office:value-type="float" office:value="2.56666666666667" calcext:value-type="float">
            <text:p>2.56666666666667</text:p>
          </table:table-cell>
          <table:table-cell office:value-type="float" office:value="58.9841666666667" calcext:value-type="float">
            <text:p>58.9841666666667</text:p>
          </table:table-cell>
        </table:table-row>
        <table:table-row table:style-name="ro1">
          <table:table-cell office:value-type="float" office:value="2.66666666666667" calcext:value-type="float">
            <text:p>2.66666666666667</text:p>
          </table:table-cell>
          <table:table-cell office:value-type="float" office:value="61.1958333333333" calcext:value-type="float">
            <text:p>61.1958333333333</text:p>
          </table:table-cell>
        </table:table-row>
        <table:table-row table:style-name="ro1">
          <table:table-cell office:value-type="float" office:value="2.76666666666667" calcext:value-type="float">
            <text:p>2.76666666666667</text:p>
          </table:table-cell>
          <table:table-cell office:value-type="float" office:value="62.9941666666667" calcext:value-type="float">
            <text:p>62.9941666666667</text:p>
          </table:table-cell>
        </table:table-row>
        <table:table-row table:style-name="ro1">
          <table:table-cell office:value-type="float" office:value="2.86666666666667" calcext:value-type="float">
            <text:p>2.86666666666667</text:p>
          </table:table-cell>
          <table:table-cell office:value-type="float" office:value="64.5441666666667" calcext:value-type="float">
            <text:p>64.5441666666667</text:p>
          </table:table-cell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67.0691666666667" calcext:value-type="float">
            <text:p>67.0691666666667</text:p>
          </table:table-cell>
        </table:table-row>
        <table:table-row table:style-name="ro1">
          <table:table-cell office:value-type="float" office:value="3.16666666666667" calcext:value-type="float">
            <text:p>3.16666666666667</text:p>
          </table:table-cell>
          <table:table-cell office:value-type="float" office:value="68.1066666666667" calcext:value-type="float">
            <text:p>68.1066666666667</text:p>
          </table:table-cell>
        </table:table-row>
        <table:table-row table:style-name="ro1">
          <table:table-cell office:value-type="float" office:value="3.26666666666667" calcext:value-type="float">
            <text:p>3.26666666666667</text:p>
          </table:table-cell>
          <table:table-cell office:value-type="float" office:value="69.0208333333333" calcext:value-type="float">
            <text:p>69.0208333333333</text:p>
          </table:table-cell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69.8658333333333" calcext:value-type="float">
            <text:p>69.8658333333333</text:p>
          </table:table-cell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70.6966666666667" calcext:value-type="float">
            <text:p>70.6966666666667</text:p>
          </table:table-cell>
        </table:table-row>
        <table:table-row table:style-name="ro1">
          <table:table-cell office:value-type="float" office:value="3.56666666666667" calcext:value-type="float">
            <text:p>3.56666666666667</text:p>
          </table:table-cell>
          <table:table-cell office:value-type="float" office:value="71.4916666666667" calcext:value-type="float">
            <text:p>71.4916666666667</text:p>
          </table:table-cell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72.2483333333333" calcext:value-type="float">
            <text:p>72.2483333333333</text:p>
          </table:table-cell>
        </table:table-row>
        <table:table-row table:style-name="ro1">
          <table:table-cell office:value-type="float" office:value="3.76666666666667" calcext:value-type="float">
            <text:p>3.76666666666667</text:p>
          </table:table-cell>
          <table:table-cell office:value-type="float" office:value="73.0558333333333" calcext:value-type="float">
            <text:p>73.0558333333333</text:p>
          </table:table-cell>
        </table:table-row>
        <table:table-row table:style-name="ro1">
          <table:table-cell office:value-type="float" office:value="3.86666666666667" calcext:value-type="float">
            <text:p>3.86666666666667</text:p>
          </table:table-cell>
          <table:table-cell office:value-type="float" office:value="73.8575" calcext:value-type="float">
            <text:p>73.8575</text:p>
          </table:table-cell>
        </table:table-row>
        <table:table-row table:style-name="ro1">
          <table:table-cell office:value-type="float" office:value="3.96666666666667" calcext:value-type="float">
            <text:p>3.96666666666667</text:p>
          </table:table-cell>
          <table:table-cell office:value-type="float" office:value="74.6733333333333" calcext:value-type="float">
            <text:p>74.6733333333333</text:p>
          </table:table-cell>
        </table:table-row>
        <table:table-row table:style-name="ro1">
          <table:table-cell office:value-type="float" office:value="4.06666666666667" calcext:value-type="float">
            <text:p>4.06666666666667</text:p>
          </table:table-cell>
          <table:table-cell office:value-type="float" office:value="75.5366666666667" calcext:value-type="float">
            <text:p>75.5366666666667</text:p>
          </table:table-cell>
        </table:table-row>
        <table:table-row table:style-name="ro1">
          <table:table-cell office:value-type="float" office:value="4.16666666666667" calcext:value-type="float">
            <text:p>4.16666666666667</text:p>
          </table:table-cell>
          <table:table-cell office:value-type="float" office:value="76.4075" calcext:value-type="float">
            <text:p>76.4075</text:p>
          </table:table-cell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77.2758333333333" calcext:value-type="float">
            <text:p>77.2758333333333</text:p>
          </table:table-cell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78.0975" calcext:value-type="float">
            <text:p>78.0975</text:p>
          </table:table-cell>
        </table:table-row>
        <table:table-row table:style-name="ro1">
          <table:table-cell office:value-type="float" office:value="4.46666666666667" calcext:value-type="float">
            <text:p>4.46666666666667</text:p>
          </table:table-cell>
          <table:table-cell office:value-type="float" office:value="78.9008333333333" calcext:value-type="float">
            <text:p>78.9008333333333</text:p>
          </table:table-cell>
        </table:table-row>
        <table:table-row table:style-name="ro1">
          <table:table-cell office:value-type="float" office:value="4.56666666666667" calcext:value-type="float">
            <text:p>4.56666666666667</text:p>
          </table:table-cell>
          <table:table-cell office:value-type="float" office:value="79.7166666666667" calcext:value-type="float">
            <text:p>79.7166666666667</text:p>
          </table:table-cell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80.5541666666667" calcext:value-type="float">
            <text:p>80.5541666666667</text:p>
          </table:table-cell>
        </table:table-row>
        <table:table-row table:style-name="ro1">
          <table:table-cell office:value-type="float" office:value="4.76666666666667" calcext:value-type="float">
            <text:p>4.76666666666667</text:p>
          </table:table-cell>
          <table:table-cell office:value-type="float" office:value="81.3166666666667" calcext:value-type="float">
            <text:p>81.3166666666667</text:p>
          </table:table-cell>
        </table:table-row>
        <table:table-row table:style-name="ro1">
          <table:table-cell office:value-type="float" office:value="4.86666666666667" calcext:value-type="float">
            <text:p>4.86666666666667</text:p>
          </table:table-cell>
          <table:table-cell office:value-type="float" office:value="82.0283333333333" calcext:value-type="float">
            <text:p>82.0283333333333</text:p>
          </table:table-cell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82.7108333333333" calcext:value-type="float">
            <text:p>82.7108333333333</text:p>
          </table:table-cell>
        </table:table-row>
        <table:table-row table:style-name="ro1">
          <table:table-cell office:value-type="float" office:value="5.06666666666667" calcext:value-type="float">
            <text:p>5.06666666666667</text:p>
          </table:table-cell>
          <table:table-cell office:value-type="float" office:value="83.3741666666667" calcext:value-type="float">
            <text:p>83.3741666666667</text:p>
          </table:table-cell>
        </table:table-row>
        <table:table-row table:style-name="ro1">
          <table:table-cell office:value-type="float" office:value="5.16666666666667" calcext:value-type="float">
            <text:p>5.16666666666667</text:p>
          </table:table-cell>
          <table:table-cell office:value-type="float" office:value="84.0158333333333" calcext:value-type="float">
            <text:p>84.0158333333333</text:p>
          </table:table-cell>
        </table:table-row>
        <table:table-row table:style-name="ro1">
          <table:table-cell office:value-type="float" office:value="5.26666666666667" calcext:value-type="float">
            <text:p>5.26666666666667</text:p>
          </table:table-cell>
          <table:table-cell office:value-type="float" office:value="84.57" calcext:value-type="float">
            <text:p>84.57</text:p>
          </table:table-cell>
        </table:table-row>
        <table:table-row table:style-name="ro1">
          <table:table-cell office:value-type="float" office:value="5.36666666666667" calcext:value-type="float">
            <text:p>5.36666666666667</text:p>
          </table:table-cell>
          <table:table-cell office:value-type="float" office:value="85.0966666666667" calcext:value-type="float">
            <text:p>85.0966666666667</text:p>
          </table:table-cell>
        </table:table-row>
        <table:table-row table:style-name="ro1">
          <table:table-cell office:value-type="float" office:value="5.46666666666667" calcext:value-type="float">
            <text:p>5.46666666666667</text:p>
          </table:table-cell>
          <table:table-cell office:value-type="float" office:value="85.6366666666667" calcext:value-type="float">
            <text:p>85.6366666666667</text:p>
          </table:table-cell>
        </table:table-row>
        <table:table-row table:style-name="ro1">
          <table:table-cell office:value-type="float" office:value="5.56666666666667" calcext:value-type="float">
            <text:p>5.56666666666667</text:p>
          </table:table-cell>
          <table:table-cell office:value-type="float" office:value="86.1691666666667" calcext:value-type="float">
            <text:p>86.1691666666667</text:p>
          </table:table-cell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86.6575" calcext:value-type="float">
            <text:p>86.6575</text:p>
          </table:table-cell>
        </table:table-row>
        <table:table-row table:style-name="ro1">
          <table:table-cell office:value-type="float" office:value="5.76666666666667" calcext:value-type="float">
            <text:p>5.76666666666667</text:p>
          </table:table-cell>
          <table:table-cell office:value-type="float" office:value="87.1641666666667" calcext:value-type="float">
            <text:p>87.1641666666667</text:p>
          </table:table-cell>
        </table:table-row>
        <table:table-row table:style-name="ro1">
          <table:table-cell office:value-type="float" office:value="5.86666666666667" calcext:value-type="float">
            <text:p>5.86666666666667</text:p>
          </table:table-cell>
          <table:table-cell office:value-type="float" office:value="87.645" calcext:value-type="float">
            <text:p>87.645</text:p>
          </table:table-cell>
        </table:table-row>
        <table:table-row table:style-name="ro1">
          <table:table-cell office:value-type="float" office:value="5.96666666666667" calcext:value-type="float">
            <text:p>5.96666666666667</text:p>
          </table:table-cell>
          <table:table-cell office:value-type="float" office:value="88.115" calcext:value-type="float">
            <text:p>88.115</text:p>
          </table:table-cell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88.6291666666667" calcext:value-type="float">
            <text:p>88.6291666666667</text:p>
          </table:table-cell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89.1016666666667" calcext:value-type="float">
            <text:p>89.1016666666667</text:p>
          </table:table-cell>
        </table:table-row>
        <table:table-row table:style-name="ro1">
          <table:table-cell office:value-type="float" office:value="6.26666666666667" calcext:value-type="float">
            <text:p>6.26666666666667</text:p>
          </table:table-cell>
          <table:table-cell office:value-type="float" office:value="89.5466666666666" calcext:value-type="float">
            <text:p>89.5466666666666</text:p>
          </table:table-cell>
        </table:table-row>
        <table:table-row table:style-name="ro1">
          <table:table-cell office:value-type="float" office:value="6.36666666666667" calcext:value-type="float">
            <text:p>6.36666666666667</text:p>
          </table:table-cell>
          <table:table-cell office:value-type="float" office:value="89.9808333333333" calcext:value-type="float">
            <text:p>89.9808333333333</text:p>
          </table:table-cell>
        </table:table-row>
        <table:table-row table:style-name="ro1">
          <table:table-cell office:value-type="float" office:value="6.46666666666667" calcext:value-type="float">
            <text:p>6.46666666666667</text:p>
          </table:table-cell>
          <table:table-cell office:value-type="float" office:value="90.45" calcext:value-type="float">
            <text:p>90.45</text:p>
          </table:table-cell>
        </table:table-row>
        <table:table-row table:style-name="ro1">
          <table:table-cell office:value-type="float" office:value="6.56666666666667" calcext:value-type="float">
            <text:p>6.56666666666667</text:p>
          </table:table-cell>
          <table:table-cell office:value-type="float" office:value="90.8508333333333" calcext:value-type="float">
            <text:p>90.8508333333333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91.2858333333333" calcext:value-type="float">
            <text:p>91.2858333333333</text:p>
          </table:table-cell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91.7358333333333" calcext:value-type="float">
            <text:p>91.7358333333333</text:p>
          </table:table-cell>
        </table:table-row>
        <table:table-row table:style-name="ro1">
          <table:table-cell office:value-type="float" office:value="6.86666666666667" calcext:value-type="float">
            <text:p>6.86666666666667</text:p>
          </table:table-cell>
          <table:table-cell office:value-type="float" office:value="92.1408333333333" calcext:value-type="float">
            <text:p>92.1408333333333</text:p>
          </table:table-cell>
        </table:table-row>
        <table:table-row table:style-name="ro1">
          <table:table-cell office:value-type="float" office:value="6.96666666666667" calcext:value-type="float">
            <text:p>6.96666666666667</text:p>
          </table:table-cell>
          <table:table-cell office:value-type="float" office:value="92.5591666666667" calcext:value-type="float">
            <text:p>92.5591666666667</text:p>
          </table:table-cell>
        </table:table-row>
        <table:table-row table:style-name="ro1">
          <table:table-cell office:value-type="float" office:value="7.06666666666667" calcext:value-type="float">
            <text:p>7.06666666666667</text:p>
          </table:table-cell>
          <table:table-cell office:value-type="float" office:value="92.9483333333334" calcext:value-type="float">
            <text:p>92.9483333333334</text:p>
          </table:table-cell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93.335" calcext:value-type="float">
            <text:p>93.335</text:p>
          </table:table-cell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93.7191666666667" calcext:value-type="float">
            <text:p>93.7191666666667</text:p>
          </table:table-cell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94.0875" calcext:value-type="float">
            <text:p>94.0875</text:p>
          </table:table-cell>
        </table:table-row>
        <table:table-row table:style-name="ro1">
          <table:table-cell office:value-type="float" office:value="7.46666666666667" calcext:value-type="float">
            <text:p>7.46666666666667</text:p>
          </table:table-cell>
          <table:table-cell office:value-type="float" office:value="94.4291666666667" calcext:value-type="float">
            <text:p>94.4291666666667</text:p>
          </table:table-cell>
        </table:table-row>
        <table:table-row table:style-name="ro1">
          <table:table-cell office:value-type="float" office:value="7.56666666666667" calcext:value-type="float">
            <text:p>7.56666666666667</text:p>
          </table:table-cell>
          <table:table-cell office:value-type="float" office:value="94.7675" calcext:value-type="float">
            <text:p>94.7675</text:p>
          </table:table-cell>
        </table:table-row>
        <table:table-row table:style-name="ro1">
          <table:table-cell office:value-type="float" office:value="7.66666666666667" calcext:value-type="float">
            <text:p>7.66666666666667</text:p>
          </table:table-cell>
          <table:table-cell office:value-type="float" office:value="95.0808333333334" calcext:value-type="float">
            <text:p>95.0808333333334</text:p>
          </table:table-cell>
        </table:table-row>
        <table:table-row table:style-name="ro1">
          <table:table-cell office:value-type="float" office:value="7.76666666666667" calcext:value-type="float">
            <text:p>7.76666666666667</text:p>
          </table:table-cell>
          <table:table-cell office:value-type="float" office:value="95.3683333333333" calcext:value-type="float">
            <text:p>95.3683333333333</text:p>
          </table:table-cell>
        </table:table-row>
        <table:table-row table:style-name="ro1">
          <table:table-cell office:value-type="float" office:value="7.86666666666667" calcext:value-type="float">
            <text:p>7.86666666666667</text:p>
          </table:table-cell>
          <table:table-cell office:value-type="float" office:value="95.6541666666667" calcext:value-type="float">
            <text:p>95.6541666666667</text:p>
          </table:table-cell>
        </table:table-row>
        <table:table-row table:style-name="ro1">
          <table:table-cell office:value-type="float" office:value="7.96666666666667" calcext:value-type="float">
            <text:p>7.96666666666667</text:p>
          </table:table-cell>
          <table:table-cell office:value-type="float" office:value="95.9191666666667" calcext:value-type="float">
            <text:p>95.9191666666667</text:p>
          </table:table-cell>
        </table:table-row>
        <table:table-row table:style-name="ro1">
          <table:table-cell office:value-type="float" office:value="8.06666666666667" calcext:value-type="float">
            <text:p>8.06666666666667</text:p>
          </table:table-cell>
          <table:table-cell office:value-type="float" office:value="96.1291666666667" calcext:value-type="float">
            <text:p>96.1291666666667</text:p>
          </table:table-cell>
        </table:table-row>
        <table:table-row table:style-name="ro1">
          <table:table-cell office:value-type="float" office:value="8.16666666666667" calcext:value-type="float">
            <text:p>8.16666666666667</text:p>
          </table:table-cell>
          <table:table-cell office:value-type="float" office:value="96.3658333333333" calcext:value-type="float">
            <text:p>96.3658333333333</text:p>
          </table:table-cell>
        </table:table-row>
        <table:table-row table:style-name="ro1">
          <table:table-cell office:value-type="float" office:value="8.26666666666667" calcext:value-type="float">
            <text:p>8.26666666666667</text:p>
          </table:table-cell>
          <table:table-cell office:value-type="float" office:value="96.58" calcext:value-type="float">
            <text:p>96.58</text:p>
          </table:table-cell>
        </table:table-row>
        <table:table-row table:style-name="ro1">
          <table:table-cell office:value-type="float" office:value="8.36666666666667" calcext:value-type="float">
            <text:p>8.36666666666667</text:p>
          </table:table-cell>
          <table:table-cell office:value-type="float" office:value="96.78" calcext:value-type="float">
            <text:p>96.78</text:p>
          </table:table-cell>
        </table:table-row>
        <table:table-row table:style-name="ro1">
          <table:table-cell office:value-type="float" office:value="8.46666666666667" calcext:value-type="float">
            <text:p>8.46666666666667</text:p>
          </table:table-cell>
          <table:table-cell office:value-type="float" office:value="96.9575" calcext:value-type="float">
            <text:p>96.9575</text:p>
          </table:table-cell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97.1316666666667" calcext:value-type="float">
            <text:p>97.1316666666667</text:p>
          </table:table-cell>
        </table:table-row>
        <table:table-row table:style-name="ro1">
          <table:table-cell office:value-type="float" office:value="8.66666666666667" calcext:value-type="float">
            <text:p>8.66666666666667</text:p>
          </table:table-cell>
          <table:table-cell office:value-type="float" office:value="97.2958333333333" calcext:value-type="float">
            <text:p>97.2958333333333</text:p>
          </table:table-cell>
        </table:table-row>
        <table:table-row table:style-name="ro1">
          <table:table-cell office:value-type="float" office:value="8.76666666666667" calcext:value-type="float">
            <text:p>8.76666666666667</text:p>
          </table:table-cell>
          <table:table-cell office:value-type="float" office:value="97.4483333333334" calcext:value-type="float">
            <text:p>97.4483333333334</text:p>
          </table:table-cell>
        </table:table-row>
        <table:table-row table:style-name="ro1">
          <table:table-cell office:value-type="float" office:value="8.86666666666667" calcext:value-type="float">
            <text:p>8.86666666666667</text:p>
          </table:table-cell>
          <table:table-cell office:value-type="float" office:value="97.59" calcext:value-type="float">
            <text:p>97.59</text:p>
          </table:table-cell>
        </table:table-row>
        <table:table-row table:style-name="ro1">
          <table:table-cell office:value-type="float" office:value="8.96666666666667" calcext:value-type="float">
            <text:p>8.96666666666667</text:p>
          </table:table-cell>
          <table:table-cell office:value-type="float" office:value="97.7191666666667" calcext:value-type="float">
            <text:p>97.7191666666667</text:p>
          </table:table-cell>
        </table:table-row>
        <table:table-row table:style-name="ro1">
          <table:table-cell office:value-type="float" office:value="9.06666666666667" calcext:value-type="float">
            <text:p>9.06666666666667</text:p>
          </table:table-cell>
          <table:table-cell office:value-type="float" office:value="97.8441666666667" calcext:value-type="float">
            <text:p>97.8441666666667</text:p>
          </table:table-cell>
        </table:table-row>
        <table:table-row table:style-name="ro1">
          <table:table-cell office:value-type="float" office:value="9.16666666666667" calcext:value-type="float">
            <text:p>9.16666666666667</text:p>
          </table:table-cell>
          <table:table-cell office:value-type="float" office:value="97.9575" calcext:value-type="float">
            <text:p>97.9575</text:p>
          </table:table-cell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98.0933333333333" calcext:value-type="float">
            <text:p>98.0933333333333</text:p>
          </table:table-cell>
        </table:table-row>
        <table:table-row table:style-name="ro1">
          <table:table-cell office:value-type="float" office:value="9.66666666666667" calcext:value-type="float">
            <text:p>9.66666666666667</text:p>
          </table:table-cell>
          <table:table-cell office:value-type="float" office:value="98.2908333333333" calcext:value-type="float">
            <text:p>98.2908333333333</text:p>
          </table:table-cell>
        </table:table-row>
        <table:table-row table:style-name="ro1">
          <table:table-cell office:value-type="float" office:value="10.2166666666667" calcext:value-type="float">
            <text:p>10.2166666666667</text:p>
          </table:table-cell>
          <table:table-cell office:value-type="float" office:value="98.4333333333333" calcext:value-type="float">
            <text:p>98.4333333333333</text:p>
          </table:table-cell>
        </table:table-row>
        <table:table-row table:style-name="ro1">
          <table:table-cell office:value-type="float" office:value="10.7666666666667" calcext:value-type="float">
            <text:p>10.7666666666667</text:p>
          </table:table-cell>
          <table:table-cell office:value-type="float" office:value="98.5358333333333" calcext:value-type="float">
            <text:p>98.5358333333333</text:p>
          </table:table-cell>
        </table:table-row>
        <table:table-row table:style-name="ro1">
          <table:table-cell office:value-type="float" office:value="11.3166666666667" calcext:value-type="float">
            <text:p>11.3166666666667</text:p>
          </table:table-cell>
          <table:table-cell office:value-type="float" office:value="98.6341666666667" calcext:value-type="float">
            <text:p>98.6341666666667</text:p>
          </table:table-cell>
        </table:table-row>
        <table:table-row table:style-name="ro1">
          <table:table-cell office:value-type="float" office:value="11.8666666666667" calcext:value-type="float">
            <text:p>11.8666666666667</text:p>
          </table:table-cell>
          <table:table-cell office:value-type="float" office:value="98.7241666666667" calcext:value-type="float">
            <text:p>98.7241666666667</text:p>
          </table:table-cell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98.7891666666667" calcext:value-type="float">
            <text:p>98.7891666666667</text:p>
          </table:table-cell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98.8575" calcext:value-type="float">
            <text:p>98.857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98.9116666666667" calcext:value-type="float">
            <text:p>98.9116666666667</text:p>
          </table:table-cell>
        </table:table-row>
        <table:table-row table:style-name="ro1">
          <table:table-cell office:value-type="float" office:value="14.4833333333333" calcext:value-type="float">
            <text:p>14.4833333333333</text:p>
          </table:table-cell>
          <table:table-cell office:value-type="float" office:value="98.9508333333333" calcext:value-type="float">
            <text:p>98.9508333333333</text:p>
          </table:table-cell>
        </table:table-row>
        <table:table-row table:style-name="ro1">
          <table:table-cell office:value-type="float" office:value="15.1166666666667" calcext:value-type="float">
            <text:p>15.1166666666667</text:p>
          </table:table-cell>
          <table:table-cell office:value-type="float" office:value="98.9891666666667" calcext:value-type="float">
            <text:p>98.989166666666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99.0333333333333" calcext:value-type="float">
            <text:p>99.0333333333333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99.0841666666667" calcext:value-type="float">
            <text:p>99.084166666666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99.1475" calcext:value-type="float">
            <text:p>99.1475</text:p>
          </table:table-cell>
        </table:table-row>
        <table:table-row table:style-name="ro1">
          <table:table-cell office:value-type="float" office:value="19.0333333333333" calcext:value-type="float">
            <text:p>19.0333333333333</text:p>
          </table:table-cell>
          <table:table-cell office:value-type="float" office:value="99.2116666666667" calcext:value-type="float">
            <text:p>99.2116666666667</text:p>
          </table:table-cell>
        </table:table-row>
        <table:table-row table:style-name="ro1">
          <table:table-cell office:value-type="float" office:value="30.975" calcext:value-type="float">
            <text:p>30.975</text:p>
          </table:table-cell>
          <table:table-cell office:value-type="float" office:value="99.2666666666667" calcext:value-type="float">
            <text:p>99.2666666666667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99.3525" calcext:value-type="float">
            <text:p>99.3525</text:p>
          </table:table-cell>
        </table:table-row>
        <table:table-row table:style-name="ro1">
          <table:table-cell office:value-type="float" office:value="37.5833333333333" calcext:value-type="float">
            <text:p>37.5833333333333</text:p>
          </table:table-cell>
          <table:table-cell office:value-type="float" office:value="99.4458333333333" calcext:value-type="float">
            <text:p>99.4458333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4933333333333" calcext:value-type="float">
            <text:p>99.4933333333333</text:p>
          </table:table-cell>
        </table:table-row>
        <table:table-row table:style-name="ro1">
          <table:table-cell office:value-type="float" office:value="72.9166666666667" calcext:value-type="float">
            <text:p>72.9166666666667</text:p>
          </table:table-cell>
          <table:table-cell office:value-type="float" office:value="99.5325" calcext:value-type="float">
            <text:p>99.5325</text:p>
          </table:table-cell>
        </table:table-row>
        <table:table-row table:style-name="ro1">
          <table:table-cell office:value-type="float" office:value="76.5833333333333" calcext:value-type="float">
            <text:p>76.5833333333333</text:p>
          </table:table-cell>
          <table:table-cell office:value-type="float" office:value="99.5783333333334" calcext:value-type="float">
            <text:p>99.5783333333334</text:p>
          </table:table-cell>
        </table:table-row>
        <table:table-row table:style-name="ro1">
          <table:table-cell office:value-type="float" office:value="97.25" calcext:value-type="float">
            <text:p>97.25</text:p>
          </table:table-cell>
          <table:table-cell office:value-type="float" office:value="99.6075" calcext:value-type="float">
            <text:p>99.6075</text:p>
          </table:table-cell>
        </table:table-row>
        <table:table-row table:style-name="ro1">
          <table:table-cell office:value-type="float" office:value="97.75" calcext:value-type="float">
            <text:p>97.75</text:p>
          </table:table-cell>
          <table:table-cell office:value-type="float" office:value="99.6341666666667" calcext:value-type="float">
            <text:p>99.6341666666667</text:p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99.6533333333333" calcext:value-type="float">
            <text:p>99.6533333333333</text:p>
          </table:table-cell>
        </table:table-row>
        <table:table-row table:style-name="ro1">
          <table:table-cell office:value-type="float" office:value="98.9166666666667" calcext:value-type="float">
            <text:p>98.9166666666667</text:p>
          </table:table-cell>
          <table:table-cell office:value-type="float" office:value="99.6691666666667" calcext:value-type="float">
            <text:p>99.669166666666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99.6916666666667" calcext:value-type="float">
            <text:p>99.691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100.75" calcext:value-type="float">
            <text:p>100.75</text:p>
          </table:table-cell>
          <table:table-cell office:value-type="float" office:value="99.7075" calcext:value-type="float">
            <text:p>99.7075</text:p>
          </table:table-cell>
        </table:table-row>
        <table:table-row table:style-name="ro1">
          <table:table-cell office:value-type="float" office:value="101.25" calcext:value-type="float">
            <text:p>101.25</text:p>
          </table:table-cell>
          <table:table-cell office:value-type="float" office:value="99.7158333333333" calcext:value-type="float">
            <text:p>99.7158333333333</text:p>
          </table:table-cell>
        </table:table-row>
        <table:table-row table:style-name="ro1">
          <table:table-cell office:value-type="float" office:value="101.75" calcext:value-type="float">
            <text:p>101.75</text:p>
          </table:table-cell>
          <table:table-cell office:value-type="float" office:value="99.7258333333333" calcext:value-type="float">
            <text:p>99.7258333333333</text:p>
          </table:table-cell>
        </table:table-row>
        <table:table-row table:style-name="ro1">
          <table:table-cell office:value-type="float" office:value="102.25" calcext:value-type="float">
            <text:p>102.25</text:p>
          </table:table-cell>
          <table:table-cell office:value-type="float" office:value="99.7341666666667" calcext:value-type="float">
            <text:p>99.7341666666667</text:p>
          </table:table-cell>
        </table:table-row>
        <table:table-row table:style-name="ro1">
          <table:table-cell office:value-type="float" office:value="102.75" calcext:value-type="float">
            <text:p>102.75</text:p>
          </table:table-cell>
          <table:table-cell office:value-type="float" office:value="99.7441666666667" calcext:value-type="float">
            <text:p>99.7441666666667</text:p>
          </table:table-cell>
        </table:table-row>
        <table:table-row table:style-name="ro1">
          <table:table-cell office:value-type="float" office:value="103.25" calcext:value-type="float">
            <text:p>103.25</text:p>
          </table:table-cell>
          <table:table-cell office:value-type="float" office:value="99.7516666666667" calcext:value-type="float">
            <text:p>99.7516666666667</text:p>
          </table:table-cell>
        </table:table-row>
        <table:table-row table:style-name="ro1">
          <table:table-cell office:value-type="float" office:value="103.916666666667" calcext:value-type="float">
            <text:p>103.916666666667</text:p>
          </table:table-cell>
          <table:table-cell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104.666666666667" calcext:value-type="float">
            <text:p>104.666666666667</text:p>
          </table:table-cell>
          <table:table-cell office:value-type="float" office:value="99.7675" calcext:value-type="float">
            <text:p>99.7675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99.775" calcext:value-type="float">
            <text:p>99.775</text:p>
          </table:table-cell>
        </table:table-row>
        <table:table-row table:style-name="ro1">
          <table:table-cell office:value-type="float" office:value="106.25" calcext:value-type="float">
            <text:p>106.25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106.75" calcext:value-type="float">
            <text:p>106.75</text:p>
          </table:table-cell>
          <table:table-cell office:value-type="float" office:value="99.7866666666667" calcext:value-type="float">
            <text:p>99.7866666666667</text:p>
          </table:table-cell>
        </table:table-row>
        <table:table-row table:style-name="ro1">
          <table:table-cell office:value-type="float" office:value="107.583333333333" calcext:value-type="float">
            <text:p>107.583333333333</text:p>
          </table:table-cell>
          <table:table-cell office:value-type="float" office:value="99.7925" calcext:value-type="float">
            <text:p>99.7925</text:p>
          </table:table-cell>
        </table:table-row>
        <table:table-row table:style-name="ro1">
          <table:table-cell office:value-type="float" office:value="108.25" calcext:value-type="float">
            <text:p>108.2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109.083333333333" calcext:value-type="float">
            <text:p>109.083333333333</text:p>
          </table:table-cell>
          <table:table-cell office:value-type="float" office:value="99.8091666666667" calcext:value-type="float">
            <text:p>99.809166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9.815" calcext:value-type="float">
            <text:p>99.815</text:p>
          </table:table-cell>
        </table:table-row>
        <table:table-row table:style-name="ro1">
          <table:table-cell office:value-type="float" office:value="110.583333333333" calcext:value-type="float">
            <text:p>110.583333333333</text:p>
          </table:table-cell>
          <table:table-cell office:value-type="float" office:value="99.8216666666667" calcext:value-type="float">
            <text:p>99.8216666666667</text:p>
          </table:table-cell>
        </table:table-row>
        <table:table-row table:style-name="ro1">
          <table:table-cell office:value-type="float" office:value="111.75" calcext:value-type="float">
            <text:p>111.75</text:p>
          </table:table-cell>
          <table:table-cell office:value-type="float" office:value="99.8275" calcext:value-type="float">
            <text:p>99.8275</text:p>
          </table:table-cell>
        </table:table-row>
        <table:table-row table:style-name="ro1">
          <table:table-cell office:value-type="float" office:value="112.416666666667" calcext:value-type="float">
            <text:p>112.416666666667</text:p>
          </table:table-cell>
          <table:table-cell office:value-type="float" office:value="99.835" calcext:value-type="float">
            <text:p>99.835</text:p>
          </table:table-cell>
        </table:table-row>
        <table:table-row table:style-name="ro1">
          <table:table-cell office:value-type="float" office:value="113.333333333333" calcext:value-type="float">
            <text:p>113.333333333333</text:p>
          </table:table-cell>
          <table:table-cell office:value-type="float" office:value="99.8433333333333" calcext:value-type="float">
            <text:p>99.8433333333333</text:p>
          </table:table-cell>
        </table:table-row>
        <table:table-row table:style-name="ro1">
          <table:table-cell office:value-type="float" office:value="114.083333333333" calcext:value-type="float">
            <text:p>114.083333333333</text:p>
          </table:table-cell>
          <table:table-cell office:value-type="float" office:value="99.8508333333333" calcext:value-type="float">
            <text:p>99.8508333333333</text:p>
          </table:table-cell>
        </table:table-row>
        <table:table-row table:style-name="ro1">
          <table:table-cell office:value-type="float" office:value="114.916666666667" calcext:value-type="float">
            <text:p>114.916666666667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115.666666666667" calcext:value-type="float">
            <text:p>115.666666666667</text:p>
          </table:table-cell>
          <table:table-cell office:value-type="float" office:value="99.8641666666667" calcext:value-type="float">
            <text:p>99.8641666666667</text:p>
          </table:table-cell>
        </table:table-row>
        <table:table-row table:style-name="ro1">
          <table:table-cell office:value-type="float" office:value="116.833333333333" calcext:value-type="float">
            <text:p>116.833333333333</text:p>
          </table:table-cell>
          <table:table-cell office:value-type="float" office:value="99.87" calcext:value-type="float">
            <text:p>99.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9.8741666666667" calcext:value-type="float">
            <text:p>99.8741666666667</text:p>
          </table:table-cell>
        </table:table-row>
        <table:table-row table:style-name="ro1">
          <table:table-cell office:value-type="float" office:value="118.916666666667" calcext:value-type="float">
            <text:p>118.916666666667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19.75" calcext:value-type="float">
            <text:p>119.75</text:p>
          </table:table-cell>
          <table:table-cell office:value-type="float" office:value="99.8866666666667" calcext:value-type="float">
            <text:p>99.8866666666667</text:p>
          </table:table-cell>
        </table:table-row>
        <table:table-row table:style-name="ro1">
          <table:table-cell office:value-type="float" office:value="120.916666666667" calcext:value-type="float">
            <text:p>120.916666666667</text:p>
          </table:table-cell>
          <table:table-cell office:value-type="float" office:value="99.8908333333333" calcext:value-type="float">
            <text:p>99.8908333333333</text:p>
          </table:table-cell>
        </table:table-row>
        <table:table-row table:style-name="ro1">
          <table:table-cell office:value-type="float" office:value="122.333333333333" calcext:value-type="float">
            <text:p>122.333333333333</text:p>
          </table:table-cell>
          <table:table-cell office:value-type="float" office:value="99.8958333333333" calcext:value-type="float">
            <text:p>99.8958333333333</text:p>
          </table:table-cell>
        </table:table-row>
        <table:table-row table:style-name="ro1">
          <table:table-cell office:value-type="float" office:value="123.666666666667" calcext:value-type="float">
            <text:p>123.666666666667</text:p>
          </table:table-cell>
          <table:table-cell office:value-type="float" office:value="99.9041666666667" calcext:value-type="float">
            <text:p>99.9041666666667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99.9083333333333" calcext:value-type="float">
            <text:p>99.9083333333333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130.916666666667" calcext:value-type="float">
            <text:p>130.916666666667</text:p>
          </table:table-cell>
          <table:table-cell office:value-type="float" office:value="99.9216666666667" calcext:value-type="float">
            <text:p>99.92166666666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9.9291666666667" calcext:value-type="float">
            <text:p>99.9291666666667</text:p>
          </table:table-cell>
        </table:table-row>
        <table:table-row table:style-name="ro1">
          <table:table-cell office:value-type="float" office:value="136.75" calcext:value-type="float">
            <text:p>136.75</text:p>
          </table:table-cell>
          <table:table-cell office:value-type="float" office:value="99.9366666666667" calcext:value-type="float">
            <text:p>99.9366666666667</text:p>
          </table:table-cell>
        </table:table-row>
        <table:table-row table:style-name="ro1">
          <table:table-cell office:value-type="float" office:value="142.083333333333" calcext:value-type="float">
            <text:p>142.083333333333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150.916666666667" calcext:value-type="float">
            <text:p>150.916666666667</text:p>
          </table:table-cell>
          <table:table-cell office:value-type="float" office:value="99.9458333333333" calcext:value-type="float">
            <text:p>99.9458333333333</text:p>
          </table:table-cell>
        </table:table-row>
        <table:table-row table:style-name="ro1">
          <table:table-cell office:value-type="float" office:value="160.583333333333" calcext:value-type="float">
            <text:p>160.583333333333</text:p>
          </table:table-cell>
          <table:table-cell office:value-type="float" office:value="99.9525" calcext:value-type="float">
            <text:p>99.9525</text:p>
          </table:table-cell>
        </table:table-row>
        <table:table-row table:style-name="ro1">
          <table:table-cell office:value-type="float" office:value="173.75" calcext:value-type="float">
            <text:p>173.75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177.916666666667" calcext:value-type="float">
            <text:p>177.916666666667</text:p>
          </table:table-cell>
          <table:table-cell office:value-type="float" office:value="99.9625" calcext:value-type="float">
            <text:p>99.9625</text:p>
          </table:table-cell>
        </table:table-row>
        <table:table-row table:style-name="ro1">
          <table:table-cell office:value-type="float" office:value="182.583333333333" calcext:value-type="float">
            <text:p>182.583333333333</text:p>
          </table:table-cell>
          <table:table-cell office:value-type="float" office:value="99.9691666666667" calcext:value-type="float">
            <text:p>99.9691666666667</text:p>
          </table:table-cell>
        </table:table-row>
        <table:table-row table:style-name="ro1">
          <table:table-cell office:value-type="float" office:value="186.25" calcext:value-type="float">
            <text:p>186.25</text:p>
          </table:table-cell>
          <table:table-cell office:value-type="float" office:value="99.9725" calcext:value-type="float">
            <text:p>99.9725</text:p>
          </table:table-cell>
        </table:table-row>
        <table:table-row table:style-name="ro1">
          <table:table-cell office:value-type="float" office:value="191.416666666667" calcext:value-type="float">
            <text:p>191.416666666667</text:p>
          </table:table-cell>
          <table:table-cell office:value-type="float" office:value="99.9766666666667" calcext:value-type="float">
            <text:p>99.9766666666667</text:p>
          </table:table-cell>
        </table:table-row>
        <table:table-row table:style-name="ro1">
          <table:table-cell office:value-type="float" office:value="200.583333333333" calcext:value-type="float">
            <text:p>200.583333333333</text:p>
          </table:table-cell>
          <table:table-cell office:value-type="float" office:value="99.9808333333333" calcext:value-type="float">
            <text:p>99.9808333333333</text:p>
          </table:table-cell>
        </table:table-row>
        <table:table-row table:style-name="ro1">
          <table:table-cell office:value-type="float" office:value="213.916666666667" calcext:value-type="float">
            <text:p>213.916666666667</text:p>
          </table:table-cell>
          <table:table-cell office:value-type="float" office:value="99.9841666666667" calcext:value-type="float">
            <text:p>99.9841666666667</text:p>
          </table:table-cell>
        </table:table-row>
        <table:table-row table:style-name="ro1">
          <table:table-cell office:value-type="float" office:value="226.416666666667" calcext:value-type="float">
            <text:p>226.416666666667</text:p>
          </table:table-cell>
          <table:table-cell office:value-type="float" office:value="99.9875" calcext:value-type="float">
            <text:p>99.9875</text:p>
          </table:table-cell>
        </table:table-row>
        <table:table-row table:style-name="ro1">
          <table:table-cell office:value-type="float" office:value="228.083333333333" calcext:value-type="float">
            <text:p>228.083333333333</text:p>
          </table:table-cell>
          <table:table-cell office:value-type="float" office:value="99.9908333333334" calcext:value-type="float">
            <text:p>99.9908333333334</text:p>
          </table:table-cell>
        </table:table-row>
        <table:table-row table:style-name="ro1">
          <table:table-cell office:value-type="float" office:value="233.916666666667" calcext:value-type="float">
            <text:p>233.916666666667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234.75" calcext:value-type="float">
            <text:p>234.75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38.916666666667" calcext:value-type="float">
            <text:p>238.916666666667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39.75" calcext:value-type="float">
            <text:p>239.75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42.25" calcext:value-type="float">
            <text:p>242.25</text:p>
          </table:table-cell>
          <table:table-cell office:value-type="float" office:value="99.9966666666667" calcext:value-type="float">
            <text:p>99.9966666666667</text:p>
          </table:table-cell>
        </table:table-row>
        <table:table-row table:style-name="ro1">
          <table:table-cell office:value-type="float" office:value="246.416666666667" calcext:value-type="float">
            <text:p>246.416666666667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51.416666666667" calcext:value-type="float">
            <text:p>251.41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61.416666666667" calcext:value-type="float">
            <text:p>261.41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float" office:value="1.33833333333333" calcext:value-type="float">
            <text:p>1.33833333333333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2275" calcext:value-type="float">
            <text:p>0.227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2.70333333333333" calcext:value-type="float">
            <text:p>2.70333333333333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5.85666666666667" calcext:value-type="float">
            <text:p>5.85666666666667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10.4816666666667" calcext:value-type="float">
            <text:p>10.4816666666667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16.095" calcext:value-type="float">
            <text:p>16.095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22.3941666666667" calcext:value-type="float">
            <text:p>22.3941666666667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29.1308333333333" calcext:value-type="float">
            <text:p>29.1308333333333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35.5791666666667" calcext:value-type="float">
            <text:p>35.5791666666667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41.5116666666667" calcext:value-type="float">
            <text:p>41.5116666666667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46.7508333333333" calcext:value-type="float">
            <text:p>46.7508333333333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51.43" calcext:value-type="float">
            <text:p>51.43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55.385" calcext:value-type="float">
            <text:p>55.385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58.6658333333333" calcext:value-type="float">
            <text:p>58.6658333333333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61.4875" calcext:value-type="float">
            <text:p>61.4875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63.8266666666667" calcext:value-type="float">
            <text:p>63.8266666666667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65.8725" calcext:value-type="float">
            <text:p>65.8725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67.5408333333333" calcext:value-type="float">
            <text:p>67.5408333333333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68.8941666666667" calcext:value-type="float">
            <text:p>68.8941666666667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70.1083333333333" calcext:value-type="float">
            <text:p>70.1083333333333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71.19" calcext:value-type="float">
            <text:p>71.19</text:p>
          </table:table-cell>
        </table:table-row>
        <table:table-row table:style-name="ro1">
          <table:table-cell office:value-type="float" office:value="3.525" calcext:value-type="float">
            <text:p>3.525</text:p>
          </table:table-cell>
          <table:table-cell office:value-type="float" office:value="72.12" calcext:value-type="float">
            <text:p>72.12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72.93" calcext:value-type="float">
            <text:p>72.93</text:p>
          </table:table-cell>
        </table:table-row>
        <table:table-row table:style-name="ro1">
          <table:table-cell office:value-type="float" office:value="3.725" calcext:value-type="float">
            <text:p>3.725</text:p>
          </table:table-cell>
          <table:table-cell office:value-type="float" office:value="73.7016666666667" calcext:value-type="float">
            <text:p>73.7016666666667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74.38" calcext:value-type="float">
            <text:p>74.38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  <table:table-cell office:value-type="float" office:value="74.9741666666667" calcext:value-type="float">
            <text:p>74.9741666666667</text:p>
          </table:table-cell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75.5508333333333" calcext:value-type="float">
            <text:p>75.5508333333333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76.1316666666667" calcext:value-type="float">
            <text:p>76.1316666666667</text:p>
          </table:table-cell>
        </table:table-row>
        <table:table-row table:style-name="ro1">
          <table:table-cell office:value-type="float" office:value="4.225" calcext:value-type="float">
            <text:p>4.225</text:p>
          </table:table-cell>
          <table:table-cell office:value-type="float" office:value="76.6525" calcext:value-type="float">
            <text:p>76.6525</text:p>
          </table:table-cell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77.1541666666667" calcext:value-type="float">
            <text:p>77.1541666666667</text:p>
          </table:table-cell>
        </table:table-row>
        <table:table-row table:style-name="ro1">
          <table:table-cell office:value-type="float" office:value="4.425" calcext:value-type="float">
            <text:p>4.425</text:p>
          </table:table-cell>
          <table:table-cell office:value-type="float" office:value="77.7016666666667" calcext:value-type="float">
            <text:p>77.7016666666667</text:p>
          </table:table-cell>
        </table:table-row>
        <table:table-row table:style-name="ro1">
          <table:table-cell office:value-type="float" office:value="4.525" calcext:value-type="float">
            <text:p>4.525</text:p>
          </table:table-cell>
          <table:table-cell office:value-type="float" office:value="78.2525" calcext:value-type="float">
            <text:p>78.2525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78.7958333333333" calcext:value-type="float">
            <text:p>78.7958333333333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79.395" calcext:value-type="float">
            <text:p>79.395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80.0325" calcext:value-type="float">
            <text:p>80.0325</text:p>
          </table:table-cell>
        </table:table-row>
        <table:table-row table:style-name="ro1">
          <table:table-cell office:value-type="float" office:value="4.925" calcext:value-type="float">
            <text:p>4.925</text:p>
          </table:table-cell>
          <table:table-cell office:value-type="float" office:value="80.685" calcext:value-type="float">
            <text:p>80.685</text:p>
          </table:table-cell>
        </table:table-row>
        <table:table-row table:style-name="ro1">
          <table:table-cell office:value-type="float" office:value="5.025" calcext:value-type="float">
            <text:p>5.025</text:p>
          </table:table-cell>
          <table:table-cell office:value-type="float" office:value="81.335" calcext:value-type="float">
            <text:p>81.335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81.9991666666667" calcext:value-type="float">
            <text:p>81.9991666666667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office:value-type="float" office:value="82.6991666666667" calcext:value-type="float">
            <text:p>82.6991666666667</text:p>
          </table:table-cell>
        </table:table-row>
        <table:table-row table:style-name="ro1">
          <table:table-cell office:value-type="float" office:value="5.325" calcext:value-type="float">
            <text:p>5.325</text:p>
          </table:table-cell>
          <table:table-cell office:value-type="float" office:value="83.4116666666667" calcext:value-type="float">
            <text:p>83.4116666666667</text:p>
          </table:table-cell>
        </table:table-row>
        <table:table-row table:style-name="ro1">
          <table:table-cell office:value-type="float" office:value="5.425" calcext:value-type="float">
            <text:p>5.425</text:p>
          </table:table-cell>
          <table:table-cell office:value-type="float" office:value="84.1316666666667" calcext:value-type="float">
            <text:p>84.1316666666667</text:p>
          </table:table-cell>
        </table:table-row>
        <table:table-row table:style-name="ro1">
          <table:table-cell office:value-type="float" office:value="5.525" calcext:value-type="float">
            <text:p>5.525</text:p>
          </table:table-cell>
          <table:table-cell office:value-type="float" office:value="84.8416666666667" calcext:value-type="float">
            <text:p>84.8416666666667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85.5033333333333" calcext:value-type="float">
            <text:p>85.5033333333333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86.1983333333333" calcext:value-type="float">
            <text:p>86.1983333333333</text:p>
          </table:table-cell>
        </table:table-row>
        <table:table-row table:style-name="ro1">
          <table:table-cell office:value-type="float" office:value="5.825" calcext:value-type="float">
            <text:p>5.825</text:p>
          </table:table-cell>
          <table:table-cell office:value-type="float" office:value="86.8275" calcext:value-type="float">
            <text:p>86.8275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office:value-type="float" office:value="87.4716666666667" calcext:value-type="float">
            <text:p>87.4716666666667</text:p>
          </table:table-cell>
        </table:table-row>
        <table:table-row table:style-name="ro1">
          <table:table-cell office:value-type="float" office:value="6.025" calcext:value-type="float">
            <text:p>6.025</text:p>
          </table:table-cell>
          <table:table-cell office:value-type="float" office:value="88.1116666666667" calcext:value-type="float">
            <text:p>88.1116666666667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88.7075" calcext:value-type="float">
            <text:p>88.7075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89.2708333333333" calcext:value-type="float">
            <text:p>89.2708333333333</text:p>
          </table:table-cell>
        </table:table-row>
        <table:table-row table:style-name="ro1">
          <table:table-cell office:value-type="float" office:value="6.325" calcext:value-type="float">
            <text:p>6.325</text:p>
          </table:table-cell>
          <table:table-cell office:value-type="float" office:value="89.8266666666667" calcext:value-type="float">
            <text:p>89.8266666666667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90.3516666666667" calcext:value-type="float">
            <text:p>90.3516666666667</text:p>
          </table:table-cell>
        </table:table-row>
        <table:table-row table:style-name="ro1">
          <table:table-cell office:value-type="float" office:value="6.525" calcext:value-type="float">
            <text:p>6.525</text:p>
          </table:table-cell>
          <table:table-cell office:value-type="float" office:value="90.8383333333333" calcext:value-type="float">
            <text:p>90.8383333333333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91.34" calcext:value-type="float">
            <text:p>91.34</text:p>
          </table:table-cell>
        </table:table-row>
        <table:table-row table:style-name="ro1">
          <table:table-cell office:value-type="float" office:value="6.725" calcext:value-type="float">
            <text:p>6.725</text:p>
          </table:table-cell>
          <table:table-cell office:value-type="float" office:value="91.8183333333333" calcext:value-type="float">
            <text:p>91.8183333333333</text:p>
          </table:table-cell>
        </table:table-row>
        <table:table-row table:style-name="ro1">
          <table:table-cell office:value-type="float" office:value="6.825" calcext:value-type="float">
            <text:p>6.825</text:p>
          </table:table-cell>
          <table:table-cell office:value-type="float" office:value="92.2591666666667" calcext:value-type="float">
            <text:p>92.2591666666667</text:p>
          </table:table-cell>
        </table:table-row>
        <table:table-row table:style-name="ro1">
          <table:table-cell office:value-type="float" office:value="6.925" calcext:value-type="float">
            <text:p>6.925</text:p>
          </table:table-cell>
          <table:table-cell office:value-type="float" office:value="92.66" calcext:value-type="float">
            <text:p>92.66</text:p>
          </table:table-cell>
        </table:table-row>
        <table:table-row table:style-name="ro1">
          <table:table-cell office:value-type="float" office:value="7.025" calcext:value-type="float">
            <text:p>7.025</text:p>
          </table:table-cell>
          <table:table-cell office:value-type="float" office:value="93.0883333333333" calcext:value-type="float">
            <text:p>93.088333333333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93.5041666666667" calcext:value-type="float">
            <text:p>93.5041666666667</text:p>
          </table:table-cell>
        </table:table-row>
        <table:table-row table:style-name="ro1">
          <table:table-cell office:value-type="float" office:value="7.225" calcext:value-type="float">
            <text:p>7.225</text:p>
          </table:table-cell>
          <table:table-cell office:value-type="float" office:value="93.8633333333333" calcext:value-type="float">
            <text:p>93.8633333333333</text:p>
          </table:table-cell>
        </table:table-row>
        <table:table-row table:style-name="ro1">
          <table:table-cell office:value-type="float" office:value="7.325" calcext:value-type="float">
            <text:p>7.325</text:p>
          </table:table-cell>
          <table:table-cell office:value-type="float" office:value="94.2258333333333" calcext:value-type="float">
            <text:p>94.2258333333333</text:p>
          </table:table-cell>
        </table:table-row>
        <table:table-row table:style-name="ro1">
          <table:table-cell office:value-type="float" office:value="7.425" calcext:value-type="float">
            <text:p>7.425</text:p>
          </table:table-cell>
          <table:table-cell office:value-type="float" office:value="94.5833333333333" calcext:value-type="float">
            <text:p>94.5833333333333</text:p>
          </table:table-cell>
        </table:table-row>
        <table:table-row table:style-name="ro1">
          <table:table-cell office:value-type="float" office:value="7.525" calcext:value-type="float">
            <text:p>7.525</text:p>
          </table:table-cell>
          <table:table-cell office:value-type="float" office:value="94.9183333333333" calcext:value-type="float">
            <text:p>94.9183333333333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95.2358333333333" calcext:value-type="float">
            <text:p>95.2358333333333</text:p>
          </table:table-cell>
        </table:table-row>
        <table:table-row table:style-name="ro1">
          <table:table-cell office:value-type="float" office:value="7.725" calcext:value-type="float">
            <text:p>7.725</text:p>
          </table:table-cell>
          <table:table-cell office:value-type="float" office:value="95.535" calcext:value-type="float">
            <text:p>95.535</text:p>
          </table:table-cell>
        </table:table-row>
        <table:table-row table:style-name="ro1">
          <table:table-cell office:value-type="float" office:value="7.825" calcext:value-type="float">
            <text:p>7.825</text:p>
          </table:table-cell>
          <table:table-cell office:value-type="float" office:value="95.8125" calcext:value-type="float">
            <text:p>95.8125</text:p>
          </table:table-cell>
        </table:table-row>
        <table:table-row table:style-name="ro1">
          <table:table-cell office:value-type="float" office:value="7.925" calcext:value-type="float">
            <text:p>7.925</text:p>
          </table:table-cell>
          <table:table-cell office:value-type="float" office:value="96.0491666666667" calcext:value-type="float">
            <text:p>96.0491666666667</text:p>
          </table:table-cell>
        </table:table-row>
        <table:table-row table:style-name="ro1">
          <table:table-cell office:value-type="float" office:value="8.025" calcext:value-type="float">
            <text:p>8.025</text:p>
          </table:table-cell>
          <table:table-cell office:value-type="float" office:value="96.2791666666667" calcext:value-type="float">
            <text:p>96.2791666666667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96.485" calcext:value-type="float">
            <text:p>96.485</text:p>
          </table:table-cell>
        </table:table-row>
        <table:table-row table:style-name="ro1">
          <table:table-cell office:value-type="float" office:value="8.225" calcext:value-type="float">
            <text:p>8.225</text:p>
          </table:table-cell>
          <table:table-cell office:value-type="float" office:value="96.6883333333333" calcext:value-type="float">
            <text:p>96.6883333333333</text:p>
          </table:table-cell>
        </table:table-row>
        <table:table-row table:style-name="ro1">
          <table:table-cell office:value-type="float" office:value="8.325" calcext:value-type="float">
            <text:p>8.325</text:p>
          </table:table-cell>
          <table:table-cell office:value-type="float" office:value="96.8516666666667" calcext:value-type="float">
            <text:p>96.8516666666667</text:p>
          </table:table-cell>
        </table:table-row>
        <table:table-row table:style-name="ro1">
          <table:table-cell office:value-type="float" office:value="8.425" calcext:value-type="float">
            <text:p>8.425</text:p>
          </table:table-cell>
          <table:table-cell office:value-type="float" office:value="97.035" calcext:value-type="float">
            <text:p>97.035</text:p>
          </table:table-cell>
        </table:table-row>
        <table:table-row table:style-name="ro1">
          <table:table-cell office:value-type="float" office:value="8.525" calcext:value-type="float">
            <text:p>8.525</text:p>
          </table:table-cell>
          <table:table-cell office:value-type="float" office:value="97.2058333333333" calcext:value-type="float">
            <text:p>97.2058333333333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97.3541666666667" calcext:value-type="float">
            <text:p>97.3541666666667</text:p>
          </table:table-cell>
        </table:table-row>
        <table:table-row table:style-name="ro1">
          <table:table-cell office:value-type="float" office:value="8.725" calcext:value-type="float">
            <text:p>8.725</text:p>
          </table:table-cell>
          <table:table-cell office:value-type="float" office:value="97.4958333333333" calcext:value-type="float">
            <text:p>97.4958333333333</text:p>
          </table:table-cell>
        </table:table-row>
        <table:table-row table:style-name="ro1">
          <table:table-cell office:value-type="float" office:value="8.825" calcext:value-type="float">
            <text:p>8.825</text:p>
          </table:table-cell>
          <table:table-cell office:value-type="float" office:value="97.6158333333333" calcext:value-type="float">
            <text:p>97.6158333333333</text:p>
          </table:table-cell>
        </table:table-row>
        <table:table-row table:style-name="ro1">
          <table:table-cell office:value-type="float" office:value="8.925" calcext:value-type="float">
            <text:p>8.925</text:p>
          </table:table-cell>
          <table:table-cell office:value-type="float" office:value="97.735" calcext:value-type="float">
            <text:p>97.735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97.8275" calcext:value-type="float">
            <text:p>97.8275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97.9333333333333" calcext:value-type="float">
            <text:p>97.9333333333333</text:p>
          </table:table-cell>
        </table:table-row>
        <table:table-row table:style-name="ro1">
          <table:table-cell office:value-type="float" office:value="9.225" calcext:value-type="float">
            <text:p>9.225</text:p>
          </table:table-cell>
          <table:table-cell office:value-type="float" office:value="98.0183333333333" calcext:value-type="float">
            <text:p>98.0183333333333</text:p>
          </table:table-cell>
        </table:table-row>
        <table:table-row table:style-name="ro1">
          <table:table-cell office:value-type="float" office:value="9.325" calcext:value-type="float">
            <text:p>9.325</text:p>
          </table:table-cell>
          <table:table-cell office:value-type="float" office:value="98.105" calcext:value-type="float">
            <text:p>98.105</text:p>
          </table:table-cell>
        </table:table-row>
        <table:table-row table:style-name="ro1">
          <table:table-cell office:value-type="float" office:value="9.425" calcext:value-type="float">
            <text:p>9.425</text:p>
          </table:table-cell>
          <table:table-cell office:value-type="float" office:value="98.1775" calcext:value-type="float">
            <text:p>98.1775</text:p>
          </table:table-cell>
        </table:table-row>
        <table:table-row table:style-name="ro1">
          <table:table-cell office:value-type="float" office:value="9.525" calcext:value-type="float">
            <text:p>9.525</text:p>
          </table:table-cell>
          <table:table-cell office:value-type="float" office:value="98.2441666666667" calcext:value-type="float">
            <text:p>98.2441666666667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98.3983333333334" calcext:value-type="float">
            <text:p>98.398333333333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8.5583333333333" calcext:value-type="float">
            <text:p>98.5583333333333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98.6816666666667" calcext:value-type="float">
            <text:p>98.6816666666667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98.8783333333333" calcext:value-type="float">
            <text:p>98.8783333333333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98.9433333333333" calcext:value-type="float">
            <text:p>98.9433333333333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99.1175" calcext:value-type="float">
            <text:p>99.1175</text:p>
          </table:table-cell>
        </table:table-row>
        <table:table-row table:style-name="ro1">
          <table:table-cell office:value-type="float" office:value="14.3333333333333" calcext:value-type="float">
            <text:p>14.3333333333333</text:p>
          </table:table-cell>
          <table:table-cell office:value-type="float" office:value="99.265" calcext:value-type="float">
            <text:p>99.265</text:p>
          </table:table-cell>
        </table:table-row>
        <table:table-row table:style-name="ro1">
          <table:table-cell office:value-type="float" office:value="15.3333333333333" calcext:value-type="float">
            <text:p>15.3333333333333</text:p>
          </table:table-cell>
          <table:table-cell office:value-type="float" office:value="99.3858333333333" calcext:value-type="float">
            <text:p>99.3858333333333</text:p>
          </table:table-cell>
        </table:table-row>
        <table:table-row table:style-name="ro1">
          <table:table-cell office:value-type="float" office:value="16.3333333333333" calcext:value-type="float">
            <text:p>16.3333333333333</text:p>
          </table:table-cell>
          <table:table-cell office:value-type="float" office:value="99.4533333333333" calcext:value-type="float">
            <text:p>99.4533333333333</text:p>
          </table:table-cell>
        </table:table-row>
        <table:table-row table:style-name="ro1">
          <table:table-cell office:value-type="float" office:value="17.4166666666667" calcext:value-type="float">
            <text:p>17.4166666666667</text:p>
          </table:table-cell>
          <table:table-cell office:value-type="float" office:value="99.5016666666667" calcext:value-type="float">
            <text:p>99.5016666666667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99.5483333333333" calcext:value-type="float">
            <text:p>99.5483333333333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99.5941666666667" calcext:value-type="float">
            <text:p>99.5941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6325" calcext:value-type="float">
            <text:p>99.632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99.6608333333333" calcext:value-type="float">
            <text:p>99.660833333333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99.6925" calcext:value-type="float">
            <text:p>99.692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99.725" calcext:value-type="float">
            <text:p>99.725</text:p>
          </table:table-cell>
        </table:table-row>
        <table:table-row table:style-name="ro1">
          <table:table-cell office:value-type="float" office:value="44.6666666666667" calcext:value-type="float">
            <text:p>44.6666666666667</text:p>
          </table:table-cell>
          <table:table-cell office:value-type="float" office:value="99.7433333333333" calcext:value-type="float">
            <text:p>99.7433333333333</text:p>
          </table:table-cell>
        </table:table-row>
        <table:table-row table:style-name="ro1">
          <table:table-cell office:value-type="float" office:value="63.3333333333333" calcext:value-type="float">
            <text:p>63.3333333333333</text:p>
          </table:table-cell>
          <table:table-cell office:value-type="float" office:value="99.7575" calcext:value-type="float">
            <text:p>99.7575</text:p>
          </table:table-cell>
        </table:table-row>
        <table:table-row table:style-name="ro1">
          <table:table-cell office:value-type="float" office:value="72.3333333333333" calcext:value-type="float">
            <text:p>72.3333333333333</text:p>
          </table:table-cell>
          <table:table-cell office:value-type="float" office:value="99.775" calcext:value-type="float">
            <text:p>99.775</text:p>
          </table:table-cell>
        </table:table-row>
        <table:table-row table:style-name="ro1">
          <table:table-cell office:value-type="float" office:value="73.0833333333333" calcext:value-type="float">
            <text:p>73.0833333333333</text:p>
          </table:table-cell>
          <table:table-cell office:value-type="float" office:value="99.7875" calcext:value-type="float">
            <text:p>99.7875</text:p>
          </table:table-cell>
        </table:table-row>
        <table:table-row table:style-name="ro1">
          <table:table-cell office:value-type="float" office:value="81.4166666666667" calcext:value-type="float">
            <text:p>81.4166666666667</text:p>
          </table:table-cell>
          <table:table-cell office:value-type="float" office:value="99.7966666666667" calcext:value-type="float">
            <text:p>99.796666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.805" calcext:value-type="float">
            <text:p>99.805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99.8108333333333" calcext:value-type="float">
            <text:p>99.8108333333333</text:p>
          </table:table-cell>
        </table:table-row>
        <table:table-row table:style-name="ro1">
          <table:table-cell office:value-type="float" office:value="83.3333333333333" calcext:value-type="float">
            <text:p>83.3333333333333</text:p>
          </table:table-cell>
          <table:table-cell office:value-type="float" office:value="99.8175" calcext:value-type="float">
            <text:p>99.8175</text:p>
          </table:table-cell>
        </table:table-row>
        <table:table-row table:style-name="ro1">
          <table:table-cell office:value-type="float" office:value="84.4166666666667" calcext:value-type="float">
            <text:p>84.4166666666667</text:p>
          </table:table-cell>
          <table:table-cell office:value-type="float" office:value="99.8233333333333" calcext:value-type="float">
            <text:p>99.8233333333333</text:p>
          </table:table-cell>
        </table:table-row>
        <table:table-row table:style-name="ro1">
          <table:table-cell office:value-type="float" office:value="85.25" calcext:value-type="float">
            <text:p>85.25</text:p>
          </table:table-cell>
          <table:table-cell office:value-type="float" office:value="99.8325" calcext:value-type="float">
            <text:p>99.83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.84" calcext:value-type="float">
            <text:p>99.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.8458333333333" calcext:value-type="float">
            <text:p>99.8458333333333</text:p>
          </table:table-cell>
        </table:table-row>
        <table:table-row table:style-name="ro1">
          <table:table-cell office:value-type="float" office:value="87.8333333333333" calcext:value-type="float">
            <text:p>87.8333333333333</text:p>
          </table:table-cell>
          <table:table-cell office:value-type="float" office:value="99.8541666666667" calcext:value-type="float">
            <text:p>99.8541666666667</text:p>
          </table:table-cell>
        </table:table-row>
        <table:table-row table:style-name="ro1">
          <table:table-cell office:value-type="float" office:value="88.8333333333333" calcext:value-type="float">
            <text:p>88.8333333333333</text:p>
          </table:table-cell>
          <table:table-cell office:value-type="float" office:value="99.8583333333333" calcext:value-type="float">
            <text:p>99.8583333333333</text:p>
          </table:table-cell>
        </table:table-row>
        <table:table-row table:style-name="ro1">
          <table:table-cell office:value-type="float" office:value="89.75" calcext:value-type="float">
            <text:p>89.75</text:p>
          </table:table-cell>
          <table:table-cell office:value-type="float" office:value="99.8658333333333" calcext:value-type="float">
            <text:p>99.8658333333333</text:p>
          </table:table-cell>
        </table:table-row>
        <table:table-row table:style-name="ro1">
          <table:table-cell office:value-type="float" office:value="90.8333333333333" calcext:value-type="float">
            <text:p>90.8333333333333</text:p>
          </table:table-cell>
          <table:table-cell office:value-type="float" office:value="99.8708333333333" calcext:value-type="float">
            <text:p>99.87083333333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8775" calcext:value-type="float">
            <text:p>99.8775</text:p>
          </table:table-cell>
        </table:table-row>
        <table:table-row table:style-name="ro1">
          <table:table-cell office:value-type="float" office:value="92.8333333333333" calcext:value-type="float">
            <text:p>92.8333333333333</text:p>
          </table:table-cell>
          <table:table-cell office:value-type="float" office:value="99.8825" calcext:value-type="float">
            <text:p>99.8825</text:p>
          </table:table-cell>
        </table:table-row>
        <table:table-row table:style-name="ro1">
          <table:table-cell office:value-type="float" office:value="93.5833333333333" calcext:value-type="float">
            <text:p>93.5833333333333</text:p>
          </table:table-cell>
          <table:table-cell office:value-type="float" office:value="99.8883333333334" calcext:value-type="float">
            <text:p>99.8883333333334</text:p>
          </table:table-cell>
        </table:table-row>
        <table:table-row table:style-name="ro1">
          <table:table-cell office:value-type="float" office:value="94.9166666666667" calcext:value-type="float">
            <text:p>94.9166666666667</text:p>
          </table:table-cell>
          <table:table-cell office:value-type="float" office:value="99.895" calcext:value-type="float">
            <text:p>99.895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97.6666666666667" calcext:value-type="float">
            <text:p>97.6666666666667</text:p>
          </table:table-cell>
          <table:table-cell office:value-type="float" office:value="99.905" calcext:value-type="float">
            <text:p>99.905</text:p>
          </table:table-cell>
        </table:table-row>
        <table:table-row table:style-name="ro1">
          <table:table-cell office:value-type="float" office:value="98.5833333333333" calcext:value-type="float">
            <text:p>98.5833333333333</text:p>
          </table:table-cell>
          <table:table-cell office:value-type="float" office:value="99.9091666666667" calcext:value-type="float">
            <text:p>99.9091666666667</text:p>
          </table:table-cell>
        </table:table-row>
        <table:table-row table:style-name="ro1">
          <table:table-cell office:value-type="float" office:value="99.3333333333333" calcext:value-type="float">
            <text:p>99.3333333333333</text:p>
          </table:table-cell>
          <table:table-cell office:value-type="float" office:value="99.9125" calcext:value-type="float">
            <text:p>99.9125</text:p>
          </table:table-cell>
        </table:table-row>
        <table:table-row table:style-name="ro1">
          <table:table-cell office:value-type="float" office:value="100.833333333333" calcext:value-type="float">
            <text:p>100.833333333333</text:p>
          </table:table-cell>
          <table:table-cell office:value-type="float" office:value="99.9208333333333" calcext:value-type="float">
            <text:p>99.9208333333333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103.083333333333" calcext:value-type="float">
            <text:p>103.083333333333</text:p>
          </table:table-cell>
          <table:table-cell office:value-type="float" office:value="99.9333333333333" calcext:value-type="float">
            <text:p>99.9333333333333</text:p>
          </table:table-cell>
        </table:table-row>
        <table:table-row table:style-name="ro1">
          <table:table-cell office:value-type="float" office:value="105.333333333333" calcext:value-type="float">
            <text:p>105.333333333333</text:p>
          </table:table-cell>
          <table:table-cell office:value-type="float" office:value="99.9391666666667" calcext:value-type="float">
            <text:p>99.9391666666667</text:p>
          </table:table-cell>
        </table:table-row>
        <table:table-row table:style-name="ro1">
          <table:table-cell office:value-type="float" office:value="108.333333333333" calcext:value-type="float">
            <text:p>108.333333333333</text:p>
          </table:table-cell>
          <table:table-cell office:value-type="float" office:value="99.9433333333333" calcext:value-type="float">
            <text:p>99.9433333333333</text:p>
          </table:table-cell>
        </table:table-row>
        <table:table-row table:style-name="ro1">
          <table:table-cell office:value-type="float" office:value="110.583333333333" calcext:value-type="float">
            <text:p>110.583333333333</text:p>
          </table:table-cell>
          <table:table-cell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113.416666666667" calcext:value-type="float">
            <text:p>113.416666666667</text:p>
          </table:table-cell>
          <table:table-cell office:value-type="float" office:value="99.9525" calcext:value-type="float">
            <text:p>99.9525</text:p>
          </table:table-cell>
        </table:table-row>
        <table:table-row table:style-name="ro1">
          <table:table-cell office:value-type="float" office:value="116.416666666667" calcext:value-type="float">
            <text:p>116.416666666667</text:p>
          </table:table-cell>
          <table:table-cell office:value-type="float" office:value="99.9575" calcext:value-type="float">
            <text:p>99.9575</text:p>
          </table:table-cell>
        </table:table-row>
        <table:table-row table:style-name="ro1">
          <table:table-cell office:value-type="float" office:value="120.916666666667" calcext:value-type="float">
            <text:p>120.916666666667</text:p>
          </table:table-cell>
          <table:table-cell office:value-type="float" office:value="99.965" calcext:value-type="float">
            <text:p>99.965</text:p>
          </table:table-cell>
        </table:table-row>
        <table:table-row table:style-name="ro1">
          <table:table-cell office:value-type="float" office:value="134.583333333333" calcext:value-type="float">
            <text:p>134.583333333333</text:p>
          </table:table-cell>
          <table:table-cell office:value-type="float" office:value="99.9708333333333" calcext:value-type="float">
            <text:p>99.9708333333333</text:p>
          </table:table-cell>
        </table:table-row>
        <table:table-row table:style-name="ro1">
          <table:table-cell office:value-type="float" office:value="148.416666666667" calcext:value-type="float">
            <text:p>148.416666666667</text:p>
          </table:table-cell>
          <table:table-cell office:value-type="float" office:value="99.9758333333333" calcext:value-type="float">
            <text:p>99.9758333333333</text:p>
          </table:table-cell>
        </table:table-row>
        <table:table-row table:style-name="ro1">
          <table:table-cell office:value-type="float" office:value="151.333333333333" calcext:value-type="float">
            <text:p>151.333333333333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161.916666666667" calcext:value-type="float">
            <text:p>161.916666666667</text:p>
          </table:table-cell>
          <table:table-cell office:value-type="float" office:value="99.9825" calcext:value-type="float">
            <text:p>99.9825</text:p>
          </table:table-cell>
        </table:table-row>
        <table:table-row table:style-name="ro1">
          <table:table-cell office:value-type="float" office:value="184.333333333333" calcext:value-type="float">
            <text:p>184.333333333333</text:p>
          </table:table-cell>
          <table:table-cell office:value-type="float" office:value="99.985" calcext:value-type="float">
            <text:p>99.985</text:p>
          </table:table-cell>
        </table:table-row>
        <table:table-row table:style-name="ro1">
          <table:table-cell office:value-type="float" office:value="186.166666666667" calcext:value-type="float">
            <text:p>186.166666666667</text:p>
          </table:table-cell>
          <table:table-cell office:value-type="float" office:value="99.9883333333333" calcext:value-type="float">
            <text:p>99.9883333333333</text:p>
          </table:table-cell>
        </table:table-row>
        <table:table-row table:style-name="ro1">
          <table:table-cell office:value-type="float" office:value="189.5" calcext:value-type="float">
            <text:p>189.5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203.666666666667" calcext:value-type="float">
            <text:p>203.666666666667</text:p>
          </table:table-cell>
          <table:table-cell office:value-type="float" office:value="99.9941666666667" calcext:value-type="float">
            <text:p>99.9941666666667</text:p>
          </table:table-cell>
        </table:table-row>
        <table:table-row table:style-name="ro1">
          <table:table-cell office:value-type="float" office:value="216.166666666667" calcext:value-type="float">
            <text:p>216.166666666667</text:p>
          </table:table-cell>
          <table:table-cell office:value-type="float" office:value="99.9958333333333" calcext:value-type="float">
            <text:p>99.9958333333333</text:p>
          </table:table-cell>
        </table:table-row>
        <table:table-row table:style-name="ro1">
          <table:table-cell office:value-type="float" office:value="226.166666666667" calcext:value-type="float">
            <text:p>226.166666666667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29.5" calcext:value-type="float">
            <text:p>229.5</text:p>
          </table:table-cell>
          <table:table-cell office:value-type="float" office:value="99.9983333333333" calcext:value-type="float">
            <text:p>99.9983333333333</text:p>
          </table:table-cell>
        </table:table-row>
        <table:table-row table:style-name="ro1">
          <table:table-cell office:value-type="float" office:value="231.166666666667" calcext:value-type="float">
            <text:p>231.1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33.666666666667" calcext:value-type="float">
            <text:p>233.6666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.08916666666667" calcext:value-type="float">
            <text:p>1.08916666666667</text:p>
          </table:table-cell>
          <table:table-cell office:value-type="float" office:value="0.0458333333333333" calcext:value-type="float">
            <text:p>0.045833333333333</text:p>
          </table:table-cell>
        </table:table-row>
        <table:table-row table:style-name="ro1">
          <table:table-cell office:value-type="float" office:value="1.15416666666667" calcext:value-type="float">
            <text:p>1.1541666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.21416666666667" calcext:value-type="float">
            <text:p>1.21416666666667</text:p>
          </table:table-cell>
          <table:table-cell office:value-type="float" office:value="1.00416666666667" calcext:value-type="float">
            <text:p>1.00416666666667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.41416666666667" calcext:value-type="float">
            <text:p>2.41416666666667</text:p>
          </table:table-cell>
        </table:table-row>
        <table:table-row table:style-name="ro1">
          <table:table-cell office:value-type="float" office:value="1.32666666666667" calcext:value-type="float">
            <text:p>1.32666666666667</text:p>
          </table:table-cell>
          <table:table-cell office:value-type="float" office:value="4.67416666666667" calcext:value-type="float">
            <text:p>4.67416666666667</text:p>
          </table:table-cell>
        </table:table-row>
        <table:table-row table:style-name="ro1">
          <table:table-cell office:value-type="float" office:value="1.38166666666667" calcext:value-type="float">
            <text:p>1.38166666666667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1.43666666666667" calcext:value-type="float">
            <text:p>1.43666666666667</text:p>
          </table:table-cell>
          <table:table-cell office:value-type="float" office:value="10.9841666666667" calcext:value-type="float">
            <text:p>10.9841666666667</text:p>
          </table:table-cell>
        </table:table-row>
        <table:table-row table:style-name="ro1">
          <table:table-cell office:value-type="float" office:value="1.49166666666667" calcext:value-type="float">
            <text:p>1.49166666666667</text:p>
          </table:table-cell>
          <table:table-cell office:value-type="float" office:value="14.5983333333333" calcext:value-type="float">
            <text:p>14.5983333333333</text:p>
          </table:table-cell>
        </table:table-row>
        <table:table-row table:style-name="ro1">
          <table:table-cell office:value-type="float" office:value="1.54666666666667" calcext:value-type="float">
            <text:p>1.54666666666667</text:p>
          </table:table-cell>
          <table:table-cell office:value-type="float" office:value="18.2725" calcext:value-type="float">
            <text:p>18.2725</text:p>
          </table:table-cell>
        </table:table-row>
        <table:table-row table:style-name="ro1">
          <table:table-cell office:value-type="float" office:value="1.60166666666667" calcext:value-type="float">
            <text:p>1.60166666666667</text:p>
          </table:table-cell>
          <table:table-cell office:value-type="float" office:value="21.6616666666667" calcext:value-type="float">
            <text:p>21.6616666666667</text:p>
          </table:table-cell>
        </table:table-row>
        <table:table-row table:style-name="ro1">
          <table:table-cell office:value-type="float" office:value="1.66416666666667" calcext:value-type="float">
            <text:p>1.66416666666667</text:p>
          </table:table-cell>
          <table:table-cell office:value-type="float" office:value="24.9916666666667" calcext:value-type="float">
            <text:p>24.9916666666667</text:p>
          </table:table-cell>
        </table:table-row>
        <table:table-row table:style-name="ro1">
          <table:table-cell office:value-type="float" office:value="1.74916666666667" calcext:value-type="float">
            <text:p>1.74916666666667</text:p>
          </table:table-cell>
          <table:table-cell office:value-type="float" office:value="28.51" calcext:value-type="float">
            <text:p>28.51</text:p>
          </table:table-cell>
        </table:table-row>
        <table:table-row table:style-name="ro1">
          <table:table-cell office:value-type="float" office:value="1.84166666666667" calcext:value-type="float">
            <text:p>1.84166666666667</text:p>
          </table:table-cell>
          <table:table-cell office:value-type="float" office:value="32.2475" calcext:value-type="float">
            <text:p>32.2475</text:p>
          </table:table-cell>
        </table:table-row>
        <table:table-row table:style-name="ro1">
          <table:table-cell office:value-type="float" office:value="1.94166666666667" calcext:value-type="float">
            <text:p>1.94166666666667</text:p>
          </table:table-cell>
          <table:table-cell office:value-type="float" office:value="36.44" calcext:value-type="float">
            <text:p>36.44</text:p>
          </table:table-cell>
        </table:table-row>
        <table:table-row table:style-name="ro1">
          <table:table-cell office:value-type="float" office:value="2.04166666666667" calcext:value-type="float">
            <text:p>2.04166666666667</text:p>
          </table:table-cell>
          <table:table-cell office:value-type="float" office:value="40.7525" calcext:value-type="float">
            <text:p>40.7525</text:p>
          </table:table-cell>
        </table:table-row>
        <table:table-row table:style-name="ro1">
          <table:table-cell office:value-type="float" office:value="2.14166666666667" calcext:value-type="float">
            <text:p>2.14166666666667</text:p>
          </table:table-cell>
          <table:table-cell office:value-type="float" office:value="45.0383333333333" calcext:value-type="float">
            <text:p>45.0383333333333</text:p>
          </table:table-cell>
        </table:table-row>
        <table:table-row table:style-name="ro1">
          <table:table-cell office:value-type="float" office:value="2.24166666666667" calcext:value-type="float">
            <text:p>2.24166666666667</text:p>
          </table:table-cell>
          <table:table-cell office:value-type="float" office:value="49.0316666666667" calcext:value-type="float">
            <text:p>49.0316666666667</text:p>
          </table:table-cell>
        </table:table-row>
        <table:table-row table:style-name="ro1">
          <table:table-cell office:value-type="float" office:value="2.34166666666667" calcext:value-type="float">
            <text:p>2.34166666666667</text:p>
          </table:table-cell>
          <table:table-cell office:value-type="float" office:value="52.6975" calcext:value-type="float">
            <text:p>52.6975</text:p>
          </table:table-cell>
        </table:table-row>
        <table:table-row table:style-name="ro1">
          <table:table-cell office:value-type="float" office:value="2.44166666666667" calcext:value-type="float">
            <text:p>2.44166666666667</text:p>
          </table:table-cell>
          <table:table-cell office:value-type="float" office:value="56.0308333333333" calcext:value-type="float">
            <text:p>56.0308333333333</text:p>
          </table:table-cell>
        </table:table-row>
        <table:table-row table:style-name="ro1">
          <table:table-cell office:value-type="float" office:value="2.54166666666667" calcext:value-type="float">
            <text:p>2.54166666666667</text:p>
          </table:table-cell>
          <table:table-cell office:value-type="float" office:value="58.8133333333333" calcext:value-type="float">
            <text:p>58.8133333333333</text:p>
          </table:table-cell>
        </table:table-row>
        <table:table-row table:style-name="ro1">
          <table:table-cell office:value-type="float" office:value="2.64166666666667" calcext:value-type="float">
            <text:p>2.64166666666667</text:p>
          </table:table-cell>
          <table:table-cell office:value-type="float" office:value="61.2658333333333" calcext:value-type="float">
            <text:p>61.2658333333333</text:p>
          </table:table-cell>
        </table:table-row>
        <table:table-row table:style-name="ro1">
          <table:table-cell office:value-type="float" office:value="2.74166666666667" calcext:value-type="float">
            <text:p>2.74166666666667</text:p>
          </table:table-cell>
          <table:table-cell office:value-type="float" office:value="63.3283333333333" calcext:value-type="float">
            <text:p>63.3283333333333</text:p>
          </table:table-cell>
        </table:table-row>
        <table:table-row table:style-name="ro1">
          <table:table-cell office:value-type="float" office:value="2.84166666666667" calcext:value-type="float">
            <text:p>2.84166666666667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float" office:value="2.94166666666667" calcext:value-type="float">
            <text:p>2.94166666666667</text:p>
          </table:table-cell>
          <table:table-cell office:value-type="float" office:value="66.6475" calcext:value-type="float">
            <text:p>66.6475</text:p>
          </table:table-cell>
        </table:table-row>
        <table:table-row table:style-name="ro1">
          <table:table-cell office:value-type="float" office:value="3.04166666666667" calcext:value-type="float">
            <text:p>3.04166666666667</text:p>
          </table:table-cell>
          <table:table-cell office:value-type="float" office:value="67.9683333333333" calcext:value-type="float">
            <text:p>67.9683333333333</text:p>
          </table:table-cell>
        </table:table-row>
        <table:table-row table:style-name="ro1">
          <table:table-cell office:value-type="float" office:value="3.14166666666667" calcext:value-type="float">
            <text:p>3.14166666666667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office:value-type="float" office:value="3.24166666666667" calcext:value-type="float">
            <text:p>3.24166666666667</text:p>
          </table:table-cell>
          <table:table-cell office:value-type="float" office:value="70.065" calcext:value-type="float">
            <text:p>70.065</text:p>
          </table:table-cell>
        </table:table-row>
        <table:table-row table:style-name="ro1">
          <table:table-cell office:value-type="float" office:value="3.34166666666667" calcext:value-type="float">
            <text:p>3.34166666666667</text:p>
          </table:table-cell>
          <table:table-cell office:value-type="float" office:value="70.9258333333333" calcext:value-type="float">
            <text:p>70.9258333333333</text:p>
          </table:table-cell>
        </table:table-row>
        <table:table-row table:style-name="ro1">
          <table:table-cell office:value-type="float" office:value="3.44166666666667" calcext:value-type="float">
            <text:p>3.44166666666667</text:p>
          </table:table-cell>
          <table:table-cell office:value-type="float" office:value="71.7625" calcext:value-type="float">
            <text:p>71.7625</text:p>
          </table:table-cell>
        </table:table-row>
        <table:table-row table:style-name="ro1">
          <table:table-cell office:value-type="float" office:value="3.54166666666667" calcext:value-type="float">
            <text:p>3.54166666666667</text:p>
          </table:table-cell>
          <table:table-cell office:value-type="float" office:value="72.5525" calcext:value-type="float">
            <text:p>72.5525</text:p>
          </table:table-cell>
        </table:table-row>
        <table:table-row table:style-name="ro1">
          <table:table-cell office:value-type="float" office:value="3.64166666666667" calcext:value-type="float">
            <text:p>3.64166666666667</text:p>
          </table:table-cell>
          <table:table-cell office:value-type="float" office:value="73.2908333333333" calcext:value-type="float">
            <text:p>73.2908333333333</text:p>
          </table:table-cell>
        </table:table-row>
        <table:table-row table:style-name="ro1">
          <table:table-cell office:value-type="float" office:value="3.74166666666667" calcext:value-type="float">
            <text:p>3.74166666666667</text:p>
          </table:table-cell>
          <table:table-cell office:value-type="float" office:value="74.0166666666667" calcext:value-type="float">
            <text:p>74.0166666666667</text:p>
          </table:table-cell>
        </table:table-row>
        <table:table-row table:style-name="ro1">
          <table:table-cell office:value-type="float" office:value="3.84166666666667" calcext:value-type="float">
            <text:p>3.84166666666667</text:p>
          </table:table-cell>
          <table:table-cell office:value-type="float" office:value="74.7816666666667" calcext:value-type="float">
            <text:p>74.7816666666667</text:p>
          </table:table-cell>
        </table:table-row>
        <table:table-row table:style-name="ro1">
          <table:table-cell office:value-type="float" office:value="3.94166666666667" calcext:value-type="float">
            <text:p>3.94166666666667</text:p>
          </table:table-cell>
          <table:table-cell office:value-type="float" office:value="75.5383333333333" calcext:value-type="float">
            <text:p>75.5383333333333</text:p>
          </table:table-cell>
        </table:table-row>
        <table:table-row table:style-name="ro1">
          <table:table-cell office:value-type="float" office:value="4.04166666666667" calcext:value-type="float">
            <text:p>4.04166666666667</text:p>
          </table:table-cell>
          <table:table-cell office:value-type="float" office:value="76.2633333333333" calcext:value-type="float">
            <text:p>76.2633333333333</text:p>
          </table:table-cell>
        </table:table-row>
        <table:table-row table:style-name="ro1">
          <table:table-cell office:value-type="float" office:value="4.14166666666667" calcext:value-type="float">
            <text:p>4.14166666666667</text:p>
          </table:table-cell>
          <table:table-cell office:value-type="float" office:value="77.0033333333333" calcext:value-type="float">
            <text:p>77.0033333333333</text:p>
          </table:table-cell>
        </table:table-row>
        <table:table-row table:style-name="ro1">
          <table:table-cell office:value-type="float" office:value="4.24166666666667" calcext:value-type="float">
            <text:p>4.24166666666667</text:p>
          </table:table-cell>
          <table:table-cell office:value-type="float" office:value="77.73" calcext:value-type="float">
            <text:p>77.73</text:p>
          </table:table-cell>
        </table:table-row>
        <table:table-row table:style-name="ro1">
          <table:table-cell office:value-type="float" office:value="4.34166666666667" calcext:value-type="float">
            <text:p>4.34166666666667</text:p>
          </table:table-cell>
          <table:table-cell office:value-type="float" office:value="78.4733333333333" calcext:value-type="float">
            <text:p>78.4733333333333</text:p>
          </table:table-cell>
        </table:table-row>
        <table:table-row table:style-name="ro1">
          <table:table-cell office:value-type="float" office:value="4.44166666666667" calcext:value-type="float">
            <text:p>4.44166666666667</text:p>
          </table:table-cell>
          <table:table-cell office:value-type="float" office:value="79.2358333333333" calcext:value-type="float">
            <text:p>79.2358333333333</text:p>
          </table:table-cell>
        </table:table-row>
        <table:table-row table:style-name="ro1">
          <table:table-cell office:value-type="float" office:value="4.54166666666667" calcext:value-type="float">
            <text:p>4.54166666666667</text:p>
          </table:table-cell>
          <table:table-cell office:value-type="float" office:value="79.9575" calcext:value-type="float">
            <text:p>79.9575</text:p>
          </table:table-cell>
        </table:table-row>
        <table:table-row table:style-name="ro1">
          <table:table-cell office:value-type="float" office:value="4.64166666666667" calcext:value-type="float">
            <text:p>4.64166666666667</text:p>
          </table:table-cell>
          <table:table-cell office:value-type="float" office:value="80.6758333333333" calcext:value-type="float">
            <text:p>80.6758333333333</text:p>
          </table:table-cell>
        </table:table-row>
        <table:table-row table:style-name="ro1">
          <table:table-cell office:value-type="float" office:value="4.74166666666667" calcext:value-type="float">
            <text:p>4.74166666666667</text:p>
          </table:table-cell>
          <table:table-cell office:value-type="float" office:value="81.3575" calcext:value-type="float">
            <text:p>81.3575</text:p>
          </table:table-cell>
        </table:table-row>
        <table:table-row table:style-name="ro1">
          <table:table-cell office:value-type="float" office:value="4.84166666666667" calcext:value-type="float">
            <text:p>4.84166666666667</text:p>
          </table:table-cell>
          <table:table-cell office:value-type="float" office:value="82.0575" calcext:value-type="float">
            <text:p>82.0575</text:p>
          </table:table-cell>
        </table:table-row>
        <table:table-row table:style-name="ro1">
          <table:table-cell office:value-type="float" office:value="4.94166666666667" calcext:value-type="float">
            <text:p>4.94166666666667</text:p>
          </table:table-cell>
          <table:table-cell office:value-type="float" office:value="82.7558333333333" calcext:value-type="float">
            <text:p>82.7558333333333</text:p>
          </table:table-cell>
        </table:table-row>
        <table:table-row table:style-name="ro1">
          <table:table-cell office:value-type="float" office:value="5.04166666666667" calcext:value-type="float">
            <text:p>5.04166666666667</text:p>
          </table:table-cell>
          <table:table-cell office:value-type="float" office:value="83.3883333333334" calcext:value-type="float">
            <text:p>83.3883333333334</text:p>
          </table:table-cell>
        </table:table-row>
        <table:table-row table:style-name="ro1">
          <table:table-cell office:value-type="float" office:value="5.14166666666667" calcext:value-type="float">
            <text:p>5.14166666666667</text:p>
          </table:table-cell>
          <table:table-cell office:value-type="float" office:value="84.02" calcext:value-type="float">
            <text:p>84.02</text:p>
          </table:table-cell>
        </table:table-row>
        <table:table-row table:style-name="ro1">
          <table:table-cell office:value-type="float" office:value="5.24166666666667" calcext:value-type="float">
            <text:p>5.24166666666667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5.34166666666667" calcext:value-type="float">
            <text:p>5.34166666666667</text:p>
          </table:table-cell>
          <table:table-cell office:value-type="float" office:value="85.2041666666667" calcext:value-type="float">
            <text:p>85.2041666666667</text:p>
          </table:table-cell>
        </table:table-row>
        <table:table-row table:style-name="ro1">
          <table:table-cell office:value-type="float" office:value="5.44166666666667" calcext:value-type="float">
            <text:p>5.44166666666667</text:p>
          </table:table-cell>
          <table:table-cell office:value-type="float" office:value="85.7891666666667" calcext:value-type="float">
            <text:p>85.7891666666667</text:p>
          </table:table-cell>
        </table:table-row>
        <table:table-row table:style-name="ro1">
          <table:table-cell office:value-type="float" office:value="5.54166666666667" calcext:value-type="float">
            <text:p>5.54166666666667</text:p>
          </table:table-cell>
          <table:table-cell office:value-type="float" office:value="86.365" calcext:value-type="float">
            <text:p>86.365</text:p>
          </table:table-cell>
        </table:table-row>
        <table:table-row table:style-name="ro1">
          <table:table-cell office:value-type="float" office:value="5.64166666666667" calcext:value-type="float">
            <text:p>5.64166666666667</text:p>
          </table:table-cell>
          <table:table-cell office:value-type="float" office:value="86.8841666666667" calcext:value-type="float">
            <text:p>86.8841666666667</text:p>
          </table:table-cell>
        </table:table-row>
        <table:table-row table:style-name="ro1">
          <table:table-cell office:value-type="float" office:value="5.74166666666667" calcext:value-type="float">
            <text:p>5.74166666666667</text:p>
          </table:table-cell>
          <table:table-cell office:value-type="float" office:value="87.39" calcext:value-type="float">
            <text:p>87.39</text:p>
          </table:table-cell>
        </table:table-row>
        <table:table-row table:style-name="ro1">
          <table:table-cell office:value-type="float" office:value="5.84166666666667" calcext:value-type="float">
            <text:p>5.84166666666667</text:p>
          </table:table-cell>
          <table:table-cell office:value-type="float" office:value="87.8841666666667" calcext:value-type="float">
            <text:p>87.8841666666667</text:p>
          </table:table-cell>
        </table:table-row>
        <table:table-row table:style-name="ro1">
          <table:table-cell office:value-type="float" office:value="5.94166666666667" calcext:value-type="float">
            <text:p>5.94166666666667</text:p>
          </table:table-cell>
          <table:table-cell office:value-type="float" office:value="88.3891666666667" calcext:value-type="float">
            <text:p>88.3891666666667</text:p>
          </table:table-cell>
        </table:table-row>
        <table:table-row table:style-name="ro1">
          <table:table-cell office:value-type="float" office:value="6.04166666666667" calcext:value-type="float">
            <text:p>6.04166666666667</text:p>
          </table:table-cell>
          <table:table-cell office:value-type="float" office:value="88.8933333333334" calcext:value-type="float">
            <text:p>88.8933333333334</text:p>
          </table:table-cell>
        </table:table-row>
        <table:table-row table:style-name="ro1">
          <table:table-cell office:value-type="float" office:value="6.14166666666667" calcext:value-type="float">
            <text:p>6.14166666666667</text:p>
          </table:table-cell>
          <table:table-cell office:value-type="float" office:value="89.3675" calcext:value-type="float">
            <text:p>89.3675</text:p>
          </table:table-cell>
        </table:table-row>
        <table:table-row table:style-name="ro1">
          <table:table-cell office:value-type="float" office:value="6.24166666666667" calcext:value-type="float">
            <text:p>6.24166666666667</text:p>
          </table:table-cell>
          <table:table-cell office:value-type="float" office:value="89.8491666666667" calcext:value-type="float">
            <text:p>89.8491666666667</text:p>
          </table:table-cell>
        </table:table-row>
        <table:table-row table:style-name="ro1">
          <table:table-cell office:value-type="float" office:value="6.34166666666667" calcext:value-type="float">
            <text:p>6.34166666666667</text:p>
          </table:table-cell>
          <table:table-cell office:value-type="float" office:value="90.2816666666667" calcext:value-type="float">
            <text:p>90.2816666666667</text:p>
          </table:table-cell>
        </table:table-row>
        <table:table-row table:style-name="ro1">
          <table:table-cell office:value-type="float" office:value="6.44166666666667" calcext:value-type="float">
            <text:p>6.44166666666667</text:p>
          </table:table-cell>
          <table:table-cell office:value-type="float" office:value="90.7483333333333" calcext:value-type="float">
            <text:p>90.7483333333333</text:p>
          </table:table-cell>
        </table:table-row>
        <table:table-row table:style-name="ro1">
          <table:table-cell office:value-type="float" office:value="6.54166666666667" calcext:value-type="float">
            <text:p>6.54166666666667</text:p>
          </table:table-cell>
          <table:table-cell office:value-type="float" office:value="91.1883333333333" calcext:value-type="float">
            <text:p>91.1883333333333</text:p>
          </table:table-cell>
        </table:table-row>
        <table:table-row table:style-name="ro1">
          <table:table-cell office:value-type="float" office:value="6.64166666666667" calcext:value-type="float">
            <text:p>6.64166666666667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6.74166666666667" calcext:value-type="float">
            <text:p>6.74166666666667</text:p>
          </table:table-cell>
          <table:table-cell office:value-type="float" office:value="92.0591666666667" calcext:value-type="float">
            <text:p>92.0591666666667</text:p>
          </table:table-cell>
        </table:table-row>
        <table:table-row table:style-name="ro1">
          <table:table-cell office:value-type="float" office:value="6.84166666666667" calcext:value-type="float">
            <text:p>6.84166666666667</text:p>
          </table:table-cell>
          <table:table-cell office:value-type="float" office:value="92.4608333333334" calcext:value-type="float">
            <text:p>92.4608333333334</text:p>
          </table:table-cell>
        </table:table-row>
        <table:table-row table:style-name="ro1">
          <table:table-cell office:value-type="float" office:value="6.94166666666667" calcext:value-type="float">
            <text:p>6.94166666666667</text:p>
          </table:table-cell>
          <table:table-cell office:value-type="float" office:value="92.8591666666667" calcext:value-type="float">
            <text:p>92.8591666666667</text:p>
          </table:table-cell>
        </table:table-row>
        <table:table-row table:style-name="ro1">
          <table:table-cell office:value-type="float" office:value="7.04166666666667" calcext:value-type="float">
            <text:p>7.04166666666667</text:p>
          </table:table-cell>
          <table:table-cell office:value-type="float" office:value="93.2566666666667" calcext:value-type="float">
            <text:p>93.2566666666667</text:p>
          </table:table-cell>
        </table:table-row>
        <table:table-row table:style-name="ro1">
          <table:table-cell office:value-type="float" office:value="7.14166666666667" calcext:value-type="float">
            <text:p>7.14166666666667</text:p>
          </table:table-cell>
          <table:table-cell office:value-type="float" office:value="93.6191666666667" calcext:value-type="float">
            <text:p>93.6191666666667</text:p>
          </table:table-cell>
        </table:table-row>
        <table:table-row table:style-name="ro1">
          <table:table-cell office:value-type="float" office:value="7.24166666666667" calcext:value-type="float">
            <text:p>7.24166666666667</text:p>
          </table:table-cell>
          <table:table-cell office:value-type="float" office:value="94.0016666666667" calcext:value-type="float">
            <text:p>94.0016666666667</text:p>
          </table:table-cell>
        </table:table-row>
        <table:table-row table:style-name="ro1">
          <table:table-cell office:value-type="float" office:value="7.34166666666667" calcext:value-type="float">
            <text:p>7.34166666666667</text:p>
          </table:table-cell>
          <table:table-cell office:value-type="float" office:value="94.325" calcext:value-type="float">
            <text:p>94.325</text:p>
          </table:table-cell>
        </table:table-row>
        <table:table-row table:style-name="ro1">
          <table:table-cell office:value-type="float" office:value="7.44166666666667" calcext:value-type="float">
            <text:p>7.44166666666667</text:p>
          </table:table-cell>
          <table:table-cell office:value-type="float" office:value="94.6683333333334" calcext:value-type="float">
            <text:p>94.6683333333334</text:p>
          </table:table-cell>
        </table:table-row>
        <table:table-row table:style-name="ro1">
          <table:table-cell office:value-type="float" office:value="7.54166666666667" calcext:value-type="float">
            <text:p>7.54166666666667</text:p>
          </table:table-cell>
          <table:table-cell office:value-type="float" office:value="94.9916666666667" calcext:value-type="float">
            <text:p>94.9916666666667</text:p>
          </table:table-cell>
        </table:table-row>
        <table:table-row table:style-name="ro1">
          <table:table-cell office:value-type="float" office:value="7.64166666666667" calcext:value-type="float">
            <text:p>7.64166666666667</text:p>
          </table:table-cell>
          <table:table-cell office:value-type="float" office:value="95.3083333333333" calcext:value-type="float">
            <text:p>95.3083333333333</text:p>
          </table:table-cell>
        </table:table-row>
        <table:table-row table:style-name="ro1">
          <table:table-cell office:value-type="float" office:value="7.74166666666667" calcext:value-type="float">
            <text:p>7.74166666666667</text:p>
          </table:table-cell>
          <table:table-cell office:value-type="float" office:value="95.5658333333333" calcext:value-type="float">
            <text:p>95.5658333333333</text:p>
          </table:table-cell>
        </table:table-row>
        <table:table-row table:style-name="ro1">
          <table:table-cell office:value-type="float" office:value="7.84166666666667" calcext:value-type="float">
            <text:p>7.84166666666667</text:p>
          </table:table-cell>
          <table:table-cell office:value-type="float" office:value="95.8358333333333" calcext:value-type="float">
            <text:p>95.8358333333333</text:p>
          </table:table-cell>
        </table:table-row>
        <table:table-row table:style-name="ro1">
          <table:table-cell office:value-type="float" office:value="7.94166666666667" calcext:value-type="float">
            <text:p>7.94166666666667</text:p>
          </table:table-cell>
          <table:table-cell office:value-type="float" office:value="96.0691666666667" calcext:value-type="float">
            <text:p>96.0691666666667</text:p>
          </table:table-cell>
        </table:table-row>
        <table:table-row table:style-name="ro1">
          <table:table-cell office:value-type="float" office:value="8.04166666666667" calcext:value-type="float">
            <text:p>8.04166666666667</text:p>
          </table:table-cell>
          <table:table-cell office:value-type="float" office:value="96.2975" calcext:value-type="float">
            <text:p>96.2975</text:p>
          </table:table-cell>
        </table:table-row>
        <table:table-row table:style-name="ro1">
          <table:table-cell office:value-type="float" office:value="8.14166666666667" calcext:value-type="float">
            <text:p>8.14166666666667</text:p>
          </table:table-cell>
          <table:table-cell office:value-type="float" office:value="96.5133333333334" calcext:value-type="float">
            <text:p>96.5133333333334</text:p>
          </table:table-cell>
        </table:table-row>
        <table:table-row table:style-name="ro1">
          <table:table-cell office:value-type="float" office:value="8.24166666666667" calcext:value-type="float">
            <text:p>8.24166666666667</text:p>
          </table:table-cell>
          <table:table-cell office:value-type="float" office:value="96.7033333333333" calcext:value-type="float">
            <text:p>96.7033333333333</text:p>
          </table:table-cell>
        </table:table-row>
        <table:table-row table:style-name="ro1">
          <table:table-cell office:value-type="float" office:value="8.34166666666667" calcext:value-type="float">
            <text:p>8.34166666666667</text:p>
          </table:table-cell>
          <table:table-cell office:value-type="float" office:value="96.8966666666667" calcext:value-type="float">
            <text:p>96.8966666666667</text:p>
          </table:table-cell>
        </table:table-row>
        <table:table-row table:style-name="ro1">
          <table:table-cell office:value-type="float" office:value="8.44166666666667" calcext:value-type="float">
            <text:p>8.44166666666667</text:p>
          </table:table-cell>
          <table:table-cell office:value-type="float" office:value="97.0691666666667" calcext:value-type="float">
            <text:p>97.0691666666667</text:p>
          </table:table-cell>
        </table:table-row>
        <table:table-row table:style-name="ro1">
          <table:table-cell office:value-type="float" office:value="8.54166666666667" calcext:value-type="float">
            <text:p>8.54166666666667</text:p>
          </table:table-cell>
          <table:table-cell office:value-type="float" office:value="97.2441666666667" calcext:value-type="float">
            <text:p>97.2441666666667</text:p>
          </table:table-cell>
        </table:table-row>
        <table:table-row table:style-name="ro1">
          <table:table-cell office:value-type="float" office:value="8.64166666666667" calcext:value-type="float">
            <text:p>8.64166666666667</text:p>
          </table:table-cell>
          <table:table-cell office:value-type="float" office:value="97.4041666666667" calcext:value-type="float">
            <text:p>97.4041666666667</text:p>
          </table:table-cell>
        </table:table-row>
        <table:table-row table:style-name="ro1">
          <table:table-cell office:value-type="float" office:value="8.74166666666667" calcext:value-type="float">
            <text:p>8.74166666666667</text:p>
          </table:table-cell>
          <table:table-cell office:value-type="float" office:value="97.5241666666667" calcext:value-type="float">
            <text:p>97.5241666666667</text:p>
          </table:table-cell>
        </table:table-row>
        <table:table-row table:style-name="ro1">
          <table:table-cell office:value-type="float" office:value="8.84166666666667" calcext:value-type="float">
            <text:p>8.84166666666667</text:p>
          </table:table-cell>
          <table:table-cell office:value-type="float" office:value="97.6708333333333" calcext:value-type="float">
            <text:p>97.6708333333333</text:p>
          </table:table-cell>
        </table:table-row>
        <table:table-row table:style-name="ro1">
          <table:table-cell office:value-type="float" office:value="8.94166666666667" calcext:value-type="float">
            <text:p>8.94166666666667</text:p>
          </table:table-cell>
          <table:table-cell office:value-type="float" office:value="97.7933333333334" calcext:value-type="float">
            <text:p>97.7933333333334</text:p>
          </table:table-cell>
        </table:table-row>
        <table:table-row table:style-name="ro1">
          <table:table-cell office:value-type="float" office:value="9.04166666666667" calcext:value-type="float">
            <text:p>9.04166666666667</text:p>
          </table:table-cell>
          <table:table-cell office:value-type="float" office:value="97.9058333333333" calcext:value-type="float">
            <text:p>97.9058333333333</text:p>
          </table:table-cell>
        </table:table-row>
        <table:table-row table:style-name="ro1">
          <table:table-cell office:value-type="float" office:value="9.14166666666667" calcext:value-type="float">
            <text:p>9.14166666666667</text:p>
          </table:table-cell>
          <table:table-cell office:value-type="float" office:value="98.0066666666667" calcext:value-type="float">
            <text:p>98.0066666666667</text:p>
          </table:table-cell>
        </table:table-row>
        <table:table-row table:style-name="ro1">
          <table:table-cell office:value-type="float" office:value="9.24166666666667" calcext:value-type="float">
            <text:p>9.24166666666667</text:p>
          </table:table-cell>
          <table:table-cell office:value-type="float" office:value="98.1133333333333" calcext:value-type="float">
            <text:p>98.1133333333333</text:p>
          </table:table-cell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98.2675" calcext:value-type="float">
            <text:p>98.2675</text:p>
          </table:table-cell>
        </table:table-row>
        <table:table-row table:style-name="ro1">
          <table:table-cell office:value-type="float" office:value="9.96666666666667" calcext:value-type="float">
            <text:p>9.96666666666667</text:p>
          </table:table-cell>
          <table:table-cell office:value-type="float" office:value="98.4266666666667" calcext:value-type="float">
            <text:p>98.4266666666667</text:p>
          </table:table-cell>
        </table:table-row>
        <table:table-row table:style-name="ro1">
          <table:table-cell office:value-type="float" office:value="10.5166666666667" calcext:value-type="float">
            <text:p>10.5166666666667</text:p>
          </table:table-cell>
          <table:table-cell office:value-type="float" office:value="98.5383333333333" calcext:value-type="float">
            <text:p>98.5383333333333</text:p>
          </table:table-cell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98.6425" calcext:value-type="float">
            <text:p>98.6425</text:p>
          </table:table-cell>
        </table:table-row>
        <table:table-row table:style-name="ro1">
          <table:table-cell office:value-type="float" office:value="11.6166666666667" calcext:value-type="float">
            <text:p>11.6166666666667</text:p>
          </table:table-cell>
          <table:table-cell office:value-type="float" office:value="98.7341666666667" calcext:value-type="float">
            <text:p>98.7341666666667</text:p>
          </table:table-cell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98.7983333333333" calcext:value-type="float">
            <text:p>98.798333333333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98.8675" calcext:value-type="float">
            <text:p>98.8675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98.9233333333333" calcext:value-type="float">
            <text:p>98.9233333333333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98.9725" calcext:value-type="float">
            <text:p>98.9725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99.0158333333333" calcext:value-type="float">
            <text:p>99.0158333333333</text:p>
          </table:table-cell>
        </table:table-row>
        <table:table-row table:style-name="ro1">
          <table:table-cell office:value-type="float" office:value="15.1666666666667" calcext:value-type="float">
            <text:p>15.1666666666667</text:p>
          </table:table-cell>
          <table:table-cell office:value-type="float" office:value="99.0591666666667" calcext:value-type="float">
            <text:p>99.0591666666667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99.0958333333333" calcext:value-type="float">
            <text:p>99.0958333333333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99.1416666666667" calcext:value-type="float">
            <text:p>99.1416666666667</text:p>
          </table:table-cell>
        </table:table-row>
        <table:table-row table:style-name="ro1">
          <table:table-cell office:value-type="float" office:value="17.725" calcext:value-type="float">
            <text:p>17.725</text:p>
          </table:table-cell>
          <table:table-cell office:value-type="float" office:value="99.2391666666667" calcext:value-type="float">
            <text:p>99.2391666666667</text:p>
          </table:table-cell>
        </table:table-row>
        <table:table-row table:style-name="ro1">
          <table:table-cell office:value-type="float" office:value="19.325" calcext:value-type="float">
            <text:p>19.325</text:p>
          </table:table-cell>
          <table:table-cell office:value-type="float" office:value="99.34" calcext:value-type="float">
            <text:p>99.3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99.4408333333333" calcext:value-type="float">
            <text:p>99.4408333333333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99.5241666666667" calcext:value-type="float">
            <text:p>99.5241666666667</text:p>
          </table:table-cell>
        </table:table-row>
        <table:table-row table:style-name="ro1">
          <table:table-cell office:value-type="float" office:value="35.8333333333333" calcext:value-type="float">
            <text:p>35.8333333333333</text:p>
          </table:table-cell>
          <table:table-cell office:value-type="float" office:value="99.5708333333334" calcext:value-type="float">
            <text:p>99.5708333333334</text:p>
          </table:table-cell>
        </table:table-row>
        <table:table-row table:style-name="ro1">
          <table:table-cell office:value-type="float" office:value="48.5833333333333" calcext:value-type="float">
            <text:p>48.5833333333333</text:p>
          </table:table-cell>
          <table:table-cell office:value-type="float" office:value="99.6091666666667" calcext:value-type="float">
            <text:p>99.6091666666667</text:p>
          </table:table-cell>
        </table:table-row>
        <table:table-row table:style-name="ro1">
          <table:table-cell office:value-type="float" office:value="50.3333333333333" calcext:value-type="float">
            <text:p>50.3333333333333</text:p>
          </table:table-cell>
          <table:table-cell office:value-type="float" office:value="99.6475" calcext:value-type="float">
            <text:p>99.6475</text:p>
          </table:table-cell>
        </table:table-row>
        <table:table-row table:style-name="ro1">
          <table:table-cell office:value-type="float" office:value="52.6666666666667" calcext:value-type="float">
            <text:p>52.6666666666667</text:p>
          </table:table-cell>
          <table:table-cell office:value-type="float" office:value="99.6733333333333" calcext:value-type="float">
            <text:p>99.6733333333333</text:p>
          </table:table-cell>
        </table:table-row>
        <table:table-row table:style-name="ro1">
          <table:table-cell office:value-type="float" office:value="57.3333333333333" calcext:value-type="float">
            <text:p>57.3333333333333</text:p>
          </table:table-cell>
          <table:table-cell office:value-type="float" office:value="99.6908333333333" calcext:value-type="float">
            <text:p>99.6908333333333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99.7033333333333" calcext:value-type="float">
            <text:p>99.7033333333333</text:p>
          </table:table-cell>
        </table:table-row>
        <table:table-row table:style-name="ro1">
          <table:table-cell office:value-type="float" office:value="59.3333333333333" calcext:value-type="float">
            <text:p>59.3333333333333</text:p>
          </table:table-cell>
          <table:table-cell office:value-type="float" office:value="99.7208333333333" calcext:value-type="float">
            <text:p>99.7208333333333</text:p>
          </table:table-cell>
        </table:table-row>
        <table:table-row table:style-name="ro1">
          <table:table-cell office:value-type="float" office:value="59.9166666666667" calcext:value-type="float">
            <text:p>59.9166666666667</text:p>
          </table:table-cell>
          <table:table-cell office:value-type="float" office:value="99.7358333333333" calcext:value-type="float">
            <text:p>99.7358333333333</text:p>
          </table:table-cell>
        </table:table-row>
        <table:table-row table:style-name="ro1">
          <table:table-cell office:value-type="float" office:value="60.5833333333333" calcext:value-type="float">
            <text:p>60.5833333333333</text:p>
          </table:table-cell>
          <table:table-cell office:value-type="float" office:value="99.7475" calcext:value-type="float">
            <text:p>99.747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99.7608333333333" calcext:value-type="float">
            <text:p>99.7608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7783333333333" calcext:value-type="float">
            <text:p>99.7783333333333</text:p>
          </table:table-cell>
        </table:table-row>
        <table:table-row table:style-name="ro1">
          <table:table-cell office:value-type="float" office:value="66.5833333333333" calcext:value-type="float">
            <text:p>66.5833333333333</text:p>
          </table:table-cell>
          <table:table-cell office:value-type="float" office:value="99.7908333333333" calcext:value-type="float">
            <text:p>99.7908333333333</text:p>
          </table:table-cell>
        </table:table-row>
        <table:table-row table:style-name="ro1">
          <table:table-cell office:value-type="float" office:value="67.4166666666667" calcext:value-type="float">
            <text:p>67.4166666666667</text:p>
          </table:table-cell>
          <table:table-cell office:value-type="float" office:value="99.8025" calcext:value-type="float">
            <text:p>99.8025</text:p>
          </table:table-cell>
        </table:table-row>
        <table:table-row table:style-name="ro1">
          <table:table-cell office:value-type="float" office:value="67.9166666666667" calcext:value-type="float">
            <text:p>67.9166666666667</text:p>
          </table:table-cell>
          <table:table-cell office:value-type="float" office:value="99.8091666666667" calcext:value-type="float">
            <text:p>99.809166666666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99.8183333333333" calcext:value-type="float">
            <text:p>99.8183333333333</text:p>
          </table:table-cell>
        </table:table-row>
        <table:table-row table:style-name="ro1">
          <table:table-cell office:value-type="float" office:value="69.1666666666667" calcext:value-type="float">
            <text:p>69.1666666666667</text:p>
          </table:table-cell>
          <table:table-cell office:value-type="float" office:value="99.825" calcext:value-type="float">
            <text:p>99.825</text:p>
          </table:table-cell>
        </table:table-row>
        <table:table-row table:style-name="ro1">
          <table:table-cell office:value-type="float" office:value="69.8333333333333" calcext:value-type="float">
            <text:p>69.8333333333333</text:p>
          </table:table-cell>
          <table:table-cell office:value-type="float" office:value="99.8316666666667" calcext:value-type="float">
            <text:p>99.8316666666667</text:p>
          </table:table-cell>
        </table:table-row>
        <table:table-row table:style-name="ro1">
          <table:table-cell office:value-type="float" office:value="70.4166666666667" calcext:value-type="float">
            <text:p>70.4166666666667</text:p>
          </table:table-cell>
          <table:table-cell office:value-type="float" office:value="99.8383333333333" calcext:value-type="float">
            <text:p>99.8383333333333</text:p>
          </table:table-cell>
        </table:table-row>
        <table:table-row table:style-name="ro1">
          <table:table-cell office:value-type="float" office:value="71.3333333333333" calcext:value-type="float">
            <text:p>71.3333333333333</text:p>
          </table:table-cell>
          <table:table-cell office:value-type="float" office:value="99.8441666666667" calcext:value-type="float">
            <text:p>99.8441666666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.85" calcext:value-type="float">
            <text:p>99.85</text:p>
          </table:table-cell>
        </table:table-row>
        <table:table-row table:style-name="ro1">
          <table:table-cell office:value-type="float" office:value="72.8333333333333" calcext:value-type="float">
            <text:p>72.8333333333333</text:p>
          </table:table-cell>
          <table:table-cell office:value-type="float" office:value="99.8558333333333" calcext:value-type="float">
            <text:p>99.8558333333333</text:p>
          </table:table-cell>
        </table:table-row>
        <table:table-row table:style-name="ro1">
          <table:table-cell office:value-type="float" office:value="73.9166666666667" calcext:value-type="float">
            <text:p>73.9166666666667</text:p>
          </table:table-cell>
          <table:table-cell office:value-type="float" office:value="99.8608333333334" calcext:value-type="float">
            <text:p>99.8608333333334</text:p>
          </table:table-cell>
        </table:table-row>
        <table:table-row table:style-name="ro1">
          <table:table-cell office:value-type="float" office:value="74.8333333333333" calcext:value-type="float">
            <text:p>74.8333333333333</text:p>
          </table:table-cell>
          <table:table-cell office:value-type="float" office:value="99.8666666666667" calcext:value-type="float">
            <text:p>99.8666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.8725" calcext:value-type="float">
            <text:p>99.8725</text:p>
          </table:table-cell>
        </table:table-row>
        <table:table-row table:style-name="ro1">
          <table:table-cell office:value-type="float" office:value="77.6666666666667" calcext:value-type="float">
            <text:p>77.6666666666667</text:p>
          </table:table-cell>
          <table:table-cell office:value-type="float" office:value="99.8775" calcext:value-type="float">
            <text:p>99.8775</text:p>
          </table:table-cell>
        </table:table-row>
        <table:table-row table:style-name="ro1">
          <table:table-cell office:value-type="float" office:value="78.9166666666667" calcext:value-type="float">
            <text:p>78.9166666666667</text:p>
          </table:table-cell>
          <table:table-cell office:value-type="float" office:value="99.8816666666667" calcext:value-type="float">
            <text:p>99.8816666666667</text:p>
          </table:table-cell>
        </table:table-row>
        <table:table-row table:style-name="ro1">
          <table:table-cell office:value-type="float" office:value="79.5833333333333" calcext:value-type="float">
            <text:p>79.5833333333333</text:p>
          </table:table-cell>
          <table:table-cell office:value-type="float" office:value="99.8883333333334" calcext:value-type="float">
            <text:p>99.8883333333334</text:p>
          </table:table-cell>
        </table:table-row>
        <table:table-row table:style-name="ro1">
          <table:table-cell office:value-type="float" office:value="80.75" calcext:value-type="float">
            <text:p>80.75</text:p>
          </table:table-cell>
          <table:table-cell office:value-type="float" office:value="99.8933333333333" calcext:value-type="float">
            <text:p>99.8933333333333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83.6666666666667" calcext:value-type="float">
            <text:p>83.6666666666667</text:p>
          </table:table-cell>
          <table:table-cell office:value-type="float" office:value="99.9058333333333" calcext:value-type="float">
            <text:p>99.9058333333333</text:p>
          </table:table-cell>
        </table:table-row>
        <table:table-row table:style-name="ro1">
          <table:table-cell office:value-type="float" office:value="84.3333333333333" calcext:value-type="float">
            <text:p>84.3333333333333</text:p>
          </table:table-cell>
          <table:table-cell office:value-type="float" office:value="99.9108333333333" calcext:value-type="float">
            <text:p>99.9108333333333</text:p>
          </table:table-cell>
        </table:table-row>
        <table:table-row table:style-name="ro1">
          <table:table-cell office:value-type="float" office:value="85.5833333333333" calcext:value-type="float">
            <text:p>85.5833333333333</text:p>
          </table:table-cell>
          <table:table-cell office:value-type="float" office:value="99.915" calcext:value-type="float">
            <text:p>99.915</text:p>
          </table:table-cell>
        </table:table-row>
        <table:table-row table:style-name="ro1">
          <table:table-cell office:value-type="float" office:value="86.6666666666667" calcext:value-type="float">
            <text:p>86.6666666666667</text:p>
          </table:table-cell>
          <table:table-cell office:value-type="float" office:value="99.9208333333334" calcext:value-type="float">
            <text:p>99.9208333333334</text:p>
          </table:table-cell>
        </table:table-row>
        <table:table-row table:style-name="ro1">
          <table:table-cell office:value-type="float" office:value="87.5833333333333" calcext:value-type="float">
            <text:p>87.5833333333333</text:p>
          </table:table-cell>
          <table:table-cell office:value-type="float" office:value="99.9275" calcext:value-type="float">
            <text:p>99.9275</text:p>
          </table:table-cell>
        </table:table-row>
        <table:table-row table:style-name="ro1">
          <table:table-cell office:value-type="float" office:value="88.9166666666667" calcext:value-type="float">
            <text:p>88.9166666666667</text:p>
          </table:table-cell>
          <table:table-cell office:value-type="float" office:value="99.935" calcext:value-type="float">
            <text:p>99.935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99.9408333333333" calcext:value-type="float">
            <text:p>99.9408333333333</text:p>
          </table:table-cell>
        </table:table-row>
        <table:table-row table:style-name="ro1">
          <table:table-cell office:value-type="float" office:value="95.8333333333333" calcext:value-type="float">
            <text:p>95.8333333333333</text:p>
          </table:table-cell>
          <table:table-cell office:value-type="float" office:value="99.9483333333333" calcext:value-type="float">
            <text:p>99.9483333333333</text:p>
          </table:table-cell>
        </table:table-row>
        <table:table-row table:style-name="ro1">
          <table:table-cell office:value-type="float" office:value="102.25" calcext:value-type="float">
            <text:p>102.25</text:p>
          </table:table-cell>
          <table:table-cell office:value-type="float" office:value="99.9558333333333" calcext:value-type="float">
            <text:p>99.9558333333333</text:p>
          </table:table-cell>
        </table:table-row>
        <table:table-row table:style-name="ro1">
          <table:table-cell office:value-type="float" office:value="112.416666666667" calcext:value-type="float">
            <text:p>112.416666666667</text:p>
          </table:table-cell>
          <table:table-cell office:value-type="float" office:value="99.9616666666667" calcext:value-type="float">
            <text:p>99.9616666666667</text:p>
          </table:table-cell>
        </table:table-row>
        <table:table-row table:style-name="ro1">
          <table:table-cell office:value-type="float" office:value="117.083333333333" calcext:value-type="float">
            <text:p>117.083333333333</text:p>
          </table:table-cell>
          <table:table-cell office:value-type="float" office:value="99.9658333333333" calcext:value-type="float">
            <text:p>99.9658333333333</text:p>
          </table:table-cell>
        </table:table-row>
        <table:table-row table:style-name="ro1">
          <table:table-cell office:value-type="float" office:value="130.833333333333" calcext:value-type="float">
            <text:p>130.833333333333</text:p>
          </table:table-cell>
          <table:table-cell office:value-type="float" office:value="99.9741666666667" calcext:value-type="float">
            <text:p>99.9741666666667</text:p>
          </table:table-cell>
        </table:table-row>
        <table:table-row table:style-name="ro1">
          <table:table-cell office:value-type="float" office:value="142.666666666667" calcext:value-type="float">
            <text:p>142.666666666667</text:p>
          </table:table-cell>
          <table:table-cell office:value-type="float" office:value="99.9808333333333" calcext:value-type="float">
            <text:p>99.9808333333333</text:p>
          </table:table-cell>
        </table:table-row>
        <table:table-row table:style-name="ro1">
          <table:table-cell office:value-type="float" office:value="155.583333333333" calcext:value-type="float">
            <text:p>155.583333333333</text:p>
          </table:table-cell>
          <table:table-cell office:value-type="float" office:value="99.9866666666667" calcext:value-type="float">
            <text:p>99.98666666666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9.9891666666667" calcext:value-type="float">
            <text:p>99.98916666666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.9916666666667" calcext:value-type="float">
            <text:p>99.99166666666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9.9933333333333" calcext:value-type="float">
            <text:p>99.9933333333333</text:p>
          </table:table-cell>
        </table:table-row>
        <table:table-row table:style-name="ro1">
          <table:table-cell office:value-type="float" office:value="187.333333333333" calcext:value-type="float">
            <text:p>187.333333333333</text:p>
          </table:table-cell>
          <table:table-cell office:value-type="float" office:value="99.995" calcext:value-type="float">
            <text:p>99.995</text:p>
          </table:table-cell>
        </table:table-row>
        <table:table-row table:style-name="ro1">
          <table:table-cell office:value-type="float" office:value="204.833333333333" calcext:value-type="float">
            <text:p>204.833333333333</text:p>
          </table:table-cell>
          <table:table-cell office:value-type="float" office:value="99.9975" calcext:value-type="float">
            <text:p>99.9975</text:p>
          </table:table-cell>
        </table:table-row>
        <table:table-row table:style-name="ro1">
          <table:table-cell office:value-type="float" office:value="240.666666666667" calcext:value-type="float">
            <text:p>240.666666666667</text:p>
          </table:table-cell>
          <table:table-cell office:value-type="float" office:value="99.9991666666667" calcext:value-type="float">
            <text:p>99.9991666666667</text:p>
          </table:table-cell>
        </table:table-row>
        <table:table-row table:style-name="ro1">
          <table:table-cell office:value-type="float" office:value="253.166666666667" calcext:value-type="float">
            <text:p>253.166666666667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.00.0000</text:date>, <text:time style:data-style-name="N2" text:time-value="11:27:26.548459812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1-29T11:34:13.512668444</dc:date>
    <meta:editing-duration>PT1H26M11S</meta:editing-duration>
    <meta:editing-cycles>57</meta:editing-cycles>
    <meta:generator>LibreOffice/5.3.1.2$Linux_X86_64 LibreOffice_project/30m0$Build-2</meta:generator>
    <meta:document-statistic meta:table-count="1" meta:cell-count="2622" meta:object-count="0"/>
  </office:meta>
</office:document-meta>
</file>